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98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3807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1.369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emperature[K]</text:p>
          </table:table-cell>
          <table:table-cell office:value-type="string">
            <text:p>Time[s]</text:p>
          </table:table-cell>
          <table:table-cell office:value-type="string">
            <text:p>Desorption_events</text:p>
          </table:table-cell>
          <table:table-cell office:value-type="string">
            <text:p>Site_coverage_filled</text:p>
          </table:table-cell>
          <table:table-cell office:value-type="string">
            <text:p>Site_coverage_empty</text:p>
          </table:table-cell>
          <table:table-cell office:value-type="string">
            <text:p>Desorption_TOF</text:p>
          </table:table-cell>
          <table:table-cell>
            <draw:frame table:end-cell-address="Sheet1.J16" table:end-x="0.5217in" table:end-y="0.1382in" draw:z-index="0" draw:style-name="gr1" svg:width="3.1492in" svg:height="2.7555in" svg:x="0.0398in" svg:y="0.0394in">
              <draw:object draw:notify-on-update-of-ranges="Sheet1.A1:Sheet1.A1 Sheet1.A2:Sheet1.A397 Sheet1.F1:Sheet1.F1 Sheet1.F2:Sheet1.F3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560.95177472">
            <text:p>1560.95177472</text:p>
          </table:table-cell>
          <table:table-cell office:value-type="float" office:value="0.380709886341">
            <text:p>0.380709886341</text:p>
          </table:table-cell>
          <table:table-cell office:value-type="float" office:value="1">
            <text:p>1</text:p>
          </table:table-cell>
          <table:table-cell office:value-type="float" office:value="0.9975">
            <text:p>0.9975</text:p>
          </table:table-cell>
          <table:table-cell office:value-type="float" office:value="0.0025">
            <text:p>0.0025</text:p>
          </table:table-cell>
          <table:table-cell office:value-type="float" office:value="0.000181361249038">
            <text:p>0.000181361249038</text:p>
          </table:table-cell>
          <table:table-cell/>
        </table:table-row>
        <table:table-row table:style-name="ro1">
          <table:table-cell office:value-type="float" office:value="1564.10195222">
            <text:p>1564.10195222</text:p>
          </table:table-cell>
          <table:table-cell office:value-type="float" office:value="1.26007100048">
            <text:p>1.26007100048</text:p>
          </table:table-cell>
          <table:table-cell office:value-type="float" office:value="1">
            <text:p>1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office:value-type="float" office:value="0.000189615409186">
            <text:p>0.000189615409186</text:p>
          </table:table-cell>
          <table:table-cell/>
        </table:table-row>
        <table:table-row table:style-name="ro1">
          <table:table-cell office:value-type="float" office:value="1567.08878722">
            <text:p>1567.08878722</text:p>
          </table:table-cell>
          <table:table-cell office:value-type="float" office:value="1.57544388589">
            <text:p>1.57544388589</text:p>
          </table:table-cell>
          <table:table-cell office:value-type="float" office:value="1">
            <text:p>1</text:p>
          </table:table-cell>
          <table:table-cell office:value-type="float" office:value="0.9925">
            <text:p>0.9925</text:p>
          </table:table-cell>
          <table:table-cell office:value-type="float" office:value="0.0075">
            <text:p>0.0075</text:p>
          </table:table-cell>
          <table:table-cell office:value-type="float" office:value="0.000210709383849">
            <text:p>0.000210709383849</text:p>
          </table:table-cell>
          <table:table-cell/>
        </table:table-row>
        <table:table-row table:style-name="ro1">
          <table:table-cell office:value-type="float" office:value="1569.49758615">
            <text:p>1569.49758615</text:p>
          </table:table-cell>
          <table:table-cell office:value-type="float" office:value="2.22359057339">
            <text:p>2.22359057339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office:value-type="float" office:value="0.000218471474485">
            <text:p>0.000218471474485</text:p>
          </table:table-cell>
          <table:table-cell/>
        </table:table-row>
        <table:table-row table:style-name="ro1">
          <table:table-cell office:value-type="float" office:value="1572.84189732">
            <text:p>1572.84189732</text:p>
          </table:table-cell>
          <table:table-cell office:value-type="float" office:value="2.91316835593">
            <text:p>2.91316835593</text:p>
          </table:table-cell>
          <table:table-cell office:value-type="float" office:value="1">
            <text:p>1</text:p>
          </table:table-cell>
          <table:table-cell office:value-type="float" office:value="0.9875">
            <text:p>0.9875</text:p>
          </table:table-cell>
          <table:table-cell office:value-type="float" office:value="0.0125">
            <text:p>0.0125</text:p>
          </table:table-cell>
          <table:table-cell office:value-type="float" office:value="0.000235826252745">
            <text:p>0.000235826252745</text:p>
          </table:table-cell>
          <table:table-cell/>
        </table:table-row>
        <table:table-row table:style-name="ro1">
          <table:table-cell office:value-type="float" office:value="1575.51262041">
            <text:p>1575.51262041</text:p>
          </table:table-cell>
          <table:table-cell office:value-type="float" office:value="3.2918798085">
            <text:p>3.2918798085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0.015">
            <text:p>0.015</text:p>
          </table:table-cell>
          <table:table-cell office:value-type="float" office:value="0.000255849961467">
            <text:p>0.000255849961467</text:p>
          </table:table-cell>
          <table:table-cell/>
        </table:table-row>
        <table:table-row table:style-name="ro1">
          <table:table-cell office:value-type="float" office:value="1578.11369193">
            <text:p>1578.11369193</text:p>
          </table:table-cell>
          <table:table-cell office:value-type="float" office:value="3.95359696201">
            <text:p>3.95359696201</text:p>
          </table:table-cell>
          <table:table-cell office:value-type="float" office:value="1">
            <text:p>1</text:p>
          </table:table-cell>
          <table:table-cell office:value-type="float" office:value="0.9825">
            <text:p>0.9825</text:p>
          </table:table-cell>
          <table:table-cell office:value-type="float" office:value="0.0175">
            <text:p>0.0175</text:p>
          </table:table-cell>
          <table:table-cell office:value-type="float" office:value="0.00026714294824">
            <text:p>0.00026714294824</text:p>
          </table:table-cell>
          <table:table-cell/>
        </table:table-row>
        <table:table-row table:style-name="ro1">
          <table:table-cell office:value-type="float" office:value="1581.52490239">
            <text:p>1581.52490239</text:p>
          </table:table-cell>
          <table:table-cell office:value-type="float" office:value="4.65636399222">
            <text:p>4.65636399222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0.000288612648139">
            <text:p>0.000288612648139</text:p>
          </table:table-cell>
          <table:table-cell/>
        </table:table-row>
        <table:table-row table:style-name="ro1">
          <table:table-cell office:value-type="float" office:value="1583.43286">
            <text:p>1583.43286</text:p>
          </table:table-cell>
          <table:table-cell office:value-type="float" office:value="4.71678000794">
            <text:p>4.71678000794</text:p>
          </table:table-cell>
          <table:table-cell office:value-type="float" office:value="1">
            <text:p>1</text:p>
          </table:table-cell>
          <table:table-cell office:value-type="float" office:value="0.9775">
            <text:p>0.9775</text:p>
          </table:table-cell>
          <table:table-cell office:value-type="float" office:value="0.0225">
            <text:p>0.0225</text:p>
          </table:table-cell>
          <table:table-cell office:value-type="float" office:value="0.000313176865629">
            <text:p>0.000313176865629</text:p>
          </table:table-cell>
          <table:table-cell/>
        </table:table-row>
        <table:table-row table:style-name="ro1">
          <table:table-cell office:value-type="float" office:value="1584.8443913">
            <text:p>1584.8443913</text:p>
          </table:table-cell>
          <table:table-cell office:value-type="float" office:value="5.22097651174">
            <text:p>5.22097651174</text:p>
          </table:table-cell>
          <table:table-cell office:value-type="float" office:value="1">
            <text:p>1</text:p>
          </table:table-cell>
          <table:table-cell office:value-type="float" office:value="0.975">
            <text:p>0.975</text:p>
          </table:table-cell>
          <table:table-cell office:value-type="float" office:value="0.025">
            <text:p>0.025</text:p>
          </table:table-cell>
          <table:table-cell office:value-type="float" office:value="0.000314741187325">
            <text:p>0.000314741187325</text:p>
          </table:table-cell>
          <table:table-cell/>
        </table:table-row>
        <table:table-row table:style-name="ro1">
          <table:table-cell office:value-type="float" office:value="1587.41049116">
            <text:p>1587.41049116</text:p>
          </table:table-cell>
          <table:table-cell office:value-type="float" office:value="5.7432199513">
            <text:p>5.7432199513</text:p>
          </table:table-cell>
          <table:table-cell office:value-type="float" office:value="1">
            <text:p>1</text:p>
          </table:table-cell>
          <table:table-cell office:value-type="float" office:value="0.9725">
            <text:p>0.9725</text:p>
          </table:table-cell>
          <table:table-cell office:value-type="float" office:value="0.0275">
            <text:p>0.0275</text:p>
          </table:table-cell>
          <table:table-cell office:value-type="float" office:value="0.000333520852445">
            <text:p>0.000333520852445</text:p>
          </table:table-cell>
          <table:table-cell/>
        </table:table-row>
        <table:table-row table:style-name="ro1">
          <table:table-cell office:value-type="float" office:value="1588.86139653">
            <text:p>1588.86139653</text:p>
          </table:table-cell>
          <table:table-cell office:value-type="float" office:value="5.80133866015">
            <text:p>5.80133866015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0.03">
            <text:p>0.03</text:p>
          </table:table-cell>
          <table:table-cell office:value-type="float" office:value="0.000353779680774">
            <text:p>0.000353779680774</text:p>
          </table:table-cell>
          <table:table-cell/>
        </table:table-row>
        <table:table-row table:style-name="ro1">
          <table:table-cell office:value-type="float" office:value="1591.15144626">
            <text:p>1591.15144626</text:p>
          </table:table-cell>
          <table:table-cell office:value-type="float" office:value="6.6592398457">
            <text:p>6.6592398457</text:p>
          </table:table-cell>
          <table:table-cell office:value-type="float" office:value="1">
            <text:p>1</text:p>
          </table:table-cell>
          <table:table-cell office:value-type="float" office:value="0.9675">
            <text:p>0.9675</text:p>
          </table:table-cell>
          <table:table-cell office:value-type="float" office:value="0.0325">
            <text:p>0.0325</text:p>
          </table:table-cell>
          <table:table-cell office:value-type="float" office:value="0.000355590300458">
            <text:p>0.000355590300458</text:p>
          </table:table-cell>
          <table:table-cell/>
        </table:table-row>
        <table:table-row table:style-name="ro1">
          <table:table-cell office:value-type="float" office:value="1594.03710587">
            <text:p>1594.03710587</text:p>
          </table:table-cell>
          <table:table-cell office:value-type="float" office:value="6.95560250322">
            <text:p>6.95560250322</text:p>
          </table:table-cell>
          <table:table-cell office:value-type="float" office:value="1">
            <text:p>1</text:p>
          </table:table-cell>
          <table:table-cell office:value-type="float" office:value="0.965">
            <text:p>0.965</text:p>
          </table:table-cell>
          <table:table-cell office:value-type="float" office:value="0.035">
            <text:p>0.035</text:p>
          </table:table-cell>
          <table:table-cell office:value-type="float" office:value="0.000392716189506">
            <text:p>0.000392716189506</text:p>
          </table:table-cell>
          <table:table-cell/>
        </table:table-row>
        <table:table-row table:style-name="ro1">
          <table:table-cell office:value-type="float" office:value="1595.62953213">
            <text:p>1595.62953213</text:p>
          </table:table-cell>
          <table:table-cell office:value-type="float" office:value="7.29621034891">
            <text:p>7.29621034891</text:p>
          </table:table-cell>
          <table:table-cell office:value-type="float" office:value="1">
            <text:p>1</text:p>
          </table:table-cell>
          <table:table-cell office:value-type="float" office:value="0.9625">
            <text:p>0.9625</text:p>
          </table:table-cell>
          <table:table-cell office:value-type="float" office:value="0.0375">
            <text:p>0.0375</text:p>
          </table:table-cell>
          <table:table-cell office:value-type="float" office:value="0.000405652238227">
            <text:p>0.000405652238227</text:p>
          </table:table-cell>
          <table:table-cell/>
        </table:table-row>
        <table:table-row table:style-name="ro1">
          <table:table-cell office:value-type="float" office:value="1598.51672109">
            <text:p>1598.51672109</text:p>
          </table:table-cell>
          <table:table-cell office:value-type="float" office:value="8.11047808803">
            <text:p>8.11047808803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office:value-type="float" office:value="0.000421165260151">
            <text:p>0.000421165260151</text:p>
          </table:table-cell>
          <table:table-cell/>
        </table:table-row>
        <table:table-row table:style-name="ro1">
          <table:table-cell office:value-type="float" office:value="1602.48435501">
            <text:p>1602.48435501</text:p>
          </table:table-cell>
          <table:table-cell office:value-type="float" office:value="8.88326391456">
            <text:p>8.88326391456</text:p>
          </table:table-cell>
          <table:table-cell office:value-type="float" office:value="1">
            <text:p>1</text:p>
          </table:table-cell>
          <table:table-cell office:value-type="float" office:value="0.9575">
            <text:p>0.9575</text:p>
          </table:table-cell>
          <table:table-cell office:value-type="float" office:value="0.0425">
            <text:p>0.0425</text:p>
          </table:table-cell>
          <table:table-cell office:value-type="float" office:value="0.000462333202333">
            <text:p>0.000462333202333</text:p>
          </table:table-cell>
          <table:table-cell/>
        </table:table-row>
        <table:table-row table:style-name="ro1">
          <table:table-cell office:value-type="float" office:value="1604.52948688">
            <text:p>1604.52948688</text:p>
          </table:table-cell>
          <table:table-cell office:value-type="float" office:value="8.92853083725">
            <text:p>8.92853083725</text:p>
          </table:table-cell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office:value-type="float" office:value="0.000503941692811">
            <text:p>0.000503941692811</text:p>
          </table:table-cell>
          <table:table-cell/>
        </table:table-row>
        <table:table-row table:style-name="ro1">
          <table:table-cell office:value-type="float" office:value="1606.43942564">
            <text:p>1606.43942564</text:p>
          </table:table-cell>
          <table:table-cell office:value-type="float" office:value="9.64723941886">
            <text:p>9.64723941886</text:p>
          </table:table-cell>
          <table:table-cell office:value-type="float" office:value="1">
            <text:p>1</text:p>
          </table:table-cell>
          <table:table-cell office:value-type="float" office:value="0.9525">
            <text:p>0.9525</text:p>
          </table:table-cell>
          <table:table-cell office:value-type="float" office:value="0.0475">
            <text:p>0.0475</text:p>
          </table:table-cell>
          <table:table-cell office:value-type="float" office:value="0.000506143297242">
            <text:p>0.000506143297242</text:p>
          </table:table-cell>
          <table:table-cell/>
        </table:table-row>
        <table:table-row table:style-name="ro1">
          <table:table-cell office:value-type="float" office:value="1608.78211086">
            <text:p>1608.78211086</text:p>
          </table:table-cell>
          <table:table-cell office:value-type="float" office:value="9.86560492484">
            <text:p>9.86560492484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0.05">
            <text:p>0.05</text:p>
          </table:table-cell>
          <table:table-cell office:value-type="float" office:value="0.000548886086872">
            <text:p>0.000548886086872</text:p>
          </table:table-cell>
          <table:table-cell/>
        </table:table-row>
        <table:table-row table:style-name="ro1">
          <table:table-cell office:value-type="float" office:value="1609.34686906">
            <text:p>1609.34686906</text:p>
          </table:table-cell>
          <table:table-cell office:value-type="float" office:value="9.8731427011">
            <text:p>9.8731427011</text:p>
          </table:table-cell>
          <table:table-cell office:value-type="float" office:value="1">
            <text:p>1</text:p>
          </table:table-cell>
          <table:table-cell office:value-type="float" office:value="0.9475">
            <text:p>0.9475</text:p>
          </table:table-cell>
          <table:table-cell office:value-type="float" office:value="0.0525">
            <text:p>0.0525</text:p>
          </table:table-cell>
          <table:table-cell office:value-type="float" office:value="0.000566806547554">
            <text:p>0.000566806547554</text:p>
          </table:table-cell>
          <table:table-cell/>
        </table:table-row>
        <table:table-row table:style-name="ro1">
          <table:table-cell office:value-type="float" office:value="1609.54225781">
            <text:p>1609.54225781</text:p>
          </table:table-cell>
          <table:table-cell office:value-type="float" office:value="9.94376042409">
            <text:p>9.94376042409</text:p>
          </table:table-cell>
          <table:table-cell office:value-type="float" office:value="1">
            <text:p>1</text:p>
          </table:table-cell>
          <table:table-cell office:value-type="float" office:value="0.945">
            <text:p>0.945</text:p>
          </table:table-cell>
          <table:table-cell office:value-type="float" office:value="0.055">
            <text:p>0.055</text:p>
          </table:table-cell>
          <table:table-cell office:value-type="float" office:value="0.00056071699766">
            <text:p>0.00056071699766</text:p>
          </table:table-cell>
          <table:table-cell/>
        </table:table-row>
        <table:table-row table:style-name="ro1">
          <table:table-cell office:value-type="float" office:value="1610.1780808">
            <text:p>1610.1780808</text:p>
          </table:table-cell>
          <table:table-cell office:value-type="float" office:value="10.1274718941">
            <text:p>10.1274718941</text:p>
          </table:table-cell>
          <table:table-cell office:value-type="float" office:value="1">
            <text:p>1</text:p>
          </table:table-cell>
          <table:table-cell office:value-type="float" office:value="0.9425">
            <text:p>0.9425</text:p>
          </table:table-cell>
          <table:table-cell office:value-type="float" office:value="0.0575">
            <text:p>0.0575</text:p>
          </table:table-cell>
          <table:table-cell office:value-type="float" office:value="0.000563551550546">
            <text:p>0.000563551550546</text:p>
          </table:table-cell>
          <table:table-cell/>
        </table:table-row>
        <table:table-row table:style-name="ro1">
          <table:table-cell office:value-type="float" office:value="1611.22193688">
            <text:p>1611.22193688</text:p>
          </table:table-cell>
          <table:table-cell office:value-type="float" office:value="10.3613028585">
            <text:p>10.3613028585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office:value-type="float" office:value="0.06">
            <text:p>0.06</text:p>
          </table:table-cell>
          <table:table-cell office:value-type="float" office:value="0.000574249625695">
            <text:p>0.000574249625695</text:p>
          </table:table-cell>
          <table:table-cell/>
        </table:table-row>
        <table:table-row table:style-name="ro1">
          <table:table-cell office:value-type="float" office:value="1614.02502527">
            <text:p>1614.02502527</text:p>
          </table:table-cell>
          <table:table-cell office:value-type="float" office:value="11.2487072504">
            <text:p>11.2487072504</text:p>
          </table:table-cell>
          <table:table-cell office:value-type="float" office:value="1">
            <text:p>1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000588493882147">
            <text:p>0.000588493882147</text:p>
          </table:table-cell>
          <table:table-cell/>
        </table:table-row>
        <table:table-row table:style-name="ro1">
          <table:table-cell office:value-type="float" office:value="1616.6590244">
            <text:p>1616.6590244</text:p>
          </table:table-cell>
          <table:table-cell office:value-type="float" office:value="11.4149025107">
            <text:p>11.4149025107</text:p>
          </table:table-cell>
          <table:table-cell office:value-type="float" office:value="1">
            <text:p>1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office:value-type="float" office:value="0.000650031934595">
            <text:p>0.000650031934595</text:p>
          </table:table-cell>
          <table:table-cell/>
        </table:table-row>
        <table:table-row table:style-name="ro1">
          <table:table-cell office:value-type="float" office:value="1617.96385969">
            <text:p>1617.96385969</text:p>
          </table:table-cell>
          <table:table-cell office:value-type="float" office:value="11.7706413668">
            <text:p>11.7706413668</text:p>
          </table:table-cell>
          <table:table-cell office:value-type="float" office:value="1">
            <text:p>1</text:p>
          </table:table-cell>
          <table:table-cell office:value-type="float" office:value="0.9325">
            <text:p>0.9325</text:p>
          </table:table-cell>
          <table:table-cell office:value-type="float" office:value="0.0675">
            <text:p>0.0675</text:p>
          </table:table-cell>
          <table:table-cell office:value-type="float" office:value="0.000660984695369">
            <text:p>0.000660984695369</text:p>
          </table:table-cell>
          <table:table-cell/>
        </table:table-row>
        <table:table-row table:style-name="ro1">
          <table:table-cell office:value-type="float" office:value="1618.88278314">
            <text:p>1618.88278314</text:p>
          </table:table-cell>
          <table:table-cell office:value-type="float" office:value="11.7824718886">
            <text:p>11.7824718886</text:p>
          </table:table-cell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00690033145813">
            <text:p>0.000690033145813</text:p>
          </table:table-cell>
          <table:table-cell/>
        </table:table-row>
        <table:table-row table:style-name="ro1">
          <table:table-cell office:value-type="float" office:value="1619.97652988">
            <text:p>1619.97652988</text:p>
          </table:table-cell>
          <table:table-cell office:value-type="float" office:value="12.2081400646">
            <text:p>12.2081400646</text:p>
          </table:table-cell>
          <table:table-cell office:value-type="float" office:value="1">
            <text:p>1</text:p>
          </table:table-cell>
          <table:table-cell office:value-type="float" office:value="0.9275">
            <text:p>0.9275</text:p>
          </table:table-cell>
          <table:table-cell office:value-type="float" office:value="0.0725">
            <text:p>0.0725</text:p>
          </table:table-cell>
          <table:table-cell office:value-type="float" office:value="0.000685746906289">
            <text:p>0.000685746906289</text:p>
          </table:table-cell>
          <table:table-cell/>
        </table:table-row>
        <table:table-row table:style-name="ro1">
          <table:table-cell office:value-type="float" office:value="1622.97034955">
            <text:p>1622.97034955</text:p>
          </table:table-cell>
          <table:table-cell office:value-type="float" office:value="12.9799997548">
            <text:p>12.9799997548</text:p>
          </table:table-cell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office:value-type="float" office:value="0.075">
            <text:p>0.075</text:p>
          </table:table-cell>
          <table:table-cell office:value-type="float" office:value="0.000718202820648">
            <text:p>0.000718202820648</text:p>
          </table:table-cell>
          <table:table-cell/>
        </table:table-row>
        <table:table-row table:style-name="ro1">
          <table:table-cell office:value-type="float" office:value="1626.8778044">
            <text:p>1626.8778044</text:p>
          </table:table-cell>
          <table:table-cell office:value-type="float" office:value="13.7711220036">
            <text:p>13.7711220036</text:p>
          </table:table-cell>
          <table:table-cell office:value-type="float" office:value="1">
            <text:p>1</text:p>
          </table:table-cell>
          <table:table-cell office:value-type="float" office:value="0.9225">
            <text:p>0.9225</text:p>
          </table:table-cell>
          <table:table-cell office:value-type="float" office:value="0.0775">
            <text:p>0.0775</text:p>
          </table:table-cell>
          <table:table-cell office:value-type="float" office:value="0.000782301958142">
            <text:p>0.000782301958142</text:p>
          </table:table-cell>
          <table:table-cell/>
        </table:table-row>
        <table:table-row table:style-name="ro1">
          <table:table-cell office:value-type="float" office:value="1630.2768272">
            <text:p>1630.2768272</text:p>
          </table:table-cell>
          <table:table-cell office:value-type="float" office:value="14.3396088779">
            <text:p>14.3396088779</text:p>
          </table:table-cell>
          <table:table-cell office:value-type="float" office:value="1">
            <text:p>1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000853411433349">
            <text:p>0.000853411433349</text:p>
          </table:table-cell>
          <table:table-cell/>
        </table:table-row>
        <table:table-row table:style-name="ro1">
          <table:table-cell office:value-type="float" office:value="1632.84477432">
            <text:p>1632.84477432</text:p>
          </table:table-cell>
          <table:table-cell office:value-type="float" office:value="14.7983008488">
            <text:p>14.7983008488</text:p>
          </table:table-cell>
          <table:table-cell office:value-type="float" office:value="1">
            <text:p>1</text:p>
          </table:table-cell>
          <table:table-cell office:value-type="float" office:value="0.9175">
            <text:p>0.9175</text:p>
          </table:table-cell>
          <table:table-cell office:value-type="float" office:value="0.0825">
            <text:p>0.0825</text:p>
          </table:table-cell>
          <table:table-cell office:value-type="float" office:value="0.000907825686751">
            <text:p>0.000907825686751</text:p>
          </table:table-cell>
          <table:table-cell/>
        </table:table-row>
        <table:table-row table:style-name="ro1">
          <table:table-cell office:value-type="float" office:value="1635.1250632">
            <text:p>1635.1250632</text:p>
          </table:table-cell>
          <table:table-cell office:value-type="float" office:value="15.2517244295">
            <text:p>15.2517244295</text:p>
          </table:table-cell>
          <table:table-cell office:value-type="float" office:value="1">
            <text:p>1</text:p>
          </table:table-cell>
          <table:table-cell office:value-type="float" office:value="0.915">
            <text:p>0.915</text:p>
          </table:table-cell>
          <table:table-cell office:value-type="float" office:value="0.085">
            <text:p>0.085</text:p>
          </table:table-cell>
          <table:table-cell office:value-type="float" office:value="0.000953204064804">
            <text:p>0.000953204064804</text:p>
          </table:table-cell>
          <table:table-cell/>
        </table:table-row>
        <table:table-row table:style-name="ro1">
          <table:table-cell office:value-type="float" office:value="1638.47783963">
            <text:p>1638.47783963</text:p>
          </table:table-cell>
          <table:table-cell office:value-type="float" office:value="16.139411424">
            <text:p>16.139411424</text:p>
          </table:table-cell>
          <table:table-cell office:value-type="float" office:value="1">
            <text:p>1</text:p>
          </table:table-cell>
          <table:table-cell office:value-type="float" office:value="0.9125">
            <text:p>0.9125</text:p>
          </table:table-cell>
          <table:table-cell office:value-type="float" office:value="0.0875">
            <text:p>0.0875</text:p>
          </table:table-cell>
          <table:table-cell office:value-type="float" office:value="0.00100050786243">
            <text:p>0.00100050786243</text:p>
          </table:table-cell>
          <table:table-cell/>
        </table:table-row>
        <table:table-row table:style-name="ro1">
          <table:table-cell office:value-type="float" office:value="1642.18812577">
            <text:p>1642.18812577</text:p>
          </table:table-cell>
          <table:table-cell office:value-type="float" office:value="16.7358388853">
            <text:p>16.7358388853</text:p>
          </table:table-cell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office:value-type="float" office:value="0.09">
            <text:p>0.09</text:p>
          </table:table-cell>
          <table:table-cell office:value-type="float" office:value="0.00110201555355">
            <text:p>0.00110201555355</text:p>
          </table:table-cell>
          <table:table-cell/>
        </table:table-row>
        <table:table-row table:style-name="ro1">
          <table:table-cell office:value-type="float" office:value="1645.64874396">
            <text:p>1645.64874396</text:p>
          </table:table-cell>
          <table:table-cell office:value-type="float" office:value="17.5236587006">
            <text:p>17.5236587006</text:p>
          </table:table-cell>
          <table:table-cell office:value-type="float" office:value="1">
            <text:p>1</text:p>
          </table:table-cell>
          <table:table-cell office:value-type="float" office:value="0.9075">
            <text:p>0.9075</text:p>
          </table:table-cell>
          <table:table-cell office:value-type="float" office:value="0.0925">
            <text:p>0.0925</text:p>
          </table:table-cell>
          <table:table-cell office:value-type="float" office:value="0.00117459505925">
            <text:p>0.00117459505925</text:p>
          </table:table-cell>
          <table:table-cell/>
        </table:table-row>
        <table:table-row table:style-name="ro1">
          <table:table-cell office:value-type="float" office:value="1648.05445152">
            <text:p>1648.05445152</text:p>
          </table:table-cell>
          <table:table-cell office:value-type="float" office:value="17.6981219067">
            <text:p>17.6981219067</text:p>
          </table:table-cell>
          <table:table-cell office:value-type="float" office:value="1">
            <text:p>1</text:p>
          </table:table-cell>
          <table:table-cell office:value-type="float" office:value="0.905">
            <text:p>0.905</text:p>
          </table:table-cell>
          <table:table-cell office:value-type="float" office:value="0.095">
            <text:p>0.095</text:p>
          </table:table-cell>
          <table:table-cell office:value-type="float" office:value="0.00127824775872">
            <text:p>0.00127824775872</text:p>
          </table:table-cell>
          <table:table-cell/>
        </table:table-row>
        <table:table-row table:style-name="ro1">
          <table:table-cell office:value-type="float" office:value="1650.26788702">
            <text:p>1650.26788702</text:p>
          </table:table-cell>
          <table:table-cell office:value-type="float" office:value="18.4090328994">
            <text:p>18.4090328994</text:p>
          </table:table-cell>
          <table:table-cell office:value-type="float" office:value="1">
            <text:p>1</text:p>
          </table:table-cell>
          <table:table-cell office:value-type="float" office:value="0.9025">
            <text:p>0.9025</text:p>
          </table:table-cell>
          <table:table-cell office:value-type="float" office:value="0.0975">
            <text:p>0.0975</text:p>
          </table:table-cell>
          <table:table-cell office:value-type="float" office:value="0.001299735102">
            <text:p>0.001299735102</text:p>
          </table:table-cell>
          <table:table-cell/>
        </table:table-row>
        <table:table-row table:style-name="ro1">
          <table:table-cell office:value-type="float" office:value="1654.35477153">
            <text:p>1654.35477153</text:p>
          </table:table-cell>
          <table:table-cell office:value-type="float" office:value="19.3328757139">
            <text:p>19.3328757139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00140201589413">
            <text:p>0.00140201589413</text:p>
          </table:table-cell>
          <table:table-cell/>
        </table:table-row>
        <table:table-row table:style-name="ro1">
          <table:table-cell office:value-type="float" office:value="1658.72412351">
            <text:p>1658.72412351</text:p>
          </table:table-cell>
          <table:table-cell office:value-type="float" office:value="20.1567736888">
            <text:p>20.1567736888</text:p>
          </table:table-cell>
          <table:table-cell office:value-type="float" office:value="1">
            <text:p>1</text:p>
          </table:table-cell>
          <table:table-cell office:value-type="float" office:value="0.8975">
            <text:p>0.8975</text:p>
          </table:table-cell>
          <table:table-cell office:value-type="float" office:value="0.1025">
            <text:p>0.1025</text:p>
          </table:table-cell>
          <table:table-cell office:value-type="float" office:value="0.00154745873761">
            <text:p>0.00154745873761</text:p>
          </table:table-cell>
          <table:table-cell/>
        </table:table-row>
        <table:table-row table:style-name="ro1">
          <table:table-cell office:value-type="float" office:value="1660.79260138">
            <text:p>1660.79260138</text:p>
          </table:table-cell>
          <table:table-cell office:value-type="float" office:value="20.1602668624">
            <text:p>20.1602668624</text:p>
          </table:table-cell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office:value-type="float" office:value="0.105">
            <text:p>0.105</text:p>
          </table:table-cell>
          <table:table-cell office:value-type="float" office:value="0.0017035877247">
            <text:p>0.0017035877247</text:p>
          </table:table-cell>
          <table:table-cell/>
        </table:table-row>
        <table:table-row table:style-name="ro1">
          <table:table-cell office:value-type="float" office:value="1660.92442733">
            <text:p>1660.92442733</text:p>
          </table:table-cell>
          <table:table-cell office:value-type="float" office:value="20.2095040688">
            <text:p>20.2095040688</text:p>
          </table:table-cell>
          <table:table-cell office:value-type="float" office:value="1">
            <text:p>1</text:p>
          </table:table-cell>
          <table:table-cell office:value-type="float" office:value="0.8925">
            <text:p>0.8925</text:p>
          </table:table-cell>
          <table:table-cell office:value-type="float" office:value="0.1075">
            <text:p>0.1075</text:p>
          </table:table-cell>
          <table:table-cell office:value-type="float" office:value="0.00168432623694">
            <text:p>0.00168432623694</text:p>
          </table:table-cell>
          <table:table-cell/>
        </table:table-row>
        <table:table-row table:style-name="ro1">
          <table:table-cell office:value-type="float" office:value="1663.15179122">
            <text:p>1663.15179122</text:p>
          </table:table-cell>
          <table:table-cell office:value-type="float" office:value="21.0512124188">
            <text:p>21.0512124188</text:p>
          </table:table-cell>
          <table:table-cell office:value-type="float" office:value="1">
            <text:p>1</text:p>
          </table:table-cell>
          <table:table-cell office:value-type="float" office:value="0.89">
            <text:p>0.89</text:p>
          </table:table-cell>
          <table:table-cell office:value-type="float" office:value="0.11">
            <text:p>0.11</text:p>
          </table:table-cell>
          <table:table-cell office:value-type="float" office:value="0.00168883769438">
            <text:p>0.00168883769438</text:p>
          </table:table-cell>
          <table:table-cell/>
        </table:table-row>
        <table:table-row table:style-name="ro1">
          <table:table-cell office:value-type="float" office:value="1666.48058466">
            <text:p>1666.48058466</text:p>
          </table:table-cell>
          <table:table-cell office:value-type="float" office:value="21.5410214446">
            <text:p>21.5410214446</text:p>
          </table:table-cell>
          <table:table-cell office:value-type="float" office:value="1">
            <text:p>1</text:p>
          </table:table-cell>
          <table:table-cell office:value-type="float" office:value="0.8875">
            <text:p>0.8875</text:p>
          </table:table-cell>
          <table:table-cell office:value-type="float" office:value="0.1125">
            <text:p>0.1125</text:p>
          </table:table-cell>
          <table:table-cell office:value-type="float" office:value="0.00184547571874">
            <text:p>0.00184547571874</text:p>
          </table:table-cell>
          <table:table-cell/>
        </table:table-row>
        <table:table-row table:style-name="ro1">
          <table:table-cell office:value-type="float" office:value="1668.70391819">
            <text:p>1668.70391819</text:p>
          </table:table-cell>
          <table:table-cell office:value-type="float" office:value="21.9405458317">
            <text:p>21.9405458317</text:p>
          </table:table-cell>
          <table:table-cell office:value-type="float" office:value="1">
            <text:p>1</text:p>
          </table:table-cell>
          <table:table-cell office:value-type="float" office:value="0.885">
            <text:p>0.885</text:p>
          </table:table-cell>
          <table:table-cell office:value-type="float" office:value="0.115">
            <text:p>0.115</text:p>
          </table:table-cell>
          <table:table-cell office:value-type="float" office:value="0.00194055506353">
            <text:p>0.00194055506353</text:p>
          </table:table-cell>
          <table:table-cell/>
        </table:table-row>
        <table:table-row table:style-name="ro1">
          <table:table-cell office:value-type="float" office:value="1669.75250813">
            <text:p>1669.75250813</text:p>
          </table:table-cell>
          <table:table-cell office:value-type="float" office:value="21.9604574205">
            <text:p>21.9604574205</text:p>
          </table:table-cell>
          <table:table-cell office:value-type="float" office:value="1">
            <text:p>1</text:p>
          </table:table-cell>
          <table:table-cell office:value-type="float" office:value="0.8825">
            <text:p>0.8825</text:p>
          </table:table-cell>
          <table:table-cell office:value-type="float" office:value="0.1175">
            <text:p>0.1175</text:p>
          </table:table-cell>
          <table:table-cell office:value-type="float" office:value="0.00201927177238">
            <text:p>0.00201927177238</text:p>
          </table:table-cell>
          <table:table-cell/>
        </table:table-row>
        <table:table-row table:style-name="ro1">
          <table:table-cell office:value-type="float" office:value="1671.72468252">
            <text:p>1671.72468252</text:p>
          </table:table-cell>
          <table:table-cell office:value-type="float" office:value="22.7294155859">
            <text:p>22.7294155859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0201897263451">
            <text:p>0.00201897263451</text:p>
          </table:table-cell>
          <table:table-cell/>
        </table:table-row>
        <table:table-row table:style-name="ro1">
          <table:table-cell office:value-type="float" office:value="1674.1877246">
            <text:p>1674.1877246</text:p>
          </table:table-cell>
          <table:table-cell office:value-type="float" office:value="22.9456742548">
            <text:p>22.9456742548</text:p>
          </table:table-cell>
          <table:table-cell office:value-type="float" office:value="1">
            <text:p>1</text:p>
          </table:table-cell>
          <table:table-cell office:value-type="float" office:value="0.8775">
            <text:p>0.8775</text:p>
          </table:table-cell>
          <table:table-cell office:value-type="float" office:value="0.1225">
            <text:p>0.1225</text:p>
          </table:table-cell>
          <table:table-cell office:value-type="float" office:value="0.00218694663002">
            <text:p>0.00218694663002</text:p>
          </table:table-cell>
          <table:table-cell/>
        </table:table-row>
        <table:table-row table:style-name="ro1">
          <table:table-cell office:value-type="float" office:value="1676.62082174">
            <text:p>1676.62082174</text:p>
          </table:table-cell>
          <table:table-cell office:value-type="float" office:value="23.7026544395">
            <text:p>23.7026544395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00223183269385">
            <text:p>0.00223183269385</text:p>
          </table:table-cell>
          <table:table-cell/>
        </table:table-row>
        <table:table-row table:style-name="ro1">
          <table:table-cell office:value-type="float" office:value="1680.33770361">
            <text:p>1680.33770361</text:p>
          </table:table-cell>
          <table:table-cell office:value-type="float" office:value="24.4324270026">
            <text:p>24.4324270026</text:p>
          </table:table-cell>
          <table:table-cell office:value-type="float" office:value="1">
            <text:p>1</text:p>
          </table:table-cell>
          <table:table-cell office:value-type="float" office:value="0.8725">
            <text:p>0.8725</text:p>
          </table:table-cell>
          <table:table-cell office:value-type="float" office:value="0.1275">
            <text:p>0.1275</text:p>
          </table:table-cell>
          <table:table-cell office:value-type="float" office:value="0.00241310366381">
            <text:p>0.00241310366381</text:p>
          </table:table-cell>
          <table:table-cell/>
        </table:table-row>
        <table:table-row table:style-name="ro1">
          <table:table-cell office:value-type="float" office:value="1683.29656725">
            <text:p>1683.29656725</text:p>
          </table:table-cell>
          <table:table-cell office:value-type="float" office:value="24.886199896">
            <text:p>24.886199896</text:p>
          </table:table-cell>
          <table:table-cell office:value-type="float" office:value="1">
            <text:p>1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0260067263461">
            <text:p>0.00260067263461</text:p>
          </table:table-cell>
          <table:table-cell/>
        </table:table-row>
        <table:table-row table:style-name="ro1">
          <table:table-cell office:value-type="float" office:value="1685.96264923">
            <text:p>1685.96264923</text:p>
          </table:table-cell>
          <table:table-cell office:value-type="float" office:value="25.4988597976">
            <text:p>25.4988597976</text:p>
          </table:table-cell>
          <table:table-cell office:value-type="float" office:value="1">
            <text:p>1</text:p>
          </table:table-cell>
          <table:table-cell office:value-type="float" office:value="0.8675">
            <text:p>0.8675</text:p>
          </table:table-cell>
          <table:table-cell office:value-type="float" office:value="0.1325">
            <text:p>0.1325</text:p>
          </table:table-cell>
          <table:table-cell office:value-type="float" office:value="0.00272120843633">
            <text:p>0.00272120843633</text:p>
          </table:table-cell>
          <table:table-cell/>
        </table:table-row>
        <table:table-row table:style-name="ro1">
          <table:table-cell office:value-type="float" office:value="1689.33489275">
            <text:p>1689.33489275</text:p>
          </table:table-cell>
          <table:table-cell office:value-type="float" office:value="26.2350973031">
            <text:p>26.2350973031</text:p>
          </table:table-cell>
          <table:table-cell office:value-type="float" office:value="1">
            <text:p>1</text:p>
          </table:table-cell>
          <table:table-cell office:value-type="float" office:value="0.865">
            <text:p>0.865</text:p>
          </table:table-cell>
          <table:table-cell office:value-type="float" office:value="0.135">
            <text:p>0.135</text:p>
          </table:table-cell>
          <table:table-cell office:value-type="float" office:value="0.00289502223733">
            <text:p>0.00289502223733</text:p>
          </table:table-cell>
          <table:table-cell/>
        </table:table-row>
        <table:table-row table:style-name="ro1">
          <table:table-cell office:value-type="float" office:value="1691.25893592">
            <text:p>1691.25893592</text:p>
          </table:table-cell>
          <table:table-cell office:value-type="float" office:value="26.2684770667">
            <text:p>26.2684770667</text:p>
          </table:table-cell>
          <table:table-cell office:value-type="float" office:value="1">
            <text:p>1</text:p>
          </table:table-cell>
          <table:table-cell office:value-type="float" office:value="0.8625">
            <text:p>0.8625</text:p>
          </table:table-cell>
          <table:table-cell office:value-type="float" office:value="0.1375">
            <text:p>0.1375</text:p>
          </table:table-cell>
          <table:table-cell office:value-type="float" office:value="0.00311989133868">
            <text:p>0.00311989133868</text:p>
          </table:table-cell>
          <table:table-cell/>
        </table:table-row>
        <table:table-row table:style-name="ro1">
          <table:table-cell office:value-type="float" office:value="1692.45211489">
            <text:p>1692.45211489</text:p>
          </table:table-cell>
          <table:table-cell office:value-type="float" office:value="26.7123688883">
            <text:p>26.7123688883</text:p>
          </table:table-cell>
          <table:table-cell office:value-type="float" office:value="1">
            <text:p>1</text:p>
          </table:table-cell>
          <table:table-cell office:value-type="float" office:value="0.86">
            <text:p>0.86</text:p>
          </table:table-cell>
          <table:table-cell office:value-type="float" office:value="0.14">
            <text:p>0.14</text:p>
          </table:table-cell>
          <table:table-cell office:value-type="float" office:value="0.00312159532368">
            <text:p>0.00312159532368</text:p>
          </table:table-cell>
          <table:table-cell/>
        </table:table-row>
        <table:table-row table:style-name="ro1">
          <table:table-cell office:value-type="float" office:value="1694.96757829">
            <text:p>1694.96757829</text:p>
          </table:table-cell>
          <table:table-cell office:value-type="float" office:value="27.2746624285">
            <text:p>27.2746624285</text:p>
          </table:table-cell>
          <table:table-cell office:value-type="float" office:value="1">
            <text:p>1</text:p>
          </table:table-cell>
          <table:table-cell office:value-type="float" office:value="0.8575">
            <text:p>0.8575</text:p>
          </table:table-cell>
          <table:table-cell office:value-type="float" office:value="0.1425">
            <text:p>0.1425</text:p>
          </table:table-cell>
          <table:table-cell office:value-type="float" office:value="0.00326088111781">
            <text:p>0.00326088111781</text:p>
          </table:table-cell>
          <table:table-cell/>
        </table:table-row>
        <table:table-row table:style-name="ro1">
          <table:table-cell office:value-type="float" office:value="1696.93463522">
            <text:p>1696.93463522</text:p>
          </table:table-cell>
          <table:table-cell office:value-type="float" office:value="27.4991916607">
            <text:p>27.4991916607</text:p>
          </table:table-cell>
          <table:table-cell office:value-type="float" office:value="1">
            <text:p>1</text:p>
          </table:table-cell>
          <table:table-cell office:value-type="float" office:value="0.855">
            <text:p>0.855</text:p>
          </table:table-cell>
          <table:table-cell office:value-type="float" office:value="0.145">
            <text:p>0.145</text:p>
          </table:table-cell>
          <table:table-cell office:value-type="float" office:value="0.00344858103092">
            <text:p>0.00344858103092</text:p>
          </table:table-cell>
          <table:table-cell/>
        </table:table-row>
        <table:table-row table:style-name="ro1">
          <table:table-cell office:value-type="float" office:value="1698.29903941">
            <text:p>1698.29903941</text:p>
          </table:table-cell>
          <table:table-cell office:value-type="float" office:value="27.8204241028">
            <text:p>27.8204241028</text:p>
          </table:table-cell>
          <table:table-cell office:value-type="float" office:value="1">
            <text:p>1</text:p>
          </table:table-cell>
          <table:table-cell office:value-type="float" office:value="0.8525">
            <text:p>0.8525</text:p>
          </table:table-cell>
          <table:table-cell office:value-type="float" office:value="0.1475">
            <text:p>0.1475</text:p>
          </table:table-cell>
          <table:table-cell office:value-type="float" office:value="0.00352004472535">
            <text:p>0.00352004472535</text:p>
          </table:table-cell>
          <table:table-cell/>
        </table:table-row>
        <table:table-row table:style-name="ro1">
          <table:table-cell office:value-type="float" office:value="1699.44457349">
            <text:p>1699.44457349</text:p>
          </table:table-cell>
          <table:table-cell office:value-type="float" office:value="27.9574052951">
            <text:p>27.9574052951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0.15">
            <text:p>0.15</text:p>
          </table:table-cell>
          <table:table-cell office:value-type="float" office:value="0.00362919419137">
            <text:p>0.00362919419137</text:p>
          </table:table-cell>
          <table:table-cell/>
        </table:table-row>
        <table:table-row table:style-name="ro1">
          <table:table-cell office:value-type="float" office:value="1700.96874117">
            <text:p>1700.96874117</text:p>
          </table:table-cell>
          <table:table-cell office:value-type="float" office:value="28.430091172">
            <text:p>28.430091172</text:p>
          </table:table-cell>
          <table:table-cell office:value-type="float" office:value="1">
            <text:p>1</text:p>
          </table:table-cell>
          <table:table-cell office:value-type="float" office:value="0.8475">
            <text:p>0.8475</text:p>
          </table:table-cell>
          <table:table-cell office:value-type="float" office:value="0.1525">
            <text:p>0.1525</text:p>
          </table:table-cell>
          <table:table-cell office:value-type="float" office:value="0.00367051501899">
            <text:p>0.00367051501899</text:p>
          </table:table-cell>
          <table:table-cell/>
        </table:table-row>
        <table:table-row table:style-name="ro1">
          <table:table-cell office:value-type="float" office:value="1703.38122944">
            <text:p>1703.38122944</text:p>
          </table:table-cell>
          <table:table-cell office:value-type="float" office:value="28.922400603">
            <text:p>28.922400603</text:p>
          </table:table-cell>
          <table:table-cell office:value-type="float" office:value="1">
            <text:p>1</text:p>
          </table:table-cell>
          <table:table-cell office:value-type="float" office:value="0.845">
            <text:p>0.845</text:p>
          </table:table-cell>
          <table:table-cell office:value-type="float" office:value="0.155">
            <text:p>0.155</text:p>
          </table:table-cell>
          <table:table-cell office:value-type="float" office:value="0.0038440687797">
            <text:p>0.0038440687797</text:p>
          </table:table-cell>
          <table:table-cell/>
        </table:table-row>
        <table:table-row table:style-name="ro1">
          <table:table-cell office:value-type="float" office:value="1705.16975322">
            <text:p>1705.16975322</text:p>
          </table:table-cell>
          <table:table-cell office:value-type="float" office:value="29.1455006855">
            <text:p>29.1455006855</text:p>
          </table:table-cell>
          <table:table-cell office:value-type="float" office:value="1">
            <text:p>1</text:p>
          </table:table-cell>
          <table:table-cell office:value-type="float" office:value="0.8425">
            <text:p>0.8425</text:p>
          </table:table-cell>
          <table:table-cell office:value-type="float" office:value="0.1575">
            <text:p>0.1575</text:p>
          </table:table-cell>
          <table:table-cell office:value-type="float" office:value="0.00403355783131">
            <text:p>0.00403355783131</text:p>
          </table:table-cell>
          <table:table-cell/>
        </table:table-row>
        <table:table-row table:style-name="ro1">
          <table:table-cell office:value-type="float" office:value="1707.57112719">
            <text:p>1707.57112719</text:p>
          </table:table-cell>
          <table:table-cell office:value-type="float" office:value="29.8829501907">
            <text:p>29.8829501907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00411518923123">
            <text:p>0.00411518923123</text:p>
          </table:table-cell>
          <table:table-cell/>
        </table:table-row>
        <table:table-row table:style-name="ro1">
          <table:table-cell office:value-type="float" office:value="1710.28073808">
            <text:p>1710.28073808</text:p>
          </table:table-cell>
          <table:table-cell office:value-type="float" office:value="30.2293450404">
            <text:p>30.2293450404</text:p>
          </table:table-cell>
          <table:table-cell office:value-type="float" office:value="1">
            <text:p>1</text:p>
          </table:table-cell>
          <table:table-cell office:value-type="float" office:value="0.8375">
            <text:p>0.8375</text:p>
          </table:table-cell>
          <table:table-cell office:value-type="float" office:value="0.1625">
            <text:p>0.1625</text:p>
          </table:table-cell>
          <table:table-cell office:value-type="float" office:value="0.00442727308473">
            <text:p>0.00442727308473</text:p>
          </table:table-cell>
          <table:table-cell/>
        </table:table-row>
        <table:table-row table:style-name="ro1">
          <table:table-cell office:value-type="float" office:value="1711.85259271">
            <text:p>1711.85259271</text:p>
          </table:table-cell>
          <table:table-cell office:value-type="float" office:value="30.5116920425">
            <text:p>30.5116920425</text:p>
          </table:table-cell>
          <table:table-cell office:value-type="float" office:value="1">
            <text:p>1</text:p>
          </table:table-cell>
          <table:table-cell office:value-type="float" office:value="0.835">
            <text:p>0.835</text:p>
          </table:table-cell>
          <table:table-cell office:value-type="float" office:value="0.165">
            <text:p>0.165</text:p>
          </table:table-cell>
          <table:table-cell office:value-type="float" office:value="0.00457390233626">
            <text:p>0.00457390233626</text:p>
          </table:table-cell>
          <table:table-cell/>
        </table:table-row>
        <table:table-row table:style-name="ro1">
          <table:table-cell office:value-type="float" office:value="1712.7256566">
            <text:p>1712.7256566</text:p>
          </table:table-cell>
          <table:table-cell office:value-type="float" office:value="30.578570596">
            <text:p>30.578570596</text:p>
          </table:table-cell>
          <table:table-cell office:value-type="float" office:value="1">
            <text:p>1</text:p>
          </table:table-cell>
          <table:table-cell office:value-type="float" office:value="0.8325">
            <text:p>0.8325</text:p>
          </table:table-cell>
          <table:table-cell office:value-type="float" office:value="0.1675">
            <text:p>0.1675</text:p>
          </table:table-cell>
          <table:table-cell office:value-type="float" office:value="0.00469432379446">
            <text:p>0.00469432379446</text:p>
          </table:table-cell>
          <table:table-cell/>
        </table:table-row>
        <table:table-row table:style-name="ro1">
          <table:table-cell office:value-type="float" office:value="1715.36639028">
            <text:p>1715.36639028</text:p>
          </table:table-cell>
          <table:table-cell office:value-type="float" office:value="31.5679855144">
            <text:p>31.5679855144</text:p>
          </table:table-cell>
          <table:table-cell office:value-type="float" office:value="1">
            <text:p>1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office:value-type="float" office:value="0.00471258759179">
            <text:p>0.00471258759179</text:p>
          </table:table-cell>
          <table:table-cell/>
        </table:table-row>
        <table:table-row table:style-name="ro1">
          <table:table-cell office:value-type="float" office:value="1718.22215086">
            <text:p>1718.22215086</text:p>
          </table:table-cell>
          <table:table-cell office:value-type="float" office:value="31.7208748279">
            <text:p>31.7208748279</text:p>
          </table:table-cell>
          <table:table-cell office:value-type="float" office:value="1">
            <text:p>1</text:p>
          </table:table-cell>
          <table:table-cell office:value-type="float" office:value="0.8275">
            <text:p>0.8275</text:p>
          </table:table-cell>
          <table:table-cell office:value-type="float" office:value="0.1725">
            <text:p>0.1725</text:p>
          </table:table-cell>
          <table:table-cell office:value-type="float" office:value="0.00519823138812">
            <text:p>0.00519823138812</text:p>
          </table:table-cell>
          <table:table-cell/>
        </table:table-row>
        <table:table-row table:style-name="ro1">
          <table:table-cell office:value-type="float" office:value="1720.79488663">
            <text:p>1720.79488663</text:p>
          </table:table-cell>
          <table:table-cell office:value-type="float" office:value="32.5970798249">
            <text:p>32.5970798249</text:p>
          </table:table-cell>
          <table:table-cell office:value-type="float" office:value="1">
            <text:p>1</text:p>
          </table:table-cell>
          <table:table-cell office:value-type="float" office:value="0.825">
            <text:p>0.825</text:p>
          </table:table-cell>
          <table:table-cell office:value-type="float" office:value="0.175">
            <text:p>0.175</text:p>
          </table:table-cell>
          <table:table-cell office:value-type="float" office:value="0.00526400839946">
            <text:p>0.00526400839946</text:p>
          </table:table-cell>
          <table:table-cell/>
        </table:table-row>
        <table:table-row table:style-name="ro1">
          <table:table-cell office:value-type="float" office:value="1723.61333575">
            <text:p>1723.61333575</text:p>
          </table:table-cell>
          <table:table-cell office:value-type="float" office:value="32.8482544767">
            <text:p>32.8482544767</text:p>
          </table:table-cell>
          <table:table-cell office:value-type="float" office:value="1">
            <text:p>1</text:p>
          </table:table-cell>
          <table:table-cell office:value-type="float" office:value="0.8225">
            <text:p>0.8225</text:p>
          </table:table-cell>
          <table:table-cell office:value-type="float" office:value="0.1775">
            <text:p>0.1775</text:p>
          </table:table-cell>
          <table:table-cell office:value-type="float" office:value="0.00573629204609">
            <text:p>0.00573629204609</text:p>
          </table:table-cell>
          <table:table-cell/>
        </table:table-row>
        <table:table-row table:style-name="ro1">
          <table:table-cell office:value-type="float" office:value="1725.26639688">
            <text:p>1725.26639688</text:p>
          </table:table-cell>
          <table:table-cell office:value-type="float" office:value="33.2583042734">
            <text:p>33.2583042734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float" office:value="0.18">
            <text:p>0.18</text:p>
          </table:table-cell>
          <table:table-cell office:value-type="float" office:value="0.0058662919018">
            <text:p>0.0058662919018</text:p>
          </table:table-cell>
          <table:table-cell/>
        </table:table-row>
        <table:table-row table:style-name="ro1">
          <table:table-cell office:value-type="float" office:value="1726.58203121">
            <text:p>1726.58203121</text:p>
          </table:table-cell>
          <table:table-cell office:value-type="float" office:value="33.3745082098">
            <text:p>33.3745082098</text:p>
          </table:table-cell>
          <table:table-cell office:value-type="float" office:value="1">
            <text:p>1</text:p>
          </table:table-cell>
          <table:table-cell office:value-type="float" office:value="0.8175">
            <text:p>0.8175</text:p>
          </table:table-cell>
          <table:table-cell office:value-type="float" office:value="0.1825">
            <text:p>0.1825</text:p>
          </table:table-cell>
          <table:table-cell office:value-type="float" office:value="0.00609608679745">
            <text:p>0.00609608679745</text:p>
          </table:table-cell>
          <table:table-cell/>
        </table:table-row>
        <table:table-row table:style-name="ro1">
          <table:table-cell office:value-type="float" office:value="1728.23032362">
            <text:p>1728.23032362</text:p>
          </table:table-cell>
          <table:table-cell office:value-type="float" office:value="33.9176212375">
            <text:p>33.9176212375</text:p>
          </table:table-cell>
          <table:table-cell office:value-type="float" office:value="1">
            <text:p>1</text:p>
          </table:table-cell>
          <table:table-cell office:value-type="float" office:value="0.815">
            <text:p>0.815</text:p>
          </table:table-cell>
          <table:table-cell office:value-type="float" office:value="0.185">
            <text:p>0.185</text:p>
          </table:table-cell>
          <table:table-cell office:value-type="float" office:value="0.00614874272867">
            <text:p>0.00614874272867</text:p>
          </table:table-cell>
          <table:table-cell/>
        </table:table-row>
        <table:table-row table:style-name="ro1">
          <table:table-cell office:value-type="float" office:value="1731.00577592">
            <text:p>1731.00577592</text:p>
          </table:table-cell>
          <table:table-cell office:value-type="float" office:value="34.4846891312">
            <text:p>34.4846891312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00647465650037">
            <text:p>0.00647465650037</text:p>
          </table:table-cell>
          <table:table-cell/>
        </table:table-row>
        <table:table-row table:style-name="ro1">
          <table:table-cell office:value-type="float" office:value="1732.96474713">
            <text:p>1732.96474713</text:p>
          </table:table-cell>
          <table:table-cell office:value-type="float" office:value="34.7012097217">
            <text:p>34.7012097217</text:p>
          </table:table-cell>
          <table:table-cell office:value-type="float" office:value="1">
            <text:p>1</text:p>
          </table:table-cell>
          <table:table-cell office:value-type="float" office:value="0.81">
            <text:p>0.81</text:p>
          </table:table-cell>
          <table:table-cell office:value-type="float" office:value="0.19">
            <text:p>0.19</text:p>
          </table:table-cell>
          <table:table-cell office:value-type="float" office:value="0.00683232756912">
            <text:p>0.00683232756912</text:p>
          </table:table-cell>
          <table:table-cell/>
        </table:table-row>
        <table:table-row table:style-name="ro1">
          <table:table-cell office:value-type="float" office:value="1733.96855683">
            <text:p>1733.96855683</text:p>
          </table:table-cell>
          <table:table-cell office:value-type="float" office:value="34.8862130092">
            <text:p>34.8862130092</text:p>
          </table:table-cell>
          <table:table-cell office:value-type="float" office:value="1">
            <text:p>1</text:p>
          </table:table-cell>
          <table:table-cell office:value-type="float" office:value="0.8075">
            <text:p>0.8075</text:p>
          </table:table-cell>
          <table:table-cell office:value-type="float" office:value="0.1925">
            <text:p>0.1925</text:p>
          </table:table-cell>
          <table:table-cell office:value-type="float" office:value="0.00696118330763">
            <text:p>0.00696118330763</text:p>
          </table:table-cell>
          <table:table-cell/>
        </table:table-row>
        <table:table-row table:style-name="ro1">
          <table:table-cell office:value-type="float" office:value="1736.11909248">
            <text:p>1736.11909248</text:p>
          </table:table-cell>
          <table:table-cell office:value-type="float" office:value="35.5614239815">
            <text:p>35.5614239815</text:p>
          </table:table-cell>
          <table:table-cell office:value-type="float" office:value="1">
            <text:p>1</text:p>
          </table:table-cell>
          <table:table-cell office:value-type="float" office:value="0.805">
            <text:p>0.805</text:p>
          </table:table-cell>
          <table:table-cell office:value-type="float" office:value="0.195">
            <text:p>0.195</text:p>
          </table:table-cell>
          <table:table-cell office:value-type="float" office:value="0.00706893950034">
            <text:p>0.00706893950034</text:p>
          </table:table-cell>
          <table:table-cell/>
        </table:table-row>
        <table:table-row table:style-name="ro1">
          <table:table-cell office:value-type="float" office:value="1738.85152154">
            <text:p>1738.85152154</text:p>
          </table:table-cell>
          <table:table-cell office:value-type="float" office:value="35.9791846344">
            <text:p>35.9791846344</text:p>
          </table:table-cell>
          <table:table-cell office:value-type="float" office:value="1">
            <text:p>1</text:p>
          </table:table-cell>
          <table:table-cell office:value-type="float" office:value="0.8025">
            <text:p>0.8025</text:p>
          </table:table-cell>
          <table:table-cell office:value-type="float" office:value="0.1975">
            <text:p>0.1975</text:p>
          </table:table-cell>
          <table:table-cell office:value-type="float" office:value="0.0075380696212">
            <text:p>0.0075380696212</text:p>
          </table:table-cell>
          <table:table-cell/>
        </table:table-row>
        <table:table-row table:style-name="ro1">
          <table:table-cell office:value-type="float" office:value="1740.14623516">
            <text:p>1740.14623516</text:p>
          </table:table-cell>
          <table:table-cell office:value-type="float" office:value="36.0793094296">
            <text:p>36.079309429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00783324206392">
            <text:p>0.00783324206392</text:p>
          </table:table-cell>
          <table:table-cell/>
        </table:table-row>
        <table:table-row table:style-name="ro1">
          <table:table-cell office:value-type="float" office:value="1741.26331416">
            <text:p>1741.26331416</text:p>
          </table:table-cell>
          <table:table-cell office:value-type="float" office:value="36.4260162331">
            <text:p>36.4260162331</text:p>
          </table:table-cell>
          <table:table-cell office:value-type="float" office:value="1">
            <text:p>1</text:p>
          </table:table-cell>
          <table:table-cell office:value-type="float" office:value="0.7975">
            <text:p>0.7975</text:p>
          </table:table-cell>
          <table:table-cell office:value-type="float" office:value="0.2025">
            <text:p>0.2025</text:p>
          </table:table-cell>
          <table:table-cell office:value-type="float" office:value="0.00788714718258">
            <text:p>0.00788714718258</text:p>
          </table:table-cell>
          <table:table-cell/>
        </table:table-row>
        <table:table-row table:style-name="ro1">
          <table:table-cell office:value-type="float" office:value="1743.95789791">
            <text:p>1743.95789791</text:p>
          </table:table-cell>
          <table:table-cell office:value-type="float" office:value="37.1571429307">
            <text:p>37.1571429307</text:p>
          </table:table-cell>
          <table:table-cell office:value-type="float" office:value="1">
            <text:p>1</text:p>
          </table:table-cell>
          <table:table-cell office:value-type="float" office:value="0.795">
            <text:p>0.795</text:p>
          </table:table-cell>
          <table:table-cell office:value-type="float" office:value="0.205">
            <text:p>0.205</text:p>
          </table:table-cell>
          <table:table-cell office:value-type="float" office:value="0.00813751496556">
            <text:p>0.00813751496556</text:p>
          </table:table-cell>
          <table:table-cell/>
        </table:table-row>
        <table:table-row table:style-name="ro1">
          <table:table-cell office:value-type="float" office:value="1745.97460434">
            <text:p>1745.97460434</text:p>
          </table:table-cell>
          <table:table-cell office:value-type="float" office:value="37.2326988042">
            <text:p>37.2326988042</text:p>
          </table:table-cell>
          <table:table-cell office:value-type="float" office:value="1">
            <text:p>1</text:p>
          </table:table-cell>
          <table:table-cell office:value-type="float" office:value="0.7925">
            <text:p>0.7925</text:p>
          </table:table-cell>
          <table:table-cell office:value-type="float" office:value="0.2075">
            <text:p>0.2075</text:p>
          </table:table-cell>
          <table:table-cell office:value-type="float" office:value="0.00871935147804">
            <text:p>0.00871935147804</text:p>
          </table:table-cell>
          <table:table-cell/>
        </table:table-row>
        <table:table-row table:style-name="ro1">
          <table:table-cell office:value-type="float" office:value="1746.3649307">
            <text:p>1746.3649307</text:p>
          </table:table-cell>
          <table:table-cell office:value-type="float" office:value="37.313273474">
            <text:p>37.313273474</text:p>
          </table:table-cell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office:value-type="float" office:value="0.21">
            <text:p>0.21</text:p>
          </table:table-cell>
          <table:table-cell office:value-type="float" office:value="0.00875762447417">
            <text:p>0.00875762447417</text:p>
          </table:table-cell>
          <table:table-cell/>
        </table:table-row>
        <table:table-row table:style-name="ro1">
          <table:table-cell office:value-type="float" office:value="1747.73538196">
            <text:p>1747.73538196</text:p>
          </table:table-cell>
          <table:table-cell office:value-type="float" office:value="37.7808793107">
            <text:p>37.7808793107</text:p>
          </table:table-cell>
          <table:table-cell office:value-type="float" office:value="1">
            <text:p>1</text:p>
          </table:table-cell>
          <table:table-cell office:value-type="float" office:value="0.7875">
            <text:p>0.7875</text:p>
          </table:table-cell>
          <table:table-cell office:value-type="float" office:value="0.2125">
            <text:p>0.2125</text:p>
          </table:table-cell>
          <table:table-cell office:value-type="float" office:value="0.00879963642372">
            <text:p>0.00879963642372</text:p>
          </table:table-cell>
          <table:table-cell/>
        </table:table-row>
        <table:table-row table:style-name="ro1">
          <table:table-cell office:value-type="float" office:value="1749.06390232">
            <text:p>1749.06390232</text:p>
          </table:table-cell>
          <table:table-cell office:value-type="float" office:value="37.8446816182">
            <text:p>37.8446816182</text:p>
          </table:table-cell>
          <table:table-cell office:value-type="float" office:value="1">
            <text:p>1</text:p>
          </table:table-cell>
          <table:table-cell office:value-type="float" office:value="0.785">
            <text:p>0.785</text:p>
          </table:table-cell>
          <table:table-cell office:value-type="float" office:value="0.215">
            <text:p>0.215</text:p>
          </table:table-cell>
          <table:table-cell office:value-type="float" office:value="0.00918483699418">
            <text:p>0.00918483699418</text:p>
          </table:table-cell>
          <table:table-cell/>
        </table:table-row>
        <table:table-row table:style-name="ro1">
          <table:table-cell office:value-type="float" office:value="1749.94500364">
            <text:p>1749.94500364</text:p>
          </table:table-cell>
          <table:table-cell office:value-type="float" office:value="38.1333198368">
            <text:p>38.1333198368</text:p>
          </table:table-cell>
          <table:table-cell office:value-type="float" office:value="1">
            <text:p>1</text:p>
          </table:table-cell>
          <table:table-cell office:value-type="float" office:value="0.7825">
            <text:p>0.7825</text:p>
          </table:table-cell>
          <table:table-cell office:value-type="float" office:value="0.2175">
            <text:p>0.2175</text:p>
          </table:table-cell>
          <table:table-cell office:value-type="float" office:value="0.00921353403784">
            <text:p>0.00921353403784</text:p>
          </table:table-cell>
          <table:table-cell/>
        </table:table-row>
        <table:table-row table:style-name="ro1">
          <table:table-cell office:value-type="float" office:value="1750.66662701">
            <text:p>1750.66662701</text:p>
          </table:table-cell>
          <table:table-cell office:value-type="float" office:value="38.133330966">
            <text:p>38.133330966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float" office:value="0.22">
            <text:p>0.22</text:p>
          </table:table-cell>
          <table:table-cell office:value-type="float" office:value="0.00685530799182">
            <text:p>0.00685530799182</text:p>
          </table:table-cell>
          <table:table-cell/>
        </table:table-row>
        <table:table-row table:style-name="ro1">
          <table:table-cell office:value-type="float" office:value="1751.13611461">
            <text:p>1751.13611461</text:p>
          </table:table-cell>
          <table:table-cell office:value-type="float" office:value="38.321114876">
            <text:p>38.321114876</text:p>
          </table:table-cell>
          <table:table-cell office:value-type="float" office:value="1">
            <text:p>1</text:p>
          </table:table-cell>
          <table:table-cell office:value-type="float" office:value="0.7775">
            <text:p>0.7775</text:p>
          </table:table-cell>
          <table:table-cell office:value-type="float" office:value="0.2225">
            <text:p>0.2225</text:p>
          </table:table-cell>
          <table:table-cell office:value-type="float" office:value="0.00941770597702">
            <text:p>0.00941770597702</text:p>
          </table:table-cell>
          <table:table-cell/>
        </table:table-row>
        <table:table-row table:style-name="ro1">
          <table:table-cell office:value-type="float" office:value="1751.89504076">
            <text:p>1751.89504076</text:p>
          </table:table-cell>
          <table:table-cell office:value-type="float" office:value="38.4369014274">
            <text:p>38.4369014274</text:p>
          </table:table-cell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0.225">
            <text:p>0.225</text:p>
          </table:table-cell>
          <table:table-cell office:value-type="float" office:value="0.00956223085823">
            <text:p>0.00956223085823</text:p>
          </table:table-cell>
          <table:table-cell/>
        </table:table-row>
        <table:table-row table:style-name="ro1">
          <table:table-cell office:value-type="float" office:value="1752.18810288">
            <text:p>1752.18810288</text:p>
          </table:table-cell>
          <table:table-cell office:value-type="float" office:value="38.4383397251">
            <text:p>38.4383397251</text:p>
          </table:table-cell>
          <table:table-cell office:value-type="float" office:value="1">
            <text:p>1</text:p>
          </table:table-cell>
          <table:table-cell office:value-type="float" office:value="0.7725">
            <text:p>0.7725</text:p>
          </table:table-cell>
          <table:table-cell office:value-type="float" office:value="0.2275">
            <text:p>0.2275</text:p>
          </table:table-cell>
          <table:table-cell office:value-type="float" office:value="0.0096541195693">
            <text:p>0.0096541195693</text:p>
          </table:table-cell>
          <table:table-cell/>
        </table:table-row>
        <table:table-row table:style-name="ro1">
          <table:table-cell office:value-type="float" office:value="1752.73161637">
            <text:p>1752.73161637</text:p>
          </table:table-cell>
          <table:table-cell office:value-type="float" office:value="38.654306824">
            <text:p>38.654306824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float" office:value="0.23">
            <text:p>0.23</text:p>
          </table:table-cell>
          <table:table-cell office:value-type="float" office:value="0.00961026239154">
            <text:p>0.00961026239154</text:p>
          </table:table-cell>
          <table:table-cell/>
        </table:table-row>
        <table:table-row table:style-name="ro1">
          <table:table-cell office:value-type="float" office:value="1753.36011313">
            <text:p>1753.36011313</text:p>
          </table:table-cell>
          <table:table-cell office:value-type="float" office:value="38.6897384293">
            <text:p>38.6897384293</text:p>
          </table:table-cell>
          <table:table-cell office:value-type="float" office:value="1">
            <text:p>1</text:p>
          </table:table-cell>
          <table:table-cell office:value-type="float" office:value="0.7675">
            <text:p>0.7675</text:p>
          </table:table-cell>
          <table:table-cell office:value-type="float" office:value="0.2325">
            <text:p>0.2325</text:p>
          </table:table-cell>
          <table:table-cell office:value-type="float" office:value="0.00978447589391">
            <text:p>0.00978447589391</text:p>
          </table:table-cell>
          <table:table-cell/>
        </table:table-row>
        <table:table-row table:style-name="ro1">
          <table:table-cell office:value-type="float" office:value="1754.65248843">
            <text:p>1754.65248843</text:p>
          </table:table-cell>
          <table:table-cell office:value-type="float" office:value="39.1712569418">
            <text:p>39.1712569418</text:p>
          </table:table-cell>
          <table:table-cell office:value-type="float" office:value="1">
            <text:p>1</text:p>
          </table:table-cell>
          <table:table-cell office:value-type="float" office:value="0.765">
            <text:p>0.765</text:p>
          </table:table-cell>
          <table:table-cell office:value-type="float" office:value="0.235">
            <text:p>0.235</text:p>
          </table:table-cell>
          <table:table-cell office:value-type="float" office:value="0.00978600577505">
            <text:p>0.00978600577505</text:p>
          </table:table-cell>
          <table:table-cell/>
        </table:table-row>
        <table:table-row table:style-name="ro1">
          <table:table-cell office:value-type="float" office:value="1756.05535546">
            <text:p>1756.05535546</text:p>
          </table:table-cell>
          <table:table-cell office:value-type="float" office:value="39.2508852442">
            <text:p>39.2508852442</text:p>
          </table:table-cell>
          <table:table-cell office:value-type="float" office:value="1">
            <text:p>1</text:p>
          </table:table-cell>
          <table:table-cell office:value-type="float" office:value="0.7625">
            <text:p>0.7625</text:p>
          </table:table-cell>
          <table:table-cell office:value-type="float" office:value="0.2375">
            <text:p>0.2375</text:p>
          </table:table-cell>
          <table:table-cell office:value-type="float" office:value="0.0102241623383">
            <text:p>0.0102241623383</text:p>
          </table:table-cell>
          <table:table-cell/>
        </table:table-row>
        <table:table-row table:style-name="ro1">
          <table:table-cell office:value-type="float" office:value="1756.61902949">
            <text:p>1756.61902949</text:p>
          </table:table-cell>
          <table:table-cell office:value-type="float" office:value="39.3967265532">
            <text:p>39.3967265532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0102695625147">
            <text:p>0.0102695625147</text:p>
          </table:table-cell>
          <table:table-cell/>
        </table:table-row>
        <table:table-row table:style-name="ro1">
          <table:table-cell office:value-type="float" office:value="1757.04018274">
            <text:p>1757.04018274</text:p>
          </table:table-cell>
          <table:table-cell office:value-type="float" office:value="39.4193465413">
            <text:p>39.4193465413</text:p>
          </table:table-cell>
          <table:table-cell office:value-type="float" office:value="1">
            <text:p>1</text:p>
          </table:table-cell>
          <table:table-cell office:value-type="float" office:value="0.7575">
            <text:p>0.7575</text:p>
          </table:table-cell>
          <table:table-cell office:value-type="float" office:value="0.2425">
            <text:p>0.2425</text:p>
          </table:table-cell>
          <table:table-cell office:value-type="float" office:value="0.0103850212656">
            <text:p>0.0103850212656</text:p>
          </table:table-cell>
          <table:table-cell/>
        </table:table-row>
        <table:table-row table:style-name="ro1">
          <table:table-cell office:value-type="float" office:value="1757.63989546">
            <text:p>1757.63989546</text:p>
          </table:table-cell>
          <table:table-cell office:value-type="float" office:value="39.6366116425">
            <text:p>39.6366116425</text:p>
          </table:table-cell>
          <table:table-cell office:value-type="float" office:value="1">
            <text:p>1</text:p>
          </table:table-cell>
          <table:table-cell office:value-type="float" office:value="0.755">
            <text:p>0.755</text:p>
          </table:table-cell>
          <table:table-cell office:value-type="float" office:value="0.245">
            <text:p>0.245</text:p>
          </table:table-cell>
          <table:table-cell office:value-type="float" office:value="0.0103713926564">
            <text:p>0.0103713926564</text:p>
          </table:table-cell>
          <table:table-cell/>
        </table:table-row>
        <table:table-row table:style-name="ro1">
          <table:table-cell office:value-type="float" office:value="1758.92708205">
            <text:p>1758.92708205</text:p>
          </table:table-cell>
          <table:table-cell office:value-type="float" office:value="39.9342211768">
            <text:p>39.9342211768</text:p>
          </table:table-cell>
          <table:table-cell office:value-type="float" office:value="1">
            <text:p>1</text:p>
          </table:table-cell>
          <table:table-cell office:value-type="float" office:value="0.7525">
            <text:p>0.7525</text:p>
          </table:table-cell>
          <table:table-cell office:value-type="float" office:value="0.2475">
            <text:p>0.2475</text:p>
          </table:table-cell>
          <table:table-cell office:value-type="float" office:value="0.0105580157055">
            <text:p>0.0105580157055</text:p>
          </table:table-cell>
          <table:table-cell/>
        </table:table-row>
        <table:table-row table:style-name="ro1">
          <table:table-cell office:value-type="float" office:value="1760.09760005">
            <text:p>1760.09760005</text:p>
          </table:table-cell>
          <table:table-cell office:value-type="float" office:value="40.1048188439">
            <text:p>40.1048188439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0.0108315628628">
            <text:p>0.0108315628628</text:p>
          </table:table-cell>
          <table:table-cell/>
        </table:table-row>
        <table:table-row table:style-name="ro1">
          <table:table-cell office:value-type="float" office:value="1761.89630363">
            <text:p>1761.89630363</text:p>
          </table:table-cell>
          <table:table-cell office:value-type="float" office:value="40.6537026066">
            <text:p>40.6537026066</text:p>
          </table:table-cell>
          <table:table-cell office:value-type="float" office:value="1">
            <text:p>1</text:p>
          </table:table-cell>
          <table:table-cell office:value-type="float" office:value="0.7475">
            <text:p>0.7475</text:p>
          </table:table-cell>
          <table:table-cell office:value-type="float" office:value="0.2525">
            <text:p>0.2525</text:p>
          </table:table-cell>
          <table:table-cell office:value-type="float" office:value="0.0109761448516">
            <text:p>0.0109761448516</text:p>
          </table:table-cell>
          <table:table-cell/>
        </table:table-row>
        <table:table-row table:style-name="ro1">
          <table:table-cell office:value-type="float" office:value="1763.89198152">
            <text:p>1763.89198152</text:p>
          </table:table-cell>
          <table:table-cell office:value-type="float" office:value="40.9030900001">
            <text:p>40.9030900001</text:p>
          </table:table-cell>
          <table:table-cell office:value-type="float" office:value="1">
            <text:p>1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office:value-type="float" office:value="0.0115367538479">
            <text:p>0.0115367538479</text:p>
          </table:table-cell>
          <table:table-cell/>
        </table:table-row>
        <table:table-row table:style-name="ro1">
          <table:table-cell office:value-type="float" office:value="1764.70575509">
            <text:p>1764.70575509</text:p>
          </table:table-cell>
          <table:table-cell office:value-type="float" office:value="40.979212037">
            <text:p>40.979212037</text:p>
          </table:table-cell>
          <table:table-cell office:value-type="float" office:value="1">
            <text:p>1</text:p>
          </table:table-cell>
          <table:table-cell office:value-type="float" office:value="0.7425">
            <text:p>0.7425</text:p>
          </table:table-cell>
          <table:table-cell office:value-type="float" office:value="0.2575">
            <text:p>0.2575</text:p>
          </table:table-cell>
          <table:table-cell office:value-type="float" office:value="0.0117795421189">
            <text:p>0.0117795421189</text:p>
          </table:table-cell>
          <table:table-cell/>
        </table:table-row>
        <table:table-row table:style-name="ro1">
          <table:table-cell office:value-type="float" office:value="1765.35533762">
            <text:p>1765.35533762</text:p>
          </table:table-cell>
          <table:table-cell office:value-type="float" office:value="41.162923011">
            <text:p>41.162923011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0.26">
            <text:p>0.26</text:p>
          </table:table-cell>
          <table:table-cell office:value-type="float" office:value="0.0118254780586">
            <text:p>0.0118254780586</text:p>
          </table:table-cell>
          <table:table-cell/>
        </table:table-row>
        <table:table-row table:style-name="ro1">
          <table:table-cell office:value-type="float" office:value="1766.02255226">
            <text:p>1766.02255226</text:p>
          </table:table-cell>
          <table:table-cell office:value-type="float" office:value="41.2460978926">
            <text:p>41.2460978926</text:p>
          </table:table-cell>
          <table:table-cell office:value-type="float" office:value="1">
            <text:p>1</text:p>
          </table:table-cell>
          <table:table-cell office:value-type="float" office:value="0.7375">
            <text:p>0.7375</text:p>
          </table:table-cell>
          <table:table-cell office:value-type="float" office:value="0.2625">
            <text:p>0.2625</text:p>
          </table:table-cell>
          <table:table-cell office:value-type="float" office:value="0.0119969934701">
            <text:p>0.0119969934701</text:p>
          </table:table-cell>
          <table:table-cell/>
        </table:table-row>
        <table:table-row table:style-name="ro1">
          <table:table-cell office:value-type="float" office:value="1767.4727524">
            <text:p>1767.4727524</text:p>
          </table:table-cell>
          <table:table-cell office:value-type="float" office:value="41.7430030674">
            <text:p>41.7430030674</text:p>
          </table:table-cell>
          <table:table-cell office:value-type="float" office:value="1">
            <text:p>1</text:p>
          </table:table-cell>
          <table:table-cell office:value-type="float" office:value="0.735">
            <text:p>0.735</text:p>
          </table:table-cell>
          <table:table-cell office:value-type="float" office:value="0.265">
            <text:p>0.265</text:p>
          </table:table-cell>
          <table:table-cell office:value-type="float" office:value="0.0120525981931">
            <text:p>0.0120525981931</text:p>
          </table:table-cell>
          <table:table-cell/>
        </table:table-row>
        <table:table-row table:style-name="ro1">
          <table:table-cell office:value-type="float" office:value="1770.1984829">
            <text:p>1770.1984829</text:p>
          </table:table-cell>
          <table:table-cell office:value-type="float" office:value="42.3363900929">
            <text:p>42.3363900929</text:p>
          </table:table-cell>
          <table:table-cell office:value-type="float" office:value="1">
            <text:p>1</text:p>
          </table:table-cell>
          <table:table-cell office:value-type="float" office:value="0.7325">
            <text:p>0.7325</text:p>
          </table:table-cell>
          <table:table-cell office:value-type="float" office:value="0.2675">
            <text:p>0.2675</text:p>
          </table:table-cell>
          <table:table-cell office:value-type="float" office:value="0.0126000907104">
            <text:p>0.0126000907104</text:p>
          </table:table-cell>
          <table:table-cell/>
        </table:table-row>
        <table:table-row table:style-name="ro1">
          <table:table-cell office:value-type="float" office:value="1772.5609254">
            <text:p>1772.5609254</text:p>
          </table:table-cell>
          <table:table-cell office:value-type="float" office:value="42.6879800691">
            <text:p>42.6879800691</text:p>
          </table:table-cell>
          <table:table-cell office:value-type="float" office:value="1">
            <text:p>1</text:p>
          </table:table-cell>
          <table:table-cell office:value-type="float" office:value="0.73">
            <text:p>0.73</text:p>
          </table:table-cell>
          <table:table-cell office:value-type="float" office:value="0.27">
            <text:p>0.27</text:p>
          </table:table-cell>
          <table:table-cell office:value-type="float" office:value="0.01329301491">
            <text:p>0.01329301491</text:p>
          </table:table-cell>
          <table:table-cell/>
        </table:table-row>
        <table:table-row table:style-name="ro1">
          <table:table-cell office:value-type="float" office:value="1773.47279999">
            <text:p>1773.47279999</text:p>
          </table:table-cell>
          <table:table-cell office:value-type="float" office:value="42.7011399287">
            <text:p>42.7011399287</text:p>
          </table:table-cell>
          <table:table-cell office:value-type="float" office:value="1">
            <text:p>1</text:p>
          </table:table-cell>
          <table:table-cell office:value-type="float" office:value="0.7275">
            <text:p>0.7275</text:p>
          </table:table-cell>
          <table:table-cell office:value-type="float" office:value="0.2725">
            <text:p>0.2725</text:p>
          </table:table-cell>
          <table:table-cell office:value-type="float" office:value="0.013699431237">
            <text:p>0.013699431237</text:p>
          </table:table-cell>
          <table:table-cell/>
        </table:table-row>
        <table:table-row table:style-name="ro1">
          <table:table-cell office:value-type="float" office:value="1774.42149527">
            <text:p>1774.42149527</text:p>
          </table:table-cell>
          <table:table-cell office:value-type="float" office:value="43.0674581796">
            <text:p>43.0674581796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0.275">
            <text:p>0.275</text:p>
          </table:table-cell>
          <table:table-cell office:value-type="float" office:value="0.0136712021651">
            <text:p>0.0136712021651</text:p>
          </table:table-cell>
          <table:table-cell/>
        </table:table-row>
        <table:table-row table:style-name="ro1">
          <table:table-cell office:value-type="float" office:value="1775.39936843">
            <text:p>1775.39936843</text:p>
          </table:table-cell>
          <table:table-cell office:value-type="float" office:value="43.0922891916">
            <text:p>43.0922891916</text:p>
          </table:table-cell>
          <table:table-cell office:value-type="float" office:value="1">
            <text:p>1</text:p>
          </table:table-cell>
          <table:table-cell office:value-type="float" office:value="0.7225">
            <text:p>0.7225</text:p>
          </table:table-cell>
          <table:table-cell office:value-type="float" office:value="0.2775">
            <text:p>0.2775</text:p>
          </table:table-cell>
          <table:table-cell office:value-type="float" office:value="0.0141090422132">
            <text:p>0.0141090422132</text:p>
          </table:table-cell>
          <table:table-cell/>
        </table:table-row>
        <table:table-row table:style-name="ro1">
          <table:table-cell office:value-type="float" office:value="1776.08000916">
            <text:p>1776.08000916</text:p>
          </table:table-cell>
          <table:table-cell office:value-type="float" office:value="43.339714474">
            <text:p>43.339714474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28">
            <text:p>0.28</text:p>
          </table:table-cell>
          <table:table-cell office:value-type="float" office:value="0.014093819857">
            <text:p>0.014093819857</text:p>
          </table:table-cell>
          <table:table-cell/>
        </table:table-row>
        <table:table-row table:style-name="ro1">
          <table:table-cell office:value-type="float" office:value="1776.75898295">
            <text:p>1776.75898295</text:p>
          </table:table-cell>
          <table:table-cell office:value-type="float" office:value="43.3638787058">
            <text:p>43.3638787058</text:p>
          </table:table-cell>
          <table:table-cell office:value-type="float" office:value="1">
            <text:p>1</text:p>
          </table:table-cell>
          <table:table-cell office:value-type="float" office:value="0.7175">
            <text:p>0.7175</text:p>
          </table:table-cell>
          <table:table-cell office:value-type="float" office:value="0.2825">
            <text:p>0.2825</text:p>
          </table:table-cell>
          <table:table-cell office:value-type="float" office:value="0.0143815423112">
            <text:p>0.0143815423112</text:p>
          </table:table-cell>
          <table:table-cell/>
        </table:table-row>
        <table:table-row table:style-name="ro1">
          <table:table-cell office:value-type="float" office:value="1777.30151272">
            <text:p>1777.30151272</text:p>
          </table:table-cell>
          <table:table-cell office:value-type="float" office:value="43.5567263841">
            <text:p>43.5567263841</text:p>
          </table:table-cell>
          <table:table-cell office:value-type="float" office:value="1">
            <text:p>1</text:p>
          </table:table-cell>
          <table:table-cell office:value-type="float" office:value="0.715">
            <text:p>0.715</text:p>
          </table:table-cell>
          <table:table-cell office:value-type="float" office:value="0.285">
            <text:p>0.285</text:p>
          </table:table-cell>
          <table:table-cell office:value-type="float" office:value="0.0143632944027">
            <text:p>0.0143632944027</text:p>
          </table:table-cell>
          <table:table-cell/>
        </table:table-row>
        <table:table-row table:style-name="ro1">
          <table:table-cell office:value-type="float" office:value="1778.84134156">
            <text:p>1778.84134156</text:p>
          </table:table-cell>
          <table:table-cell office:value-type="float" office:value="43.9798102413">
            <text:p>43.9798102413</text:p>
          </table:table-cell>
          <table:table-cell office:value-type="float" office:value="1">
            <text:p>1</text:p>
          </table:table-cell>
          <table:table-cell office:value-type="float" office:value="0.7125">
            <text:p>0.7125</text:p>
          </table:table-cell>
          <table:table-cell office:value-type="float" office:value="0.2875">
            <text:p>0.2875</text:p>
          </table:table-cell>
          <table:table-cell office:value-type="float" office:value="0.0145786323515">
            <text:p>0.0145786323515</text:p>
          </table:table-cell>
          <table:table-cell/>
        </table:table-row>
        <table:table-row table:style-name="ro1">
          <table:table-cell office:value-type="float" office:value="1780.43536243">
            <text:p>1780.43536243</text:p>
          </table:table-cell>
          <table:table-cell office:value-type="float" office:value="44.1943347304">
            <text:p>44.1943347304</text:p>
          </table:table-cell>
          <table:table-cell office:value-type="float" office:value="1">
            <text:p>1</text:p>
          </table:table-cell>
          <table:table-cell office:value-type="float" office:value="0.71">
            <text:p>0.71</text:p>
          </table:table-cell>
          <table:table-cell office:value-type="float" office:value="0.29">
            <text:p>0.29</text:p>
          </table:table-cell>
          <table:table-cell office:value-type="float" office:value="0.0151233257567">
            <text:p>0.0151233257567</text:p>
          </table:table-cell>
          <table:table-cell/>
        </table:table-row>
        <table:table-row table:style-name="ro1">
          <table:table-cell office:value-type="float" office:value="1781.46457308">
            <text:p>1781.46457308</text:p>
          </table:table-cell>
          <table:table-cell office:value-type="float" office:value="44.3914945015">
            <text:p>44.3914945015</text:p>
          </table:table-cell>
          <table:table-cell office:value-type="float" office:value="1">
            <text:p>1</text:p>
          </table:table-cell>
          <table:table-cell office:value-type="float" office:value="0.7075">
            <text:p>0.7075</text:p>
          </table:table-cell>
          <table:table-cell office:value-type="float" office:value="0.2925">
            <text:p>0.2925</text:p>
          </table:table-cell>
          <table:table-cell office:value-type="float" office:value="0.0153803138125">
            <text:p>0.0153803138125</text:p>
          </table:table-cell>
          <table:table-cell/>
        </table:table-row>
        <table:table-row table:style-name="ro1">
          <table:table-cell office:value-type="float" office:value="1782.32022557">
            <text:p>1782.32022557</text:p>
          </table:table-cell>
          <table:table-cell office:value-type="float" office:value="44.536595725">
            <text:p>44.536595725</text:p>
          </table:table-cell>
          <table:table-cell office:value-type="float" office:value="1">
            <text:p>1</text:p>
          </table:table-cell>
          <table:table-cell office:value-type="float" office:value="0.705">
            <text:p>0.705</text:p>
          </table:table-cell>
          <table:table-cell office:value-type="float" office:value="0.295">
            <text:p>0.295</text:p>
          </table:table-cell>
          <table:table-cell office:value-type="float" office:value="0.015615151498">
            <text:p>0.015615151498</text:p>
          </table:table-cell>
          <table:table-cell/>
        </table:table-row>
        <table:table-row table:style-name="ro1">
          <table:table-cell office:value-type="float" office:value="1783.12460566">
            <text:p>1783.12460566</text:p>
          </table:table-cell>
          <table:table-cell office:value-type="float" office:value="44.7132465389">
            <text:p>44.7132465389</text:p>
          </table:table-cell>
          <table:table-cell office:value-type="float" office:value="1">
            <text:p>1</text:p>
          </table:table-cell>
          <table:table-cell office:value-type="float" office:value="0.7025">
            <text:p>0.7025</text:p>
          </table:table-cell>
          <table:table-cell office:value-type="float" office:value="0.2975">
            <text:p>0.2975</text:p>
          </table:table-cell>
          <table:table-cell office:value-type="float" office:value="0.0157752607231">
            <text:p>0.0157752607231</text:p>
          </table:table-cell>
          <table:table-cell/>
        </table:table-row>
        <table:table-row table:style-name="ro1">
          <table:table-cell office:value-type="float" office:value="1784.38518763">
            <text:p>1784.38518763</text:p>
          </table:table-cell>
          <table:table-cell office:value-type="float" office:value="45.0408285132">
            <text:p>45.0408285132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0159839486834">
            <text:p>0.0159839486834</text:p>
          </table:table-cell>
          <table:table-cell/>
        </table:table-row>
        <table:table-row table:style-name="ro1">
          <table:table-cell office:value-type="float" office:value="1785.2380774">
            <text:p>1785.2380774</text:p>
          </table:table-cell>
          <table:table-cell office:value-type="float" office:value="45.0544024484">
            <text:p>45.0544024484</text:p>
          </table:table-cell>
          <table:table-cell office:value-type="float" office:value="1">
            <text:p>1</text:p>
          </table:table-cell>
          <table:table-cell office:value-type="float" office:value="0.6975">
            <text:p>0.6975</text:p>
          </table:table-cell>
          <table:table-cell office:value-type="float" office:value="0.3025">
            <text:p>0.3025</text:p>
          </table:table-cell>
          <table:table-cell office:value-type="float" office:value="0.0164290752219">
            <text:p>0.0164290752219</text:p>
          </table:table-cell>
          <table:table-cell/>
        </table:table-row>
        <table:table-row table:style-name="ro1">
          <table:table-cell office:value-type="float" office:value="1785.34204947">
            <text:p>1785.34204947</text:p>
          </table:table-cell>
          <table:table-cell office:value-type="float" office:value="45.0824173396">
            <text:p>45.0824173396</text:p>
          </table:table-cell>
          <table:table-cell office:value-type="float" office:value="1">
            <text:p>1</text:p>
          </table:table-cell>
          <table:table-cell office:value-type="float" office:value="0.695">
            <text:p>0.695</text:p>
          </table:table-cell>
          <table:table-cell office:value-type="float" office:value="0.305">
            <text:p>0.305</text:p>
          </table:table-cell>
          <table:table-cell office:value-type="float" office:value="0.0163890325069">
            <text:p>0.0163890325069</text:p>
          </table:table-cell>
          <table:table-cell/>
        </table:table-row>
        <table:table-row table:style-name="ro1">
          <table:table-cell office:value-type="float" office:value="1786.30567868">
            <text:p>1786.30567868</text:p>
          </table:table-cell>
          <table:table-cell office:value-type="float" office:value="45.4398541306">
            <text:p>45.4398541306</text:p>
          </table:table-cell>
          <table:table-cell office:value-type="float" office:value="1">
            <text:p>1</text:p>
          </table:table-cell>
          <table:table-cell office:value-type="float" office:value="0.6925">
            <text:p>0.6925</text:p>
          </table:table-cell>
          <table:table-cell office:value-type="float" office:value="0.3075">
            <text:p>0.3075</text:p>
          </table:table-cell>
          <table:table-cell office:value-type="float" office:value="0.0163741885934">
            <text:p>0.0163741885934</text:p>
          </table:table-cell>
          <table:table-cell/>
        </table:table-row>
        <table:table-row table:style-name="ro1">
          <table:table-cell office:value-type="float" office:value="1787.71960701">
            <text:p>1787.71960701</text:p>
          </table:table-cell>
          <table:table-cell office:value-type="float" office:value="45.6479886723">
            <text:p>45.6479886723</text:p>
          </table:table-cell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float" office:value="0.31">
            <text:p>0.31</text:p>
          </table:table-cell>
          <table:table-cell office:value-type="float" office:value="0.0168742557161">
            <text:p>0.0168742557161</text:p>
          </table:table-cell>
          <table:table-cell/>
        </table:table-row>
        <table:table-row table:style-name="ro1">
          <table:table-cell office:value-type="float" office:value="1788.31517515">
            <text:p>1788.31517515</text:p>
          </table:table-cell>
          <table:table-cell office:value-type="float" office:value="45.6780813892">
            <text:p>45.6780813892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office:value-type="float" office:value="0.0171462069375">
            <text:p>0.0171462069375</text:p>
          </table:table-cell>
          <table:table-cell/>
        </table:table-row>
        <table:table-row table:style-name="ro1">
          <table:table-cell office:value-type="float" office:value="1788.65392658">
            <text:p>1788.65392658</text:p>
          </table:table-cell>
          <table:table-cell office:value-type="float" office:value="45.7834892439">
            <text:p>45.7834892439</text:p>
          </table:table-cell>
          <table:table-cell office:value-type="float" office:value="1">
            <text:p>1</text:p>
          </table:table-cell>
          <table:table-cell office:value-type="float" office:value="0.685">
            <text:p>0.685</text:p>
          </table:table-cell>
          <table:table-cell office:value-type="float" office:value="0.315">
            <text:p>0.315</text:p>
          </table:table-cell>
          <table:table-cell office:value-type="float" office:value="0.0171322876405">
            <text:p>0.0171322876405</text:p>
          </table:table-cell>
          <table:table-cell/>
        </table:table-row>
        <table:table-row table:style-name="ro1">
          <table:table-cell office:value-type="float" office:value="1790.03591305">
            <text:p>1790.03591305</text:p>
          </table:table-cell>
          <table:table-cell office:value-type="float" office:value="46.2308759748">
            <text:p>46.2308759748</text:p>
          </table:table-cell>
          <table:table-cell office:value-type="float" office:value="1">
            <text:p>1</text:p>
          </table:table-cell>
          <table:table-cell office:value-type="float" office:value="0.6825">
            <text:p>0.6825</text:p>
          </table:table-cell>
          <table:table-cell office:value-type="float" office:value="0.3175">
            <text:p>0.3175</text:p>
          </table:table-cell>
          <table:table-cell office:value-type="float" office:value="0.0172396347061">
            <text:p>0.0172396347061</text:p>
          </table:table-cell>
          <table:table-cell/>
        </table:table-row>
        <table:table-row table:style-name="ro1">
          <table:table-cell office:value-type="float" office:value="1791.49642709">
            <text:p>1791.49642709</text:p>
          </table:table-cell>
          <table:table-cell office:value-type="float" office:value="46.3676948608">
            <text:p>46.3676948608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0179132192298">
            <text:p>0.0179132192298</text:p>
          </table:table-cell>
          <table:table-cell/>
        </table:table-row>
        <table:table-row table:style-name="ro1">
          <table:table-cell office:value-type="float" office:value="1792.07288916">
            <text:p>1792.07288916</text:p>
          </table:table-cell>
          <table:table-cell office:value-type="float" office:value="46.461460804">
            <text:p>46.461460804</text:p>
          </table:table-cell>
          <table:table-cell office:value-type="float" office:value="1">
            <text:p>1</text:p>
          </table:table-cell>
          <table:table-cell office:value-type="float" office:value="0.6775">
            <text:p>0.6775</text:p>
          </table:table-cell>
          <table:table-cell office:value-type="float" office:value="0.3225">
            <text:p>0.3225</text:p>
          </table:table-cell>
          <table:table-cell office:value-type="float" office:value="0.0180779803194">
            <text:p>0.0180779803194</text:p>
          </table:table-cell>
          <table:table-cell/>
        </table:table-row>
        <table:table-row table:style-name="ro1">
          <table:table-cell office:value-type="float" office:value="1792.31779262">
            <text:p>1792.31779262</text:p>
          </table:table-cell>
          <table:table-cell office:value-type="float" office:value="46.4656562424">
            <text:p>46.4656562424</text:p>
          </table:table-cell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325">
            <text:p>0.325</text:p>
          </table:table-cell>
          <table:table-cell office:value-type="float" office:value="0.0181667906259">
            <text:p>0.0181667906259</text:p>
          </table:table-cell>
          <table:table-cell/>
        </table:table-row>
        <table:table-row table:style-name="ro1">
          <table:table-cell office:value-type="float" office:value="1792.6212737">
            <text:p>1792.6212737</text:p>
          </table:table-cell>
          <table:table-cell office:value-type="float" office:value="46.5828532367">
            <text:p>46.5828532367</text:p>
          </table:table-cell>
          <table:table-cell office:value-type="float" office:value="1">
            <text:p>1</text:p>
          </table:table-cell>
          <table:table-cell office:value-type="float" office:value="0.6725">
            <text:p>0.6725</text:p>
          </table:table-cell>
          <table:table-cell office:value-type="float" office:value="0.3275">
            <text:p>0.3275</text:p>
          </table:table-cell>
          <table:table-cell office:value-type="float" office:value="0.0181105118912">
            <text:p>0.0181105118912</text:p>
          </table:table-cell>
          <table:table-cell/>
        </table:table-row>
        <table:table-row table:style-name="ro1">
          <table:table-cell office:value-type="float" office:value="1793.71801545">
            <text:p>1793.71801545</text:p>
          </table:table-cell>
          <table:table-cell office:value-type="float" office:value="46.9043529453">
            <text:p>46.9043529453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office:value-type="float" office:value="0.33">
            <text:p>0.33</text:p>
          </table:table-cell>
          <table:table-cell office:value-type="float" office:value="0.0182422192258">
            <text:p>0.0182422192258</text:p>
          </table:table-cell>
          <table:table-cell/>
        </table:table-row>
        <table:table-row table:style-name="ro1">
          <table:table-cell office:value-type="float" office:value="1794.82750766">
            <text:p>1794.82750766</text:p>
          </table:table-cell>
          <table:table-cell office:value-type="float" office:value="47.0266501175">
            <text:p>47.0266501175</text:p>
          </table:table-cell>
          <table:table-cell office:value-type="float" office:value="1">
            <text:p>1</text:p>
          </table:table-cell>
          <table:table-cell office:value-type="float" office:value="0.6675">
            <text:p>0.6675</text:p>
          </table:table-cell>
          <table:table-cell office:value-type="float" office:value="0.3325">
            <text:p>0.3325</text:p>
          </table:table-cell>
          <table:table-cell office:value-type="float" office:value="0.0187283196328">
            <text:p>0.0187283196328</text:p>
          </table:table-cell>
          <table:table-cell/>
        </table:table-row>
        <table:table-row table:style-name="ro1">
          <table:table-cell office:value-type="float" office:value="1795.46825783">
            <text:p>1795.46825783</text:p>
          </table:table-cell>
          <table:table-cell office:value-type="float" office:value="47.1606530153">
            <text:p>47.1606530153</text:p>
          </table:table-cell>
          <table:table-cell office:value-type="float" office:value="1">
            <text:p>1</text:p>
          </table:table-cell>
          <table:table-cell office:value-type="float" office:value="0.665">
            <text:p>0.665</text:p>
          </table:table-cell>
          <table:table-cell office:value-type="float" office:value="0.335">
            <text:p>0.335</text:p>
          </table:table-cell>
          <table:table-cell office:value-type="float" office:value="0.0188732336009">
            <text:p>0.0188732336009</text:p>
          </table:table-cell>
          <table:table-cell/>
        </table:table-row>
        <table:table-row table:style-name="ro1">
          <table:table-cell office:value-type="float" office:value="1796.07713365">
            <text:p>1796.07713365</text:p>
          </table:table-cell>
          <table:table-cell office:value-type="float" office:value="47.2702004467">
            <text:p>47.2702004467</text:p>
          </table:table-cell>
          <table:table-cell office:value-type="float" office:value="1">
            <text:p>1</text:p>
          </table:table-cell>
          <table:table-cell office:value-type="float" office:value="0.6625">
            <text:p>0.6625</text:p>
          </table:table-cell>
          <table:table-cell office:value-type="float" office:value="0.3375">
            <text:p>0.3375</text:p>
          </table:table-cell>
          <table:table-cell office:value-type="float" office:value="0.0190387630008">
            <text:p>0.0190387630008</text:p>
          </table:table-cell>
          <table:table-cell/>
        </table:table-row>
        <table:table-row table:style-name="ro1">
          <table:table-cell office:value-type="float" office:value="1796.73925731">
            <text:p>1796.73925731</text:p>
          </table:table-cell>
          <table:table-cell office:value-type="float" office:value="47.4255024779">
            <text:p>47.4255024779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office:value-type="float" office:value="0.0191621552285">
            <text:p>0.0191621552285</text:p>
          </table:table-cell>
          <table:table-cell/>
        </table:table-row>
        <table:table-row table:style-name="ro1">
          <table:table-cell office:value-type="float" office:value="1797.49184518">
            <text:p>1797.49184518</text:p>
          </table:table-cell>
          <table:table-cell office:value-type="float" office:value="47.5712355937">
            <text:p>47.5712355937</text:p>
          </table:table-cell>
          <table:table-cell office:value-type="float" office:value="1">
            <text:p>1</text:p>
          </table:table-cell>
          <table:table-cell office:value-type="float" office:value="0.6575">
            <text:p>0.6575</text:p>
          </table:table-cell>
          <table:table-cell office:value-type="float" office:value="0.3425">
            <text:p>0.3425</text:p>
          </table:table-cell>
          <table:table-cell office:value-type="float" office:value="0.019367557554">
            <text:p>0.019367557554</text:p>
          </table:table-cell>
          <table:table-cell/>
        </table:table-row>
        <table:table-row table:style-name="ro1">
          <table:table-cell office:value-type="float" office:value="1797.92520065">
            <text:p>1797.92520065</text:p>
          </table:table-cell>
          <table:table-cell office:value-type="float" office:value="47.5988446667">
            <text:p>47.5988446667</text:p>
          </table:table-cell>
          <table:table-cell office:value-type="float" office:value="1">
            <text:p>1</text:p>
          </table:table-cell>
          <table:table-cell office:value-type="float" office:value="0.655">
            <text:p>0.655</text:p>
          </table:table-cell>
          <table:table-cell office:value-type="float" office:value="0.345">
            <text:p>0.345</text:p>
          </table:table-cell>
          <table:table-cell office:value-type="float" office:value="0.0195590972618">
            <text:p>0.0195590972618</text:p>
          </table:table-cell>
          <table:table-cell/>
        </table:table-row>
        <table:table-row table:style-name="ro1">
          <table:table-cell office:value-type="float" office:value="1798.00504576">
            <text:p>1798.00504576</text:p>
          </table:table-cell>
          <table:table-cell office:value-type="float" office:value="47.6031736372">
            <text:p>47.6031736372</text:p>
          </table:table-cell>
          <table:table-cell office:value-type="float" office:value="1">
            <text:p>1</text:p>
          </table:table-cell>
          <table:table-cell office:value-type="float" office:value="0.6525">
            <text:p>0.6525</text:p>
          </table:table-cell>
          <table:table-cell office:value-type="float" office:value="0.3475">
            <text:p>0.3475</text:p>
          </table:table-cell>
          <table:table-cell office:value-type="float" office:value="0.0195274353549">
            <text:p>0.0195274353549</text:p>
          </table:table-cell>
          <table:table-cell/>
        </table:table-row>
        <table:table-row table:style-name="ro1">
          <table:table-cell office:value-type="float" office:value="1798.30216267">
            <text:p>1798.30216267</text:p>
          </table:table-cell>
          <table:table-cell office:value-type="float" office:value="47.7176914293">
            <text:p>47.7176914293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0.35">
            <text:p>0.35</text:p>
          </table:table-cell>
          <table:table-cell office:value-type="float" office:value="0.019466923358">
            <text:p>0.019466923358</text:p>
          </table:table-cell>
          <table:table-cell/>
        </table:table-row>
        <table:table-row table:style-name="ro1">
          <table:table-cell office:value-type="float" office:value="1798.78287458">
            <text:p>1798.78287458</text:p>
          </table:table-cell>
          <table:table-cell office:value-type="float" office:value="47.7954584022">
            <text:p>47.7954584022</text:p>
          </table:table-cell>
          <table:table-cell office:value-type="float" office:value="1">
            <text:p>1</text:p>
          </table:table-cell>
          <table:table-cell office:value-type="float" office:value="0.6475">
            <text:p>0.6475</text:p>
          </table:table-cell>
          <table:table-cell office:value-type="float" office:value="0.3525">
            <text:p>0.3525</text:p>
          </table:table-cell>
          <table:table-cell office:value-type="float" office:value="0.0195995855611">
            <text:p>0.0195995855611</text:p>
          </table:table-cell>
          <table:table-cell/>
        </table:table-row>
        <table:table-row table:style-name="ro1">
          <table:table-cell office:value-type="float" office:value="1799.6063829">
            <text:p>1799.6063829</text:p>
          </table:table-cell>
          <table:table-cell office:value-type="float" office:value="48.0470947567">
            <text:p>48.0470947567</text:p>
          </table:table-cell>
          <table:table-cell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0.355">
            <text:p>0.355</text:p>
          </table:table-cell>
          <table:table-cell office:value-type="float" office:value="0.0196661983898">
            <text:p>0.0196661983898</text:p>
          </table:table-cell>
          <table:table-cell/>
        </table:table-row>
        <table:table-row table:style-name="ro1">
          <table:table-cell office:value-type="float" office:value="1800.95833796">
            <text:p>1800.95833796</text:p>
          </table:table-cell>
          <table:table-cell office:value-type="float" office:value="48.3362404272">
            <text:p>48.3362404272</text:p>
          </table:table-cell>
          <table:table-cell office:value-type="float" office:value="1">
            <text:p>1</text:p>
          </table:table-cell>
          <table:table-cell office:value-type="float" office:value="0.6425">
            <text:p>0.6425</text:p>
          </table:table-cell>
          <table:table-cell office:value-type="float" office:value="0.3575">
            <text:p>0.3575</text:p>
          </table:table-cell>
          <table:table-cell office:value-type="float" office:value="0.0200530879105">
            <text:p>0.0200530879105</text:p>
          </table:table-cell>
          <table:table-cell/>
        </table:table-row>
        <table:table-row table:style-name="ro1">
          <table:table-cell office:value-type="float" office:value="1801.73205482">
            <text:p>1801.73205482</text:p>
          </table:table-cell>
          <table:table-cell office:value-type="float" office:value="48.3565815002">
            <text:p>48.3565815002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0.36">
            <text:p>0.36</text:p>
          </table:table-cell>
          <table:table-cell office:value-type="float" office:value="0.0205202634159">
            <text:p>0.0205202634159</text:p>
          </table:table-cell>
          <table:table-cell/>
        </table:table-row>
        <table:table-row table:style-name="ro1">
          <table:table-cell office:value-type="float" office:value="1802.08770417">
            <text:p>1802.08770417</text:p>
          </table:table-cell>
          <table:table-cell office:value-type="float" office:value="48.4785001686">
            <text:p>48.4785001686</text:p>
          </table:table-cell>
          <table:table-cell office:value-type="float" office:value="1">
            <text:p>1</text:p>
          </table:table-cell>
          <table:table-cell office:value-type="float" office:value="0.6375">
            <text:p>0.6375</text:p>
          </table:table-cell>
          <table:table-cell office:value-type="float" office:value="0.3625">
            <text:p>0.3625</text:p>
          </table:table-cell>
          <table:table-cell office:value-type="float" office:value="0.0204766875397">
            <text:p>0.0204766875397</text:p>
          </table:table-cell>
          <table:table-cell/>
        </table:table-row>
        <table:table-row table:style-name="ro1">
          <table:table-cell office:value-type="float" office:value="1802.5713868">
            <text:p>1802.5713868</text:p>
          </table:table-cell>
          <table:table-cell office:value-type="float" office:value="48.5500545524">
            <text:p>48.55005455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0.365">
            <text:p>0.365</text:p>
          </table:table-cell>
          <table:table-cell office:value-type="float" office:value="0.0206284909513">
            <text:p>0.0206284909513</text:p>
          </table:table-cell>
          <table:table-cell/>
        </table:table-row>
        <table:table-row table:style-name="ro1">
          <table:table-cell office:value-type="float" office:value="1803.18239395">
            <text:p>1803.18239395</text:p>
          </table:table-cell>
          <table:table-cell office:value-type="float" office:value="48.7229030291">
            <text:p>48.7229030291</text:p>
          </table:table-cell>
          <table:table-cell office:value-type="float" office:value="1">
            <text:p>1</text:p>
          </table:table-cell>
          <table:table-cell office:value-type="float" office:value="0.6325">
            <text:p>0.6325</text:p>
          </table:table-cell>
          <table:table-cell office:value-type="float" office:value="0.3675">
            <text:p>0.3675</text:p>
          </table:table-cell>
          <table:table-cell office:value-type="float" office:value="0.0206840733623">
            <text:p>0.0206840733623</text:p>
          </table:table-cell>
          <table:table-cell/>
        </table:table-row>
        <table:table-row table:style-name="ro1">
          <table:table-cell office:value-type="float" office:value="1804.0672732">
            <text:p>1804.0672732</text:p>
          </table:table-cell>
          <table:table-cell office:value-type="float" office:value="48.9040062511">
            <text:p>48.9040062511</text:p>
          </table:table-cell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37">
            <text:p>0.37</text:p>
          </table:table-cell>
          <table:table-cell office:value-type="float" office:value="0.0209343322647">
            <text:p>0.0209343322647</text:p>
          </table:table-cell>
          <table:table-cell/>
        </table:table-row>
        <table:table-row table:style-name="ro1">
          <table:table-cell office:value-type="float" office:value="1804.92714866">
            <text:p>1804.92714866</text:p>
          </table:table-cell>
          <table:table-cell office:value-type="float" office:value="49.0668532147">
            <text:p>49.0668532147</text:p>
          </table:table-cell>
          <table:table-cell office:value-type="float" office:value="1">
            <text:p>1</text:p>
          </table:table-cell>
          <table:table-cell office:value-type="float" office:value="0.6275">
            <text:p>0.6275</text:p>
          </table:table-cell>
          <table:table-cell office:value-type="float" office:value="0.3725">
            <text:p>0.3725</text:p>
          </table:table-cell>
          <table:table-cell office:value-type="float" office:value="0.0212038812053">
            <text:p>0.0212038812053</text:p>
          </table:table-cell>
          <table:table-cell/>
        </table:table-row>
        <table:table-row table:style-name="ro1">
          <table:table-cell office:value-type="float" office:value="1805.34707525">
            <text:p>1805.34707525</text:p>
          </table:table-cell>
          <table:table-cell office:value-type="float" office:value="49.0719768835">
            <text:p>49.0719768835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office:value-type="float" office:value="0.0214423075783">
            <text:p>0.0214423075783</text:p>
          </table:table-cell>
          <table:table-cell/>
        </table:table-row>
        <table:table-row table:style-name="ro1">
          <table:table-cell office:value-type="float" office:value="1805.43423588">
            <text:p>1805.43423588</text:p>
          </table:table-cell>
          <table:table-cell office:value-type="float" office:value="49.1017174695">
            <text:p>49.1017174695</text:p>
          </table:table-cell>
          <table:table-cell office:value-type="float" office:value="1">
            <text:p>1</text:p>
          </table:table-cell>
          <table:table-cell office:value-type="float" office:value="0.6225">
            <text:p>0.6225</text:p>
          </table:table-cell>
          <table:table-cell office:value-type="float" office:value="0.3775">
            <text:p>0.3775</text:p>
          </table:table-cell>
          <table:table-cell office:value-type="float" office:value="0.0213639360008">
            <text:p>0.0213639360008</text:p>
          </table:table-cell>
          <table:table-cell/>
        </table:table-row>
        <table:table-row table:style-name="ro1">
          <table:table-cell office:value-type="float" office:value="1806.01486856">
            <text:p>1806.01486856</text:p>
          </table:table-cell>
          <table:table-cell office:value-type="float" office:value="49.304229954">
            <text:p>49.304229954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0.38">
            <text:p>0.38</text:p>
          </table:table-cell>
          <table:table-cell office:value-type="float" office:value="0.0213368765733">
            <text:p>0.0213368765733</text:p>
          </table:table-cell>
          <table:table-cell/>
        </table:table-row>
        <table:table-row table:style-name="ro1">
          <table:table-cell office:value-type="float" office:value="1807.53071755">
            <text:p>1807.53071755</text:p>
          </table:table-cell>
          <table:table-cell office:value-type="float" office:value="49.7080570645">
            <text:p>49.7080570645</text:p>
          </table:table-cell>
          <table:table-cell office:value-type="float" office:value="1">
            <text:p>1</text:p>
          </table:table-cell>
          <table:table-cell office:value-type="float" office:value="0.6175">
            <text:p>0.6175</text:p>
          </table:table-cell>
          <table:table-cell office:value-type="float" office:value="0.3825">
            <text:p>0.3825</text:p>
          </table:table-cell>
          <table:table-cell office:value-type="float" office:value="0.0216518185184">
            <text:p>0.0216518185184</text:p>
          </table:table-cell>
          <table:table-cell/>
        </table:table-row>
        <table:table-row table:style-name="ro1">
          <table:table-cell office:value-type="float" office:value="1808.74395096">
            <text:p>1808.74395096</text:p>
          </table:table-cell>
          <table:table-cell office:value-type="float" office:value="49.7895233203">
            <text:p>49.7895233203</text:p>
          </table:table-cell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office:value-type="float" office:value="0.385">
            <text:p>0.385</text:p>
          </table:table-cell>
          <table:table-cell office:value-type="float" office:value="0.0223807107295">
            <text:p>0.0223807107295</text:p>
          </table:table-cell>
          <table:table-cell/>
        </table:table-row>
        <table:table-row table:style-name="ro1">
          <table:table-cell office:value-type="float" office:value="1809.04910567">
            <text:p>1809.04910567</text:p>
          </table:table-cell>
          <table:table-cell office:value-type="float" office:value="49.8301189485">
            <text:p>49.8301189485</text:p>
          </table:table-cell>
          <table:table-cell office:value-type="float" office:value="1">
            <text:p>1</text:p>
          </table:table-cell>
          <table:table-cell office:value-type="float" office:value="0.6125">
            <text:p>0.6125</text:p>
          </table:table-cell>
          <table:table-cell office:value-type="float" office:value="0.3875">
            <text:p>0.3875</text:p>
          </table:table-cell>
          <table:table-cell office:value-type="float" office:value="0.0224583948195">
            <text:p>0.0224583948195</text:p>
          </table:table-cell>
          <table:table-cell/>
        </table:table-row>
        <table:table-row table:style-name="ro1">
          <table:table-cell office:value-type="float" office:value="1809.20454873">
            <text:p>1809.20454873</text:p>
          </table:table-cell>
          <table:table-cell office:value-type="float" office:value="49.851700544">
            <text:p>49.851700544</text:p>
          </table:table-cell>
          <table:table-cell office:value-type="float" office:value="1">
            <text:p>1</text:p>
          </table:table-cell>
          <table:table-cell office:value-type="float" office:value="0.61">
            <text:p>0.61</text:p>
          </table:table-cell>
          <table:table-cell office:value-type="float" office:value="0.39">
            <text:p>0.39</text:p>
          </table:table-cell>
          <table:table-cell office:value-type="float" office:value="0.0224481341966">
            <text:p>0.0224481341966</text:p>
          </table:table-cell>
          <table:table-cell/>
        </table:table-row>
        <table:table-row table:style-name="ro1">
          <table:table-cell office:value-type="float" office:value="1809.3604413">
            <text:p>1809.3604413</text:p>
          </table:table-cell>
          <table:table-cell office:value-type="float" office:value="49.8924759746">
            <text:p>49.8924759746</text:p>
          </table:table-cell>
          <table:table-cell office:value-type="float" office:value="1">
            <text:p>1</text:p>
          </table:table-cell>
          <table:table-cell office:value-type="float" office:value="0.6075">
            <text:p>0.6075</text:p>
          </table:table-cell>
          <table:table-cell office:value-type="float" office:value="0.3925">
            <text:p>0.3925</text:p>
          </table:table-cell>
          <table:table-cell office:value-type="float" office:value="0.0224042686802">
            <text:p>0.0224042686802</text:p>
          </table:table-cell>
          <table:table-cell/>
        </table:table-row>
        <table:table-row table:style-name="ro1">
          <table:table-cell office:value-type="float" office:value="1809.72873704">
            <text:p>1809.72873704</text:p>
          </table:table-cell>
          <table:table-cell office:value-type="float" office:value="49.99901884">
            <text:p>49.99901884</text:p>
          </table:table-cell>
          <table:table-cell office:value-type="float" office:value="1">
            <text:p>1</text:p>
          </table:table-cell>
          <table:table-cell office:value-type="float" office:value="0.605">
            <text:p>0.605</text:p>
          </table:table-cell>
          <table:table-cell office:value-type="float" office:value="0.395">
            <text:p>0.395</text:p>
          </table:table-cell>
          <table:table-cell office:value-type="float" office:value="0.0223941841799">
            <text:p>0.0223941841799</text:p>
          </table:table-cell>
          <table:table-cell/>
        </table:table-row>
        <table:table-row table:style-name="ro1">
          <table:table-cell office:value-type="float" office:value="1810.20892062">
            <text:p>1810.20892062</text:p>
          </table:table-cell>
          <table:table-cell office:value-type="float" office:value="50.0845494086">
            <text:p>50.0845494086</text:p>
          </table:table-cell>
          <table:table-cell office:value-type="float" office:value="1">
            <text:p>1</text:p>
          </table:table-cell>
          <table:table-cell office:value-type="float" office:value="0.6025">
            <text:p>0.6025</text:p>
          </table:table-cell>
          <table:table-cell office:value-type="float" office:value="0.3975">
            <text:p>0.3975</text:p>
          </table:table-cell>
          <table:table-cell office:value-type="float" office:value="0.0225223081828">
            <text:p>0.0225223081828</text:p>
          </table:table-cell>
          <table:table-cell/>
        </table:table-row>
        <table:table-row table:style-name="ro1">
          <table:table-cell office:value-type="float" office:value="1810.80080902">
            <text:p>1810.80080902</text:p>
          </table:table-cell>
          <table:table-cell office:value-type="float" office:value="50.2357741996">
            <text:p>50.2357741996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226054391335">
            <text:p>0.0226054391335</text:p>
          </table:table-cell>
          <table:table-cell/>
        </table:table-row>
        <table:table-row table:style-name="ro1">
          <table:table-cell office:value-type="float" office:value="1811.23524809">
            <text:p>1811.23524809</text:p>
          </table:table-cell>
          <table:table-cell office:value-type="float" office:value="50.258325038">
            <text:p>50.258325038</text:p>
          </table:table-cell>
          <table:table-cell office:value-type="float" office:value="1">
            <text:p>1</text:p>
          </table:table-cell>
          <table:table-cell office:value-type="float" office:value="0.5975">
            <text:p>0.5975</text:p>
          </table:table-cell>
          <table:table-cell office:value-type="float" office:value="0.4025">
            <text:p>0.4025</text:p>
          </table:table-cell>
          <table:table-cell office:value-type="float" office:value="0.02282643501">
            <text:p>0.02282643501</text:p>
          </table:table-cell>
          <table:table-cell/>
        </table:table-row>
        <table:table-row table:style-name="ro1">
          <table:table-cell office:value-type="float" office:value="1811.67425274">
            <text:p>1811.67425274</text:p>
          </table:table-cell>
          <table:table-cell office:value-type="float" office:value="50.4113760573">
            <text:p>50.4113760573</text:p>
          </table:table-cell>
          <table:table-cell office:value-type="float" office:value="1">
            <text:p>1</text:p>
          </table:table-cell>
          <table:table-cell office:value-type="float" office:value="0.595">
            <text:p>0.595</text:p>
          </table:table-cell>
          <table:table-cell office:value-type="float" office:value="0.405">
            <text:p>0.405</text:p>
          </table:table-cell>
          <table:table-cell office:value-type="float" office:value="0.0227778655349">
            <text:p>0.0227778655349</text:p>
          </table:table-cell>
          <table:table-cell/>
        </table:table-row>
        <table:table-row table:style-name="ro1">
          <table:table-cell office:value-type="float" office:value="1812.53151476">
            <text:p>1812.53151476</text:p>
          </table:table-cell>
          <table:table-cell office:value-type="float" office:value="50.6012298456">
            <text:p>50.6012298456</text:p>
          </table:table-cell>
          <table:table-cell office:value-type="float" office:value="1">
            <text:p>1</text:p>
          </table:table-cell>
          <table:table-cell office:value-type="float" office:value="0.5925">
            <text:p>0.5925</text:p>
          </table:table-cell>
          <table:table-cell office:value-type="float" office:value="0.4075">
            <text:p>0.4075</text:p>
          </table:table-cell>
          <table:table-cell office:value-type="float" office:value="0.0230030596608">
            <text:p>0.0230030596608</text:p>
          </table:table-cell>
          <table:table-cell/>
        </table:table-row>
        <table:table-row table:style-name="ro1">
          <table:table-cell office:value-type="float" office:value="1813.16633573">
            <text:p>1813.16633573</text:p>
          </table:table-cell>
          <table:table-cell office:value-type="float" office:value="50.6653044453">
            <text:p>50.6653044453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0.41">
            <text:p>0.41</text:p>
          </table:table-cell>
          <table:table-cell office:value-type="float" office:value="0.0233080500675">
            <text:p>0.0233080500675</text:p>
          </table:table-cell>
          <table:table-cell/>
        </table:table-row>
        <table:table-row table:style-name="ro1">
          <table:table-cell office:value-type="float" office:value="1813.4937822">
            <text:p>1813.4937822</text:p>
          </table:table-cell>
          <table:table-cell office:value-type="float" office:value="50.7322084347">
            <text:p>50.7322084347</text:p>
          </table:table-cell>
          <table:table-cell office:value-type="float" office:value="1">
            <text:p>1</text:p>
          </table:table-cell>
          <table:table-cell office:value-type="float" office:value="0.5875">
            <text:p>0.5875</text:p>
          </table:table-cell>
          <table:table-cell office:value-type="float" office:value="0.4125">
            <text:p>0.4125</text:p>
          </table:table-cell>
          <table:table-cell office:value-type="float" office:value="0.0233452393898">
            <text:p>0.0233452393898</text:p>
          </table:table-cell>
          <table:table-cell/>
        </table:table-row>
        <table:table-row table:style-name="ro1">
          <table:table-cell office:value-type="float" office:value="1814.07730369">
            <text:p>1814.07730369</text:p>
          </table:table-cell>
          <table:table-cell office:value-type="float" office:value="50.8987130414">
            <text:p>50.8987130414</text:p>
          </table:table-cell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415">
            <text:p>0.415</text:p>
          </table:table-cell>
          <table:table-cell office:value-type="float" office:value="0.0233897476509">
            <text:p>0.0233897476509</text:p>
          </table:table-cell>
          <table:table-cell/>
        </table:table-row>
        <table:table-row table:style-name="ro1">
          <table:table-cell office:value-type="float" office:value="1814.57648485">
            <text:p>1814.57648485</text:p>
          </table:table-cell>
          <table:table-cell office:value-type="float" office:value="50.9318808975">
            <text:p>50.9318808975</text:p>
          </table:table-cell>
          <table:table-cell office:value-type="float" office:value="1">
            <text:p>1</text:p>
          </table:table-cell>
          <table:table-cell office:value-type="float" office:value="0.5825">
            <text:p>0.5825</text:p>
          </table:table-cell>
          <table:table-cell office:value-type="float" office:value="0.4175">
            <text:p>0.4175</text:p>
          </table:table-cell>
          <table:table-cell office:value-type="float" office:value="0.0236464411678">
            <text:p>0.0236464411678</text:p>
          </table:table-cell>
          <table:table-cell/>
        </table:table-row>
        <table:table-row table:style-name="ro1">
          <table:table-cell office:value-type="float" office:value="1814.98358859">
            <text:p>1814.98358859</text:p>
          </table:table-cell>
          <table:table-cell office:value-type="float" office:value="51.0615545396">
            <text:p>51.0615545396</text:p>
          </table:table-cell>
          <table:table-cell office:value-type="float" office:value="1">
            <text:p>1</text:p>
          </table:table-cell>
          <table:table-cell office:value-type="float" office:value="0.58">
            <text:p>0.58</text:p>
          </table:table-cell>
          <table:table-cell office:value-type="float" office:value="0.42">
            <text:p>0.42</text:p>
          </table:table-cell>
          <table:table-cell office:value-type="float" office:value="0.0236176874739">
            <text:p>0.0236176874739</text:p>
          </table:table-cell>
          <table:table-cell/>
        </table:table-row>
        <table:table-row table:style-name="ro1">
          <table:table-cell office:value-type="float" office:value="1815.37798391">
            <text:p>1815.37798391</text:p>
          </table:table-cell>
          <table:table-cell office:value-type="float" office:value="51.0896390249">
            <text:p>51.0896390249</text:p>
          </table:table-cell>
          <table:table-cell office:value-type="float" office:value="1">
            <text:p>1</text:p>
          </table:table-cell>
          <table:table-cell office:value-type="float" office:value="0.5775">
            <text:p>0.5775</text:p>
          </table:table-cell>
          <table:table-cell office:value-type="float" office:value="0.4225">
            <text:p>0.4225</text:p>
          </table:table-cell>
          <table:table-cell office:value-type="float" office:value="0.0237945847411">
            <text:p>0.0237945847411</text:p>
          </table:table-cell>
          <table:table-cell/>
        </table:table-row>
        <table:table-row table:style-name="ro1">
          <table:table-cell office:value-type="float" office:value="1815.55160585">
            <text:p>1815.55160585</text:p>
          </table:table-cell>
          <table:table-cell office:value-type="float" office:value="51.1310033163">
            <text:p>51.1310033163</text:p>
          </table:table-cell>
          <table:table-cell office:value-type="float" office:value="1">
            <text:p>1</text:p>
          </table:table-cell>
          <table:table-cell office:value-type="float" office:value="0.575">
            <text:p>0.575</text:p>
          </table:table-cell>
          <table:table-cell office:value-type="float" office:value="0.425">
            <text:p>0.425</text:p>
          </table:table-cell>
          <table:table-cell office:value-type="float" office:value="0.0237545401856">
            <text:p>0.0237545401856</text:p>
          </table:table-cell>
          <table:table-cell/>
        </table:table-row>
        <table:table-row table:style-name="ro1">
          <table:table-cell office:value-type="float" office:value="1815.80179669">
            <text:p>1815.80179669</text:p>
          </table:table-cell>
          <table:table-cell office:value-type="float" office:value="51.1897153603">
            <text:p>51.1897153603</text:p>
          </table:table-cell>
          <table:table-cell office:value-type="float" office:value="1">
            <text:p>1</text:p>
          </table:table-cell>
          <table:table-cell office:value-type="float" office:value="0.5725">
            <text:p>0.5725</text:p>
          </table:table-cell>
          <table:table-cell office:value-type="float" office:value="0.4275">
            <text:p>0.4275</text:p>
          </table:table-cell>
          <table:table-cell office:value-type="float" office:value="0.0237411319217">
            <text:p>0.0237411319217</text:p>
          </table:table-cell>
          <table:table-cell/>
        </table:table-row>
        <table:table-row table:style-name="ro1">
          <table:table-cell office:value-type="float" office:value="1816.15795214">
            <text:p>1816.15795214</text:p>
          </table:table-cell>
          <table:table-cell office:value-type="float" office:value="51.273465497">
            <text:p>51.273465497</text:p>
          </table:table-cell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float" office:value="0.43">
            <text:p>0.43</text:p>
          </table:table-cell>
          <table:table-cell office:value-type="float" office:value="0.0237645003191">
            <text:p>0.0237645003191</text:p>
          </table:table-cell>
          <table:table-cell/>
        </table:table-row>
        <table:table-row table:style-name="ro1">
          <table:table-cell office:value-type="float" office:value="1816.3806268">
            <text:p>1816.3806268</text:p>
          </table:table-cell>
          <table:table-cell office:value-type="float" office:value="51.2787852246">
            <text:p>51.2787852246</text:p>
          </table:table-cell>
          <table:table-cell office:value-type="float" office:value="1">
            <text:p>1</text:p>
          </table:table-cell>
          <table:table-cell office:value-type="float" office:value="0.5675">
            <text:p>0.5675</text:p>
          </table:table-cell>
          <table:table-cell office:value-type="float" office:value="0.4325">
            <text:p>0.4325</text:p>
          </table:table-cell>
          <table:table-cell office:value-type="float" office:value="0.0238359077195">
            <text:p>0.0238359077195</text:p>
          </table:table-cell>
          <table:table-cell/>
        </table:table-row>
        <table:table-row table:style-name="ro1">
          <table:table-cell office:value-type="float" office:value="1816.49166543">
            <text:p>1816.49166543</text:p>
          </table:table-cell>
          <table:table-cell office:value-type="float" office:value="51.3178809487">
            <text:p>51.3178809487</text:p>
          </table:table-cell>
          <table:table-cell office:value-type="float" office:value="1">
            <text:p>1</text:p>
          </table:table-cell>
          <table:table-cell office:value-type="float" office:value="0.565">
            <text:p>0.565</text:p>
          </table:table-cell>
          <table:table-cell office:value-type="float" office:value="0.435">
            <text:p>0.435</text:p>
          </table:table-cell>
          <table:table-cell office:value-type="float" office:value="0.0237493315865">
            <text:p>0.0237493315865</text:p>
          </table:table-cell>
          <table:table-cell/>
        </table:table-row>
        <table:table-row table:style-name="ro1">
          <table:table-cell office:value-type="float" office:value="1816.98105016">
            <text:p>1816.98105016</text:p>
          </table:table-cell>
          <table:table-cell office:value-type="float" office:value="51.4745391165">
            <text:p>51.4745391165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237290289077">
            <text:p>0.0237290289077</text:p>
          </table:table-cell>
          <table:table-cell/>
        </table:table-row>
        <table:table-row table:style-name="ro1">
          <table:table-cell office:value-type="float" office:value="1817.81187149">
            <text:p>1817.81187149</text:p>
          </table:table-cell>
          <table:table-cell office:value-type="float" office:value="51.6502094792">
            <text:p>51.6502094792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0.44">
            <text:p>0.44</text:p>
          </table:table-cell>
          <table:table-cell office:value-type="float" office:value="0.0239630331612">
            <text:p>0.0239630331612</text:p>
          </table:table-cell>
          <table:table-cell/>
        </table:table-row>
        <table:table-row table:style-name="ro1">
          <table:table-cell office:value-type="float" office:value="1818.38996143">
            <text:p>1818.38996143</text:p>
          </table:table-cell>
          <table:table-cell office:value-type="float" office:value="51.7057750938">
            <text:p>51.7057750938</text:p>
          </table:table-cell>
          <table:table-cell office:value-type="float" office:value="1">
            <text:p>1</text:p>
          </table:table-cell>
          <table:table-cell office:value-type="float" office:value="0.5575">
            <text:p>0.5575</text:p>
          </table:table-cell>
          <table:table-cell office:value-type="float" office:value="0.4425">
            <text:p>0.4425</text:p>
          </table:table-cell>
          <table:table-cell office:value-type="float" office:value="0.0242424367334">
            <text:p>0.0242424367334</text:p>
          </table:table-cell>
          <table:table-cell/>
        </table:table-row>
        <table:table-row table:style-name="ro1">
          <table:table-cell office:value-type="float" office:value="1818.53780023">
            <text:p>1818.53780023</text:p>
          </table:table-cell>
          <table:table-cell office:value-type="float" office:value="51.7093449981">
            <text:p>51.7093449981</text:p>
          </table:table-cell>
          <table:table-cell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0.445">
            <text:p>0.445</text:p>
          </table:table-cell>
          <table:table-cell office:value-type="float" office:value="0.0242351972627">
            <text:p>0.0242351972627</text:p>
          </table:table-cell>
          <table:table-cell/>
        </table:table-row>
        <table:table-row table:style-name="ro1">
          <table:table-cell office:value-type="float" office:value="1818.64648246">
            <text:p>1818.64648246</text:p>
          </table:table-cell>
          <table:table-cell office:value-type="float" office:value="51.7492479842">
            <text:p>51.7492479842</text:p>
          </table:table-cell>
          <table:table-cell office:value-type="float" office:value="1">
            <text:p>1</text:p>
          </table:table-cell>
          <table:table-cell office:value-type="float" office:value="0.5525">
            <text:p>0.5525</text:p>
          </table:table-cell>
          <table:table-cell office:value-type="float" office:value="0.4475">
            <text:p>0.4475</text:p>
          </table:table-cell>
          <table:table-cell office:value-type="float" office:value="0.0241560293667">
            <text:p>0.0241560293667</text:p>
          </table:table-cell>
          <table:table-cell/>
        </table:table-row>
        <table:table-row table:style-name="ro1">
          <table:table-cell office:value-type="float" office:value="1818.76270672">
            <text:p>1818.76270672</text:p>
          </table:table-cell>
          <table:table-cell office:value-type="float" office:value="51.7558347031">
            <text:p>51.7558347031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.45">
            <text:p>0.45</text:p>
          </table:table-cell>
          <table:table-cell office:value-type="float" office:value="0.0241273827849">
            <text:p>0.0241273827849</text:p>
          </table:table-cell>
          <table:table-cell/>
        </table:table-row>
        <table:table-row table:style-name="ro1">
          <table:table-cell office:value-type="float" office:value="1819.06724134">
            <text:p>1819.06724134</text:p>
          </table:table-cell>
          <table:table-cell office:value-type="float" office:value="51.871061832">
            <text:p>51.871061832</text:p>
          </table:table-cell>
          <table:table-cell office:value-type="float" office:value="1">
            <text:p>1</text:p>
          </table:table-cell>
          <table:table-cell office:value-type="float" office:value="0.5475">
            <text:p>0.5475</text:p>
          </table:table-cell>
          <table:table-cell office:value-type="float" office:value="0.4525">
            <text:p>0.4525</text:p>
          </table:table-cell>
          <table:table-cell office:value-type="float" office:value="0.0240381905813">
            <text:p>0.0240381905813</text:p>
          </table:table-cell>
          <table:table-cell/>
        </table:table-row>
        <table:table-row table:style-name="ro1">
          <table:table-cell office:value-type="float" office:value="1819.737447">
            <text:p>1819.737447</text:p>
          </table:table-cell>
          <table:table-cell office:value-type="float" office:value="52.0239169673">
            <text:p>52.0239169673</text:p>
          </table:table-cell>
          <table:table-cell office:value-type="float" office:value="1">
            <text:p>1</text:p>
          </table:table-cell>
          <table:table-cell office:value-type="float" office:value="0.545">
            <text:p>0.545</text:p>
          </table:table-cell>
          <table:table-cell office:value-type="float" office:value="0.455">
            <text:p>0.455</text:p>
          </table:table-cell>
          <table:table-cell office:value-type="float" office:value="0.0241806496546">
            <text:p>0.0241806496546</text:p>
          </table:table-cell>
          <table:table-cell/>
        </table:table-row>
        <table:table-row table:style-name="ro1">
          <table:table-cell office:value-type="float" office:value="1820.38064249">
            <text:p>1820.38064249</text:p>
          </table:table-cell>
          <table:table-cell office:value-type="float" office:value="52.1283400271">
            <text:p>52.1283400271</text:p>
          </table:table-cell>
          <table:table-cell office:value-type="float" office:value="1">
            <text:p>1</text:p>
          </table:table-cell>
          <table:table-cell office:value-type="float" office:value="0.5425">
            <text:p>0.5425</text:p>
          </table:table-cell>
          <table:table-cell office:value-type="float" office:value="0.4575">
            <text:p>0.4575</text:p>
          </table:table-cell>
          <table:table-cell office:value-type="float" office:value="0.0244064792699">
            <text:p>0.0244064792699</text:p>
          </table:table-cell>
          <table:table-cell/>
        </table:table-row>
        <table:table-row table:style-name="ro1">
          <table:table-cell office:value-type="float" office:value="1820.683004">
            <text:p>1820.683004</text:p>
          </table:table-cell>
          <table:table-cell office:value-type="float" office:value="52.1448615713">
            <text:p>52.1448615713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0.46">
            <text:p>0.46</text:p>
          </table:table-cell>
          <table:table-cell office:value-type="float" office:value="0.0245253795603">
            <text:p>0.0245253795603</text:p>
          </table:table-cell>
          <table:table-cell/>
        </table:table-row>
        <table:table-row table:style-name="ro1">
          <table:table-cell office:value-type="float" office:value="1820.94729328">
            <text:p>1820.94729328</text:p>
          </table:table-cell>
          <table:table-cell office:value-type="float" office:value="52.2340557419">
            <text:p>52.2340557419</text:p>
          </table:table-cell>
          <table:table-cell office:value-type="float" office:value="1">
            <text:p>1</text:p>
          </table:table-cell>
          <table:table-cell office:value-type="float" office:value="0.5375">
            <text:p>0.5375</text:p>
          </table:table-cell>
          <table:table-cell office:value-type="float" office:value="0.4625">
            <text:p>0.4625</text:p>
          </table:table-cell>
          <table:table-cell office:value-type="float" office:value="0.0244498728856">
            <text:p>0.0244498728856</text:p>
          </table:table-cell>
          <table:table-cell/>
        </table:table-row>
        <table:table-row table:style-name="ro1">
          <table:table-cell office:value-type="float" office:value="1821.43580929">
            <text:p>1821.43580929</text:p>
          </table:table-cell>
          <table:table-cell office:value-type="float" office:value="52.3402679726">
            <text:p>52.3402679726</text:p>
          </table:table-cell>
          <table:table-cell office:value-type="float" office:value="1">
            <text:p>1</text:p>
          </table:table-cell>
          <table:table-cell office:value-type="float" office:value="0.535">
            <text:p>0.535</text:p>
          </table:table-cell>
          <table:table-cell office:value-type="float" office:value="0.465">
            <text:p>0.465</text:p>
          </table:table-cell>
          <table:table-cell office:value-type="float" office:value="0.0245340831832">
            <text:p>0.0245340831832</text:p>
          </table:table-cell>
          <table:table-cell/>
        </table:table-row>
        <table:table-row table:style-name="ro1">
          <table:table-cell office:value-type="float" office:value="1822.08758115">
            <text:p>1822.08758115</text:p>
          </table:table-cell>
          <table:table-cell office:value-type="float" office:value="52.4947644867">
            <text:p>52.4947644867</text:p>
          </table:table-cell>
          <table:table-cell office:value-type="float" office:value="1">
            <text:p>1</text:p>
          </table:table-cell>
          <table:table-cell office:value-type="float" office:value="0.5325">
            <text:p>0.5325</text:p>
          </table:table-cell>
          <table:table-cell office:value-type="float" office:value="0.4675">
            <text:p>0.4675</text:p>
          </table:table-cell>
          <table:table-cell office:value-type="float" office:value="0.0246560928453">
            <text:p>0.0246560928453</text:p>
          </table:table-cell>
          <table:table-cell/>
        </table:table-row>
        <table:table-row table:style-name="ro1">
          <table:table-cell office:value-type="float" office:value="1822.73293668">
            <text:p>1822.73293668</text:p>
          </table:table-cell>
          <table:table-cell office:value-type="float" office:value="52.5984101849">
            <text:p>52.5984101849</text:p>
          </table:table-cell>
          <table:table-cell office:value-type="float" office:value="1">
            <text:p>1</text:p>
          </table:table-cell>
          <table:table-cell office:value-type="float" office:value="0.53">
            <text:p>0.53</text:p>
          </table:table-cell>
          <table:table-cell office:value-type="float" office:value="0.47">
            <text:p>0.47</text:p>
          </table:table-cell>
          <table:table-cell office:value-type="float" office:value="0.0248861819252">
            <text:p>0.0248861819252</text:p>
          </table:table-cell>
          <table:table-cell/>
        </table:table-row>
        <table:table-row table:style-name="ro1">
          <table:table-cell office:value-type="float" office:value="1823.090684">
            <text:p>1823.090684</text:p>
          </table:table-cell>
          <table:table-cell office:value-type="float" office:value="52.6378634166">
            <text:p>52.6378634166</text:p>
          </table:table-cell>
          <table:table-cell office:value-type="float" office:value="1">
            <text:p>1</text:p>
          </table:table-cell>
          <table:table-cell office:value-type="float" office:value="0.5275">
            <text:p>0.5275</text:p>
          </table:table-cell>
          <table:table-cell office:value-type="float" office:value="0.4725">
            <text:p>0.4725</text:p>
          </table:table-cell>
          <table:table-cell office:value-type="float" office:value="0.0250038000068">
            <text:p>0.0250038000068</text:p>
          </table:table-cell>
          <table:table-cell/>
        </table:table-row>
        <table:table-row table:style-name="ro1">
          <table:table-cell office:value-type="float" office:value="1823.36319094">
            <text:p>1823.36319094</text:p>
          </table:table-cell>
          <table:table-cell office:value-type="float" office:value="52.707412958">
            <text:p>52.707412958</text:p>
          </table:table-cell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475">
            <text:p>0.475</text:p>
          </table:table-cell>
          <table:table-cell office:value-type="float" office:value="0.024974776488">
            <text:p>0.024974776488</text:p>
          </table:table-cell>
          <table:table-cell/>
        </table:table-row>
        <table:table-row table:style-name="ro1">
          <table:table-cell office:value-type="float" office:value="1823.95315992">
            <text:p>1823.95315992</text:p>
          </table:table-cell>
          <table:table-cell office:value-type="float" office:value="52.8738510082">
            <text:p>52.8738510082</text:p>
          </table:table-cell>
          <table:table-cell office:value-type="float" office:value="1">
            <text:p>1</text:p>
          </table:table-cell>
          <table:table-cell office:value-type="float" office:value="0.5225">
            <text:p>0.5225</text:p>
          </table:table-cell>
          <table:table-cell office:value-type="float" office:value="0.4775">
            <text:p>0.4775</text:p>
          </table:table-cell>
          <table:table-cell office:value-type="float" office:value="0.0250126423295">
            <text:p>0.0250126423295</text:p>
          </table:table-cell>
          <table:table-cell/>
        </table:table-row>
        <table:table-row table:style-name="ro1">
          <table:table-cell office:value-type="float" office:value="1824.52742246">
            <text:p>1824.52742246</text:p>
          </table:table-cell>
          <table:table-cell office:value-type="float" office:value="52.9371179775">
            <text:p>52.937117977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0.48">
            <text:p>0.48</text:p>
          </table:table-cell>
          <table:table-cell office:value-type="float" office:value="0.0252709420931">
            <text:p>0.0252709420931</text:p>
          </table:table-cell>
          <table:table-cell/>
        </table:table-row>
        <table:table-row table:style-name="ro1">
          <table:table-cell office:value-type="float" office:value="1824.94030086">
            <text:p>1824.94030086</text:p>
          </table:table-cell>
          <table:table-cell office:value-type="float" office:value="53.0390023669">
            <text:p>53.0390023669</text:p>
          </table:table-cell>
          <table:table-cell office:value-type="float" office:value="1">
            <text:p>1</text:p>
          </table:table-cell>
          <table:table-cell office:value-type="float" office:value="0.5175">
            <text:p>0.5175</text:p>
          </table:table-cell>
          <table:table-cell office:value-type="float" office:value="0.4825">
            <text:p>0.4825</text:p>
          </table:table-cell>
          <table:table-cell office:value-type="float" office:value="0.0252939326804">
            <text:p>0.0252939326804</text:p>
          </table:table-cell>
          <table:table-cell/>
        </table:table-row>
        <table:table-row table:style-name="ro1">
          <table:table-cell office:value-type="float" office:value="1825.61148738">
            <text:p>1825.61148738</text:p>
          </table:table-cell>
          <table:table-cell office:value-type="float" office:value="53.2055925851">
            <text:p>53.2055925851</text:p>
          </table:table-cell>
          <table:table-cell office:value-type="float" office:value="1">
            <text:p>1</text:p>
          </table:table-cell>
          <table:table-cell office:value-type="float" office:value="0.515">
            <text:p>0.515</text:p>
          </table:table-cell>
          <table:table-cell office:value-type="float" office:value="0.485">
            <text:p>0.485</text:p>
          </table:table-cell>
          <table:table-cell office:value-type="float" office:value="0.0254056352667">
            <text:p>0.0254056352667</text:p>
          </table:table-cell>
          <table:table-cell/>
        </table:table-row>
        <table:table-row table:style-name="ro1">
          <table:table-cell office:value-type="float" office:value="1826.72026354">
            <text:p>1826.72026354</text:p>
          </table:table-cell>
          <table:table-cell office:value-type="float" office:value="53.4825128306">
            <text:p>53.4825128306</text:p>
          </table:table-cell>
          <table:table-cell office:value-type="float" office:value="1">
            <text:p>1</text:p>
          </table:table-cell>
          <table:table-cell office:value-type="float" office:value="0.5125">
            <text:p>0.5125</text:p>
          </table:table-cell>
          <table:table-cell office:value-type="float" office:value="0.4875">
            <text:p>0.4875</text:p>
          </table:table-cell>
          <table:table-cell office:value-type="float" office:value="0.0256650157952">
            <text:p>0.0256650157952</text:p>
          </table:table-cell>
          <table:table-cell/>
        </table:table-row>
        <table:table-row table:style-name="ro1">
          <table:table-cell office:value-type="float" office:value="1827.58232165">
            <text:p>1827.58232165</text:p>
          </table:table-cell>
          <table:table-cell office:value-type="float" office:value="53.5504158278">
            <text:p>53.5504158278</text:p>
          </table:table-cell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0.49">
            <text:p>0.49</text:p>
          </table:table-cell>
          <table:table-cell office:value-type="float" office:value="0.0261859823934">
            <text:p>0.0261859823934</text:p>
          </table:table-cell>
          <table:table-cell/>
        </table:table-row>
        <table:table-row table:style-name="ro1">
          <table:table-cell office:value-type="float" office:value="1827.84761651">
            <text:p>1827.84761651</text:p>
          </table:table-cell>
          <table:table-cell office:value-type="float" office:value="53.5886307774">
            <text:p>53.5886307774</text:p>
          </table:table-cell>
          <table:table-cell office:value-type="float" office:value="1">
            <text:p>1</text:p>
          </table:table-cell>
          <table:table-cell office:value-type="float" office:value="0.5075">
            <text:p>0.5075</text:p>
          </table:table-cell>
          <table:table-cell office:value-type="float" office:value="0.4925">
            <text:p>0.4925</text:p>
          </table:table-cell>
          <table:table-cell office:value-type="float" office:value="0.0262212743355">
            <text:p>0.0262212743355</text:p>
          </table:table-cell>
          <table:table-cell/>
        </table:table-row>
        <table:table-row table:style-name="ro1">
          <table:table-cell office:value-type="float" office:value="1829.38151141">
            <text:p>1829.38151141</text:p>
          </table:table-cell>
          <table:table-cell office:value-type="float" office:value="54.1639737852">
            <text:p>54.1639737852</text:p>
          </table:table-cell>
          <table:table-cell office:value-type="float" office:value="1">
            <text:p>1</text:p>
          </table:table-cell>
          <table:table-cell office:value-type="float" office:value="0.505">
            <text:p>0.505</text:p>
          </table:table-cell>
          <table:table-cell office:value-type="float" office:value="0.495">
            <text:p>0.495</text:p>
          </table:table-cell>
          <table:table-cell office:value-type="float" office:value="0.0261793453078">
            <text:p>0.0261793453078</text:p>
          </table:table-cell>
          <table:table-cell/>
        </table:table-row>
        <table:table-row table:style-name="ro1">
          <table:table-cell office:value-type="float" office:value="1830.990873">
            <text:p>1830.990873</text:p>
          </table:table-cell>
          <table:table-cell office:value-type="float" office:value="54.2323754129">
            <text:p>54.2323754129</text:p>
          </table:table-cell>
          <table:table-cell office:value-type="float" office:value="1">
            <text:p>1</text:p>
          </table:table-cell>
          <table:table-cell office:value-type="float" office:value="0.5025">
            <text:p>0.5025</text:p>
          </table:table-cell>
          <table:table-cell office:value-type="float" office:value="0.4975">
            <text:p>0.4975</text:p>
          </table:table-cell>
          <table:table-cell office:value-type="float" office:value="0.0274317052805">
            <text:p>0.0274317052805</text:p>
          </table:table-cell>
          <table:table-cell/>
        </table:table-row>
        <table:table-row table:style-name="ro1">
          <table:table-cell office:value-type="float" office:value="1832.36321588">
            <text:p>1832.36321588</text:p>
          </table:table-cell>
          <table:table-cell office:value-type="float" office:value="54.7129109382">
            <text:p>54.7129109382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0274647424155">
            <text:p>0.0274647424155</text:p>
          </table:table-cell>
          <table:table-cell/>
        </table:table-row>
        <table:table-row table:style-name="ro1">
          <table:table-cell office:value-type="float" office:value="1833.67689636">
            <text:p>1833.67689636</text:p>
          </table:table-cell>
          <table:table-cell office:value-type="float" office:value="54.7578476052">
            <text:p>54.7578476052</text:p>
          </table:table-cell>
          <table:table-cell office:value-type="float" office:value="1">
            <text:p>1</text:p>
          </table:table-cell>
          <table:table-cell office:value-type="float" office:value="0.4975">
            <text:p>0.4975</text:p>
          </table:table-cell>
          <table:table-cell office:value-type="float" office:value="0.5025">
            <text:p>0.5025</text:p>
          </table:table-cell>
          <table:table-cell office:value-type="float" office:value="0.0285300077512">
            <text:p>0.0285300077512</text:p>
          </table:table-cell>
          <table:table-cell/>
        </table:table-row>
        <table:table-row table:style-name="ro1">
          <table:table-cell office:value-type="float" office:value="1833.96362396">
            <text:p>1833.96362396</text:p>
          </table:table-cell>
          <table:table-cell office:value-type="float" office:value="54.8276019777">
            <text:p>54.8276019777</text:p>
          </table:table-cell>
          <table:table-cell office:value-type="float" office:value="1">
            <text:p>1</text:p>
          </table:table-cell>
          <table:table-cell office:value-type="float" office:value="0.495">
            <text:p>0.495</text:p>
          </table:table-cell>
          <table:table-cell office:value-type="float" office:value="0.505">
            <text:p>0.505</text:p>
          </table:table-cell>
          <table:table-cell office:value-type="float" office:value="0.0285009749822">
            <text:p>0.0285009749822</text:p>
          </table:table-cell>
          <table:table-cell/>
        </table:table-row>
        <table:table-row table:style-name="ro1">
          <table:table-cell office:value-type="float" office:value="1834.23829507">
            <text:p>1834.23829507</text:p>
          </table:table-cell>
          <table:table-cell office:value-type="float" office:value="54.8677160501">
            <text:p>54.8677160501</text:p>
          </table:table-cell>
          <table:table-cell office:value-type="float" office:value="1">
            <text:p>1</text:p>
          </table:table-cell>
          <table:table-cell office:value-type="float" office:value="0.4925">
            <text:p>0.4925</text:p>
          </table:table-cell>
          <table:table-cell office:value-type="float" office:value="0.5075">
            <text:p>0.5075</text:p>
          </table:table-cell>
          <table:table-cell office:value-type="float" office:value="0.0285364783009">
            <text:p>0.0285364783009</text:p>
          </table:table-cell>
          <table:table-cell/>
        </table:table-row>
        <table:table-row table:style-name="ro1">
          <table:table-cell office:value-type="float" office:value="1835.22647551">
            <text:p>1835.22647551</text:p>
          </table:table-cell>
          <table:table-cell office:value-type="float" office:value="55.2228741535">
            <text:p>55.2228741535</text:p>
          </table:table-cell>
          <table:table-cell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0284933070875">
            <text:p>0.0284933070875</text:p>
          </table:table-cell>
          <table:table-cell/>
        </table:table-row>
        <table:table-row table:style-name="ro1">
          <table:table-cell office:value-type="float" office:value="1836.27924427">
            <text:p>1836.27924427</text:p>
          </table:table-cell>
          <table:table-cell office:value-type="float" office:value="55.2888235536">
            <text:p>55.2888235536</text:p>
          </table:table-cell>
          <table:table-cell office:value-type="float" office:value="1">
            <text:p>1</text:p>
          </table:table-cell>
          <table:table-cell office:value-type="float" office:value="0.4875">
            <text:p>0.4875</text:p>
          </table:table-cell>
          <table:table-cell office:value-type="float" office:value="0.5125">
            <text:p>0.5125</text:p>
          </table:table-cell>
          <table:table-cell office:value-type="float" office:value="0.0292615103597">
            <text:p>0.0292615103597</text:p>
          </table:table-cell>
          <table:table-cell/>
        </table:table-row>
        <table:table-row table:style-name="ro1">
          <table:table-cell office:value-type="float" office:value="1837.05917716">
            <text:p>1837.05917716</text:p>
          </table:table-cell>
          <table:table-cell office:value-type="float" office:value="55.53484731">
            <text:p>55.53484731</text:p>
          </table:table-cell>
          <table:table-cell office:value-type="float" office:value="1">
            <text:p>1</text:p>
          </table:table-cell>
          <table:table-cell office:value-type="float" office:value="0.485">
            <text:p>0.485</text:p>
          </table:table-cell>
          <table:table-cell office:value-type="float" office:value="0.515">
            <text:p>0.515</text:p>
          </table:table-cell>
          <table:table-cell office:value-type="float" office:value="0.029284742812">
            <text:p>0.029284742812</text:p>
          </table:table-cell>
          <table:table-cell/>
        </table:table-row>
        <table:table-row table:style-name="ro1">
          <table:table-cell office:value-type="float" office:value="1837.689626">
            <text:p>1837.689626</text:p>
          </table:table-cell>
          <table:table-cell office:value-type="float" office:value="55.5410030918">
            <text:p>55.5410030918</text:p>
          </table:table-cell>
          <table:table-cell office:value-type="float" office:value="1">
            <text:p>1</text:p>
          </table:table-cell>
          <table:table-cell office:value-type="float" office:value="0.4825">
            <text:p>0.4825</text:p>
          </table:table-cell>
          <table:table-cell office:value-type="float" office:value="0.5175">
            <text:p>0.5175</text:p>
          </table:table-cell>
          <table:table-cell office:value-type="float" office:value="0.0297700703116">
            <text:p>0.0297700703116</text:p>
          </table:table-cell>
          <table:table-cell/>
        </table:table-row>
        <table:table-row table:style-name="ro1">
          <table:table-cell office:value-type="float" office:value="1837.7559855">
            <text:p>1837.7559855</text:p>
          </table:table-cell>
          <table:table-cell office:value-type="float" office:value="55.5613911071">
            <text:p>55.5613911071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0296448980052">
            <text:p>0.0296448980052</text:p>
          </table:table-cell>
          <table:table-cell/>
        </table:table-row>
        <table:table-row table:style-name="ro1">
          <table:table-cell office:value-type="float" office:value="1838.05046245">
            <text:p>1838.05046245</text:p>
          </table:table-cell>
          <table:table-cell office:value-type="float" office:value="55.6587938745">
            <text:p>55.6587938745</text:p>
          </table:table-cell>
          <table:table-cell office:value-type="float" office:value="1">
            <text:p>1</text:p>
          </table:table-cell>
          <table:table-cell office:value-type="float" office:value="0.4775">
            <text:p>0.4775</text:p>
          </table:table-cell>
          <table:table-cell office:value-type="float" office:value="0.5225">
            <text:p>0.5225</text:p>
          </table:table-cell>
          <table:table-cell office:value-type="float" office:value="0.029542306816">
            <text:p>0.029542306816</text:p>
          </table:table-cell>
          <table:table-cell/>
        </table:table-row>
        <table:table-row table:style-name="ro1">
          <table:table-cell office:value-type="float" office:value="1838.35406756">
            <text:p>1838.35406756</text:p>
          </table:table-cell>
          <table:table-cell office:value-type="float" office:value="55.6828331506">
            <text:p>55.6828331506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25">
            <text:p>0.525</text:p>
          </table:table-cell>
          <table:table-cell office:value-type="float" office:value="0.0296488976928">
            <text:p>0.0296488976928</text:p>
          </table:table-cell>
          <table:table-cell/>
        </table:table-row>
        <table:table-row table:style-name="ro1">
          <table:table-cell office:value-type="float" office:value="1838.54944968">
            <text:p>1838.54944968</text:p>
          </table:table-cell>
          <table:table-cell office:value-type="float" office:value="55.7369467211">
            <text:p>55.7369467211</text:p>
          </table:table-cell>
          <table:table-cell office:value-type="float" office:value="1">
            <text:p>1</text:p>
          </table:table-cell>
          <table:table-cell office:value-type="float" office:value="0.4725">
            <text:p>0.4725</text:p>
          </table:table-cell>
          <table:table-cell office:value-type="float" office:value="0.5275">
            <text:p>0.5275</text:p>
          </table:table-cell>
          <table:table-cell office:value-type="float" office:value="0.0295512027934">
            <text:p>0.0295512027934</text:p>
          </table:table-cell>
          <table:table-cell/>
        </table:table-row>
        <table:table-row table:style-name="ro1">
          <table:table-cell office:value-type="float" office:value="1838.71067107">
            <text:p>1838.71067107</text:p>
          </table:table-cell>
          <table:table-cell office:value-type="float" office:value="55.7473217086">
            <text:p>55.7473217086</text:p>
          </table:table-cell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office:value-type="float" office:value="0.53">
            <text:p>0.53</text:p>
          </table:table-cell>
          <table:table-cell office:value-type="float" office:value="0.0295469340239">
            <text:p>0.0295469340239</text:p>
          </table:table-cell>
          <table:table-cell/>
        </table:table-row>
        <table:table-row table:style-name="ro1">
          <table:table-cell office:value-type="float" office:value="1839.21239698">
            <text:p>1839.21239698</text:p>
          </table:table-cell>
          <table:table-cell office:value-type="float" office:value="55.9376370821">
            <text:p>55.9376370821</text:p>
          </table:table-cell>
          <table:table-cell office:value-type="float" office:value="1">
            <text:p>1</text:p>
          </table:table-cell>
          <table:table-cell office:value-type="float" office:value="0.4675">
            <text:p>0.4675</text:p>
          </table:table-cell>
          <table:table-cell office:value-type="float" office:value="0.5325">
            <text:p>0.5325</text:p>
          </table:table-cell>
          <table:table-cell office:value-type="float" office:value="0.0294094812948">
            <text:p>0.0294094812948</text:p>
          </table:table-cell>
          <table:table-cell/>
        </table:table-row>
        <table:table-row table:style-name="ro1">
          <table:table-cell office:value-type="float" office:value="1839.99758006">
            <text:p>1839.99758006</text:p>
          </table:table-cell>
          <table:table-cell office:value-type="float" office:value="56.0613949438">
            <text:p>56.0613949438</text:p>
          </table:table-cell>
          <table:table-cell office:value-type="float" office:value="1">
            <text:p>1</text:p>
          </table:table-cell>
          <table:table-cell office:value-type="float" office:value="0.465">
            <text:p>0.465</text:p>
          </table:table-cell>
          <table:table-cell office:value-type="float" office:value="0.535">
            <text:p>0.535</text:p>
          </table:table-cell>
          <table:table-cell office:value-type="float" office:value="0.0297524402565">
            <text:p>0.0297524402565</text:p>
          </table:table-cell>
          <table:table-cell/>
        </table:table-row>
        <table:table-row table:style-name="ro1">
          <table:table-cell office:value-type="float" office:value="1840.38798697">
            <text:p>1840.38798697</text:p>
          </table:table-cell>
          <table:table-cell office:value-type="float" office:value="56.0937998448">
            <text:p>56.0937998448</text:p>
          </table:table-cell>
          <table:table-cell office:value-type="float" office:value="1">
            <text:p>1</text:p>
          </table:table-cell>
          <table:table-cell office:value-type="float" office:value="0.4625">
            <text:p>0.4625</text:p>
          </table:table-cell>
          <table:table-cell office:value-type="float" office:value="0.5375">
            <text:p>0.5375</text:p>
          </table:table-cell>
          <table:table-cell office:value-type="float" office:value="0.0299196549813">
            <text:p>0.0299196549813</text:p>
          </table:table-cell>
          <table:table-cell/>
        </table:table-row>
        <table:table-row table:style-name="ro1">
          <table:table-cell office:value-type="float" office:value="1840.81892974">
            <text:p>1840.81892974</text:p>
          </table:table-cell>
          <table:table-cell office:value-type="float" office:value="56.2337720506">
            <text:p>56.2337720506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office:value-type="float" office:value="0.54">
            <text:p>0.54</text:p>
          </table:table-cell>
          <table:table-cell office:value-type="float" office:value="0.0298444870488">
            <text:p>0.0298444870488</text:p>
          </table:table-cell>
          <table:table-cell/>
        </table:table-row>
        <table:table-row table:style-name="ro1">
          <table:table-cell office:value-type="float" office:value="1841.50052665">
            <text:p>1841.50052665</text:p>
          </table:table-cell>
          <table:table-cell office:value-type="float" office:value="56.3664386089">
            <text:p>56.3664386089</text:p>
          </table:table-cell>
          <table:table-cell office:value-type="float" office:value="1">
            <text:p>1</text:p>
          </table:table-cell>
          <table:table-cell office:value-type="float" office:value="0.4575">
            <text:p>0.4575</text:p>
          </table:table-cell>
          <table:table-cell office:value-type="float" office:value="0.5425">
            <text:p>0.5425</text:p>
          </table:table-cell>
          <table:table-cell office:value-type="float" office:value="0.0300548549621">
            <text:p>0.0300548549621</text:p>
          </table:table-cell>
          <table:table-cell/>
        </table:table-row>
        <table:table-row table:style-name="ro1">
          <table:table-cell office:value-type="float" office:value="1841.90942463">
            <text:p>1841.90942463</text:p>
          </table:table-cell>
          <table:table-cell office:value-type="float" office:value="56.3973312411">
            <text:p>56.3973312411</text:p>
          </table:table-cell>
          <table:table-cell office:value-type="float" office:value="1">
            <text:p>1</text:p>
          </table:table-cell>
          <table:table-cell office:value-type="float" office:value="0.455">
            <text:p>0.455</text:p>
          </table:table-cell>
          <table:table-cell office:value-type="float" office:value="0.545">
            <text:p>0.545</text:p>
          </table:table-cell>
          <table:table-cell office:value-type="float" office:value="0.0302482558684">
            <text:p>0.0302482558684</text:p>
          </table:table-cell>
          <table:table-cell/>
        </table:table-row>
        <table:table-row table:style-name="ro1">
          <table:table-cell office:value-type="float" office:value="1842.25999371">
            <text:p>1842.25999371</text:p>
          </table:table-cell>
          <table:table-cell office:value-type="float" office:value="56.5066662442">
            <text:p>56.5066662442</text:p>
          </table:table-cell>
          <table:table-cell office:value-type="float" office:value="1">
            <text:p>1</text:p>
          </table:table-cell>
          <table:table-cell office:value-type="float" office:value="0.4525">
            <text:p>0.4525</text:p>
          </table:table-cell>
          <table:table-cell office:value-type="float" office:value="0.5475">
            <text:p>0.5475</text:p>
          </table:table-cell>
          <table:table-cell office:value-type="float" office:value="0.0301616993442">
            <text:p>0.0301616993442</text:p>
          </table:table-cell>
          <table:table-cell/>
        </table:table-row>
        <table:table-row table:style-name="ro1">
          <table:table-cell office:value-type="float" office:value="1842.62618343">
            <text:p>1842.62618343</text:p>
          </table:table-cell>
          <table:table-cell office:value-type="float" office:value="56.5438071293">
            <text:p>56.5438071293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float" office:value="0.0302908914109">
            <text:p>0.0302908914109</text:p>
          </table:table-cell>
          <table:table-cell/>
        </table:table-row>
        <table:table-row table:style-name="ro1">
          <table:table-cell office:value-type="float" office:value="1842.78907062">
            <text:p>1842.78907062</text:p>
          </table:table-cell>
          <table:table-cell office:value-type="float" office:value="56.57182112">
            <text:p>56.57182112</text:p>
          </table:table-cell>
          <table:table-cell office:value-type="float" office:value="1">
            <text:p>1</text:p>
          </table:table-cell>
          <table:table-cell office:value-type="float" office:value="0.4475">
            <text:p>0.4475</text:p>
          </table:table-cell>
          <table:table-cell office:value-type="float" office:value="0.5525">
            <text:p>0.5525</text:p>
          </table:table-cell>
          <table:table-cell office:value-type="float" office:value="0.0302191011274">
            <text:p>0.0302191011274</text:p>
          </table:table-cell>
          <table:table-cell/>
        </table:table-row>
        <table:table-row table:style-name="ro1">
          <table:table-cell office:value-type="float" office:value="1843.18142859">
            <text:p>1843.18142859</text:p>
          </table:table-cell>
          <table:table-cell office:value-type="float" office:value="56.7007503177">
            <text:p>56.7007503177</text:p>
          </table:table-cell>
          <table:table-cell office:value-type="float" office:value="1">
            <text:p>1</text:p>
          </table:table-cell>
          <table:table-cell office:value-type="float" office:value="0.445">
            <text:p>0.445</text:p>
          </table:table-cell>
          <table:table-cell office:value-type="float" office:value="0.555">
            <text:p>0.555</text:p>
          </table:table-cell>
          <table:table-cell office:value-type="float" office:value="0.0301272125574">
            <text:p>0.0301272125574</text:p>
          </table:table-cell>
          <table:table-cell/>
        </table:table-row>
        <table:table-row table:style-name="ro1">
          <table:table-cell office:value-type="float" office:value="1843.53421999">
            <text:p>1843.53421999</text:p>
          </table:table-cell>
          <table:table-cell office:value-type="float" office:value="56.712937677">
            <text:p>56.712937677</text:p>
          </table:table-cell>
          <table:table-cell office:value-type="float" office:value="1">
            <text:p>1</text:p>
          </table:table-cell>
          <table:table-cell office:value-type="float" office:value="0.4425">
            <text:p>0.4425</text:p>
          </table:table-cell>
          <table:table-cell office:value-type="float" office:value="0.5575">
            <text:p>0.5575</text:p>
          </table:table-cell>
          <table:table-cell office:value-type="float" office:value="0.0302988273041">
            <text:p>0.0302988273041</text:p>
          </table:table-cell>
          <table:table-cell/>
        </table:table-row>
        <table:table-row table:style-name="ro1">
          <table:table-cell office:value-type="float" office:value="1843.75853561">
            <text:p>1843.75853561</text:p>
          </table:table-cell>
          <table:table-cell office:value-type="float" office:value="56.790476567">
            <text:p>56.790476567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0.56">
            <text:p>0.56</text:p>
          </table:table-cell>
          <table:table-cell office:value-type="float" office:value="0.0301657629499">
            <text:p>0.0301657629499</text:p>
          </table:table-cell>
          <table:table-cell/>
        </table:table-row>
        <table:table-row table:style-name="ro1">
          <table:table-cell office:value-type="float" office:value="1844.02316234">
            <text:p>1844.02316234</text:p>
          </table:table-cell>
          <table:table-cell office:value-type="float" office:value="56.818788369">
            <text:p>56.818788369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0302030417744">
            <text:p>0.0302030417744</text:p>
          </table:table-cell>
          <table:table-cell/>
        </table:table-row>
        <table:table-row table:style-name="ro1">
          <table:table-cell office:value-type="float" office:value="1844.16610774">
            <text:p>1844.16610774</text:p>
          </table:table-cell>
          <table:table-cell office:value-type="float" office:value="56.8476547271">
            <text:p>56.8476547271</text:p>
          </table:table-cell>
          <table:table-cell office:value-type="float" office:value="1">
            <text:p>1</text:p>
          </table:table-cell>
          <table:table-cell office:value-type="float" office:value="0.435">
            <text:p>0.435</text:p>
          </table:table-cell>
          <table:table-cell office:value-type="float" office:value="0.565">
            <text:p>0.565</text:p>
          </table:table-cell>
          <table:table-cell office:value-type="float" office:value="0.0301038335613">
            <text:p>0.0301038335613</text:p>
          </table:table-cell>
          <table:table-cell/>
        </table:table-row>
        <table:table-row table:style-name="ro1">
          <table:table-cell office:value-type="float" office:value="1844.49909331">
            <text:p>1844.49909331</text:p>
          </table:table-cell>
          <table:table-cell office:value-type="float" office:value="56.9519825978">
            <text:p>56.9519825978</text:p>
          </table:table-cell>
          <table:table-cell office:value-type="float" office:value="1">
            <text:p>1</text:p>
          </table:table-cell>
          <table:table-cell office:value-type="float" office:value="0.4325">
            <text:p>0.4325</text:p>
          </table:table-cell>
          <table:table-cell office:value-type="float" office:value="0.5675">
            <text:p>0.5675</text:p>
          </table:table-cell>
          <table:table-cell office:value-type="float" office:value="0.0300092230029">
            <text:p>0.0300092230029</text:p>
          </table:table-cell>
          <table:table-cell/>
        </table:table-row>
        <table:table-row table:style-name="ro1">
          <table:table-cell office:value-type="float" office:value="1844.84072462">
            <text:p>1844.84072462</text:p>
          </table:table-cell>
          <table:table-cell office:value-type="float" office:value="56.9843072521">
            <text:p>56.9843072521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office:value-type="float" office:value="0.57">
            <text:p>0.57</text:p>
          </table:table-cell>
          <table:table-cell office:value-type="float" office:value="0.0301119432005">
            <text:p>0.0301119432005</text:p>
          </table:table-cell>
          <table:table-cell/>
        </table:table-row>
        <table:table-row table:style-name="ro1">
          <table:table-cell office:value-type="float" office:value="1845.19092976">
            <text:p>1845.19092976</text:p>
          </table:table-cell>
          <table:table-cell office:value-type="float" office:value="57.0920646519">
            <text:p>57.0920646519</text:p>
          </table:table-cell>
          <table:table-cell office:value-type="float" office:value="1">
            <text:p>1</text:p>
          </table:table-cell>
          <table:table-cell office:value-type="float" office:value="0.4275">
            <text:p>0.4275</text:p>
          </table:table-cell>
          <table:table-cell office:value-type="float" office:value="0.5725">
            <text:p>0.5725</text:p>
          </table:table-cell>
          <table:table-cell office:value-type="float" office:value="0.0300241194792">
            <text:p>0.0300241194792</text:p>
          </table:table-cell>
          <table:table-cell/>
        </table:table-row>
        <table:table-row table:style-name="ro1">
          <table:table-cell office:value-type="float" office:value="1845.90249764">
            <text:p>1845.90249764</text:p>
          </table:table-cell>
          <table:table-cell office:value-type="float" office:value="57.2689344043">
            <text:p>57.2689344043</text:p>
          </table:table-cell>
          <table:table-cell office:value-type="float" office:value="1">
            <text:p>1</text:p>
          </table:table-cell>
          <table:table-cell office:value-type="float" office:value="0.425">
            <text:p>0.425</text:p>
          </table:table-cell>
          <table:table-cell office:value-type="float" office:value="0.575">
            <text:p>0.575</text:p>
          </table:table-cell>
          <table:table-cell office:value-type="float" office:value="0.0301354388514">
            <text:p>0.0301354388514</text:p>
          </table:table-cell>
          <table:table-cell/>
        </table:table-row>
        <table:table-row table:style-name="ro1">
          <table:table-cell office:value-type="float" office:value="1846.50232873">
            <text:p>1846.50232873</text:p>
          </table:table-cell>
          <table:table-cell office:value-type="float" office:value="57.3319970863">
            <text:p>57.3319970863</text:p>
          </table:table-cell>
          <table:table-cell office:value-type="float" office:value="1">
            <text:p>1</text:p>
          </table:table-cell>
          <table:table-cell office:value-type="float" office:value="0.4225">
            <text:p>0.4225</text:p>
          </table:table-cell>
          <table:table-cell office:value-type="float" office:value="0.5775">
            <text:p>0.5775</text:p>
          </table:table-cell>
          <table:table-cell office:value-type="float" office:value="0.0304315934258">
            <text:p>0.0304315934258</text:p>
          </table:table-cell>
          <table:table-cell/>
        </table:table-row>
        <table:table-row table:style-name="ro1">
          <table:table-cell office:value-type="float" office:value="1846.84100141">
            <text:p>1846.84100141</text:p>
          </table:table-cell>
          <table:table-cell office:value-type="float" office:value="57.4044034762">
            <text:p>57.4044034762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58">
            <text:p>0.58</text:p>
          </table:table-cell>
          <table:table-cell office:value-type="float" office:value="0.030420052767">
            <text:p>0.030420052767</text:p>
          </table:table-cell>
          <table:table-cell/>
        </table:table-row>
        <table:table-row table:style-name="ro1">
          <table:table-cell office:value-type="float" office:value="1847.02783762">
            <text:p>1847.02783762</text:p>
          </table:table-cell>
          <table:table-cell office:value-type="float" office:value="57.4067315738">
            <text:p>57.4067315738</text:p>
          </table:table-cell>
          <table:table-cell office:value-type="float" office:value="1">
            <text:p>1</text:p>
          </table:table-cell>
          <table:table-cell office:value-type="float" office:value="0.4175">
            <text:p>0.4175</text:p>
          </table:table-cell>
          <table:table-cell office:value-type="float" office:value="0.5825">
            <text:p>0.5825</text:p>
          </table:table-cell>
          <table:table-cell office:value-type="float" office:value="0.0304114322198">
            <text:p>0.0304114322198</text:p>
          </table:table-cell>
          <table:table-cell/>
        </table:table-row>
        <table:table-row table:style-name="ro1">
          <table:table-cell office:value-type="float" office:value="1847.23786303">
            <text:p>1847.23786303</text:p>
          </table:table-cell>
          <table:table-cell office:value-type="float" office:value="57.4884136377">
            <text:p>57.4884136377</text:p>
          </table:table-cell>
          <table:table-cell office:value-type="float" office:value="1">
            <text:p>1</text:p>
          </table:table-cell>
          <table:table-cell office:value-type="float" office:value="0.415">
            <text:p>0.415</text:p>
          </table:table-cell>
          <table:table-cell office:value-type="float" office:value="0.585">
            <text:p>0.585</text:p>
          </table:table-cell>
          <table:table-cell office:value-type="float" office:value="0.0302590132305">
            <text:p>0.0302590132305</text:p>
          </table:table-cell>
          <table:table-cell/>
        </table:table-row>
        <table:table-row table:style-name="ro1">
          <table:table-cell office:value-type="float" office:value="1847.95444321">
            <text:p>1847.95444321</text:p>
          </table:table-cell>
          <table:table-cell office:value-type="float" office:value="57.6933636445">
            <text:p>57.6933636445</text:p>
          </table:table-cell>
          <table:table-cell office:value-type="float" office:value="1">
            <text:p>1</text:p>
          </table:table-cell>
          <table:table-cell office:value-type="float" office:value="0.4125">
            <text:p>0.4125</text:p>
          </table:table-cell>
          <table:table-cell office:value-type="float" office:value="0.5875">
            <text:p>0.5875</text:p>
          </table:table-cell>
          <table:table-cell office:value-type="float" office:value="0.0302949678038">
            <text:p>0.0302949678038</text:p>
          </table:table-cell>
          <table:table-cell/>
        </table:table-row>
        <table:table-row table:style-name="ro1">
          <table:table-cell office:value-type="float" office:value="1848.62584707">
            <text:p>1848.62584707</text:p>
          </table:table-cell>
          <table:table-cell office:value-type="float" office:value="57.7569751853">
            <text:p>57.7569751853</text:p>
          </table:table-cell>
          <table:table-cell office:value-type="float" office:value="1">
            <text:p>1</text:p>
          </table:table-cell>
          <table:table-cell office:value-type="float" office:value="0.41">
            <text:p>0.41</text:p>
          </table:table-cell>
          <table:table-cell office:value-type="float" office:value="0.59">
            <text:p>0.59</text:p>
          </table:table-cell>
          <table:table-cell office:value-type="float" office:value="0.0306607636292">
            <text:p>0.0306607636292</text:p>
          </table:table-cell>
          <table:table-cell/>
        </table:table-row>
        <table:table-row table:style-name="ro1">
          <table:table-cell office:value-type="float" office:value="1849.1280868">
            <text:p>1849.1280868</text:p>
          </table:table-cell>
          <table:table-cell office:value-type="float" office:value="57.8942595365">
            <text:p>57.8942595365</text:p>
          </table:table-cell>
          <table:table-cell office:value-type="float" office:value="1">
            <text:p>1</text:p>
          </table:table-cell>
          <table:table-cell office:value-type="float" office:value="0.4075">
            <text:p>0.4075</text:p>
          </table:table-cell>
          <table:table-cell office:value-type="float" office:value="0.5925">
            <text:p>0.5925</text:p>
          </table:table-cell>
          <table:table-cell office:value-type="float" office:value="0.0306466532673">
            <text:p>0.0306466532673</text:p>
          </table:table-cell>
          <table:table-cell/>
        </table:table-row>
        <table:table-row table:style-name="ro1">
          <table:table-cell office:value-type="float" office:value="1849.76271795">
            <text:p>1849.76271795</text:p>
          </table:table-cell>
          <table:table-cell office:value-type="float" office:value="58.0108276428">
            <text:p>58.0108276428</text:p>
          </table:table-cell>
          <table:table-cell office:value-type="float" office:value="1">
            <text:p>1</text:p>
          </table:table-cell>
          <table:table-cell office:value-type="float" office:value="0.405">
            <text:p>0.405</text:p>
          </table:table-cell>
          <table:table-cell office:value-type="float" office:value="0.595">
            <text:p>0.595</text:p>
          </table:table-cell>
          <table:table-cell office:value-type="float" office:value="0.0308283073799">
            <text:p>0.0308283073799</text:p>
          </table:table-cell>
          <table:table-cell/>
        </table:table-row>
        <table:table-row table:style-name="ro1">
          <table:table-cell office:value-type="float" office:value="1850.29270898">
            <text:p>1850.29270898</text:p>
          </table:table-cell>
          <table:table-cell office:value-type="float" office:value="58.1062559474">
            <text:p>58.1062559474</text:p>
          </table:table-cell>
          <table:table-cell office:value-type="float" office:value="1">
            <text:p>1</text:p>
          </table:table-cell>
          <table:table-cell office:value-type="float" office:value="0.4025">
            <text:p>0.4025</text:p>
          </table:table-cell>
          <table:table-cell office:value-type="float" office:value="0.5975">
            <text:p>0.5975</text:p>
          </table:table-cell>
          <table:table-cell office:value-type="float" office:value="0.0309562406594">
            <text:p>0.0309562406594</text:p>
          </table:table-cell>
          <table:table-cell/>
        </table:table-row>
        <table:table-row table:style-name="ro1">
          <table:table-cell office:value-type="float" office:value="1851.28611745">
            <text:p>1851.28611745</text:p>
          </table:table-cell>
          <table:table-cell office:value-type="float" office:value="58.4081910322">
            <text:p>58.4081910322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0310229360993">
            <text:p>0.0310229360993</text:p>
          </table:table-cell>
          <table:table-cell/>
        </table:table-row>
        <table:table-row table:style-name="ro1">
          <table:table-cell office:value-type="float" office:value="1852.21469718">
            <text:p>1852.21469718</text:p>
          </table:table-cell>
          <table:table-cell office:value-type="float" office:value="58.4776878399">
            <text:p>58.4776878399</text:p>
          </table:table-cell>
          <table:table-cell office:value-type="float" office:value="1">
            <text:p>1</text:p>
          </table:table-cell>
          <table:table-cell office:value-type="float" office:value="0.3975">
            <text:p>0.3975</text:p>
          </table:table-cell>
          <table:table-cell office:value-type="float" office:value="0.6025">
            <text:p>0.6025</text:p>
          </table:table-cell>
          <table:table-cell office:value-type="float" office:value="0.0316585015566">
            <text:p>0.0316585015566</text:p>
          </table:table-cell>
          <table:table-cell/>
        </table:table-row>
        <table:table-row table:style-name="ro1">
          <table:table-cell office:value-type="float" office:value="1852.88066891">
            <text:p>1852.88066891</text:p>
          </table:table-cell>
          <table:table-cell office:value-type="float" office:value="58.6745797232">
            <text:p>58.6745797232</text:p>
          </table:table-cell>
          <table:table-cell office:value-type="float" office:value="1">
            <text:p>1</text:p>
          </table:table-cell>
          <table:table-cell office:value-type="float" office:value="0.395">
            <text:p>0.395</text:p>
          </table:table-cell>
          <table:table-cell office:value-type="float" office:value="0.605">
            <text:p>0.605</text:p>
          </table:table-cell>
          <table:table-cell office:value-type="float" office:value="0.0316526365105">
            <text:p>0.0316526365105</text:p>
          </table:table-cell>
          <table:table-cell/>
        </table:table-row>
        <table:table-row table:style-name="ro1">
          <table:table-cell office:value-type="float" office:value="1853.48148219">
            <text:p>1853.48148219</text:p>
          </table:table-cell>
          <table:table-cell office:value-type="float" office:value="58.7180131528">
            <text:p>58.7180131528</text:p>
          </table:table-cell>
          <table:table-cell office:value-type="float" office:value="1">
            <text:p>1</text:p>
          </table:table-cell>
          <table:table-cell office:value-type="float" office:value="0.3925">
            <text:p>0.3925</text:p>
          </table:table-cell>
          <table:table-cell office:value-type="float" office:value="0.6075">
            <text:p>0.6075</text:p>
          </table:table-cell>
          <table:table-cell office:value-type="float" office:value="0.0320012283424">
            <text:p>0.0320012283424</text:p>
          </table:table-cell>
          <table:table-cell/>
        </table:table-row>
        <table:table-row table:style-name="ro1">
          <table:table-cell office:value-type="float" office:value="1853.68295663">
            <text:p>1853.68295663</text:p>
          </table:table-cell>
          <table:table-cell office:value-type="float" office:value="58.7551694978">
            <text:p>58.7551694978</text:p>
          </table:table-cell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0.61">
            <text:p>0.61</text:p>
          </table:table-cell>
          <table:table-cell office:value-type="float" office:value="0.0319209457">
            <text:p>0.0319209457</text:p>
          </table:table-cell>
          <table:table-cell/>
        </table:table-row>
        <table:table-row table:style-name="ro1">
          <table:table-cell office:value-type="float" office:value="1853.9328814">
            <text:p>1853.9328814</text:p>
          </table:table-cell>
          <table:table-cell office:value-type="float" office:value="58.8179830617">
            <text:p>58.8179830617</text:p>
          </table:table-cell>
          <table:table-cell office:value-type="float" office:value="1">
            <text:p>1</text:p>
          </table:table-cell>
          <table:table-cell office:value-type="float" office:value="0.3875">
            <text:p>0.3875</text:p>
          </table:table-cell>
          <table:table-cell office:value-type="float" office:value="0.6125">
            <text:p>0.6125</text:p>
          </table:table-cell>
          <table:table-cell office:value-type="float" office:value="0.0318179079132">
            <text:p>0.0318179079132</text:p>
          </table:table-cell>
          <table:table-cell/>
        </table:table-row>
        <table:table-row table:style-name="ro1">
          <table:table-cell office:value-type="float" office:value="1854.39903629">
            <text:p>1854.39903629</text:p>
          </table:table-cell>
          <table:table-cell office:value-type="float" office:value="58.9416314557">
            <text:p>58.9416314557</text:p>
          </table:table-cell>
          <table:table-cell office:value-type="float" office:value="1">
            <text:p>1</text:p>
          </table:table-cell>
          <table:table-cell office:value-type="float" office:value="0.385">
            <text:p>0.385</text:p>
          </table:table-cell>
          <table:table-cell office:value-type="float" office:value="0.615">
            <text:p>0.615</text:p>
          </table:table-cell>
          <table:table-cell office:value-type="float" office:value="0.0317890425834">
            <text:p>0.0317890425834</text:p>
          </table:table-cell>
          <table:table-cell/>
        </table:table-row>
        <table:table-row table:style-name="ro1">
          <table:table-cell office:value-type="float" office:value="1854.98308257">
            <text:p>1854.98308257</text:p>
          </table:table-cell>
          <table:table-cell office:value-type="float" office:value="59.0516015714">
            <text:p>59.0516015714</text:p>
          </table:table-cell>
          <table:table-cell office:value-type="float" office:value="1">
            <text:p>1</text:p>
          </table:table-cell>
          <table:table-cell office:value-type="float" office:value="0.3825">
            <text:p>0.3825</text:p>
          </table:table-cell>
          <table:table-cell office:value-type="float" office:value="0.6175">
            <text:p>0.6175</text:p>
          </table:table-cell>
          <table:table-cell office:value-type="float" office:value="0.0319272862566">
            <text:p>0.0319272862566</text:p>
          </table:table-cell>
          <table:table-cell/>
        </table:table-row>
        <table:table-row table:style-name="ro1">
          <table:table-cell office:value-type="float" office:value="1855.35883191">
            <text:p>1855.35883191</text:p>
          </table:table-cell>
          <table:table-cell office:value-type="float" office:value="59.0919311936">
            <text:p>59.0919311936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office:value-type="float" office:value="0.62">
            <text:p>0.62</text:p>
          </table:table-cell>
          <table:table-cell office:value-type="float" office:value="0.0320274881179">
            <text:p>0.0320274881179</text:p>
          </table:table-cell>
          <table:table-cell/>
        </table:table-row>
        <table:table-row table:style-name="ro1">
          <table:table-cell office:value-type="float" office:value="1856.02009074">
            <text:p>1856.02009074</text:p>
          </table:table-cell>
          <table:table-cell office:value-type="float" office:value="59.3161051029">
            <text:p>59.3161051029</text:p>
          </table:table-cell>
          <table:table-cell office:value-type="float" office:value="1">
            <text:p>1</text:p>
          </table:table-cell>
          <table:table-cell office:value-type="float" office:value="0.3775">
            <text:p>0.3775</text:p>
          </table:table-cell>
          <table:table-cell office:value-type="float" office:value="0.6225">
            <text:p>0.6225</text:p>
          </table:table-cell>
          <table:table-cell office:value-type="float" office:value="0.0319294309614">
            <text:p>0.0319294309614</text:p>
          </table:table-cell>
          <table:table-cell/>
        </table:table-row>
        <table:table-row table:style-name="ro1">
          <table:table-cell office:value-type="float" office:value="1856.87491774">
            <text:p>1856.87491774</text:p>
          </table:table-cell>
          <table:table-cell office:value-type="float" office:value="59.4338619918">
            <text:p>59.433861991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0323467403786">
            <text:p>0.0323467403786</text:p>
          </table:table-cell>
          <table:table-cell/>
        </table:table-row>
        <table:table-row table:style-name="ro1">
          <table:table-cell office:value-type="float" office:value="1857.26277327">
            <text:p>1857.26277327</text:p>
          </table:table-cell>
          <table:table-cell office:value-type="float" office:value="59.4712473174">
            <text:p>59.4712473174</text:p>
          </table:table-cell>
          <table:table-cell office:value-type="float" office:value="1">
            <text:p>1</text:p>
          </table:table-cell>
          <table:table-cell office:value-type="float" office:value="0.3725">
            <text:p>0.3725</text:p>
          </table:table-cell>
          <table:table-cell office:value-type="float" office:value="0.6275">
            <text:p>0.6275</text:p>
          </table:table-cell>
          <table:table-cell office:value-type="float" office:value="0.0324641838388">
            <text:p>0.0324641838388</text:p>
          </table:table-cell>
          <table:table-cell/>
        </table:table-row>
        <table:table-row table:style-name="ro1">
          <table:table-cell office:value-type="float" office:value="1857.86576848">
            <text:p>1857.86576848</text:p>
          </table:table-cell>
          <table:table-cell office:value-type="float" office:value="59.6750600755">
            <text:p>59.6750600755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63">
            <text:p>0.63</text:p>
          </table:table-cell>
          <table:table-cell office:value-type="float" office:value="0.0323521480086">
            <text:p>0.0323521480086</text:p>
          </table:table-cell>
          <table:table-cell/>
        </table:table-row>
        <table:table-row table:style-name="ro1">
          <table:table-cell office:value-type="float" office:value="1858.48396668">
            <text:p>1858.48396668</text:p>
          </table:table-cell>
          <table:table-cell office:value-type="float" office:value="59.7185265975">
            <text:p>59.7185265975</text:p>
          </table:table-cell>
          <table:table-cell office:value-type="float" office:value="1">
            <text:p>1</text:p>
          </table:table-cell>
          <table:table-cell office:value-type="float" office:value="0.3675">
            <text:p>0.3675</text:p>
          </table:table-cell>
          <table:table-cell office:value-type="float" office:value="0.6325">
            <text:p>0.6325</text:p>
          </table:table-cell>
          <table:table-cell office:value-type="float" office:value="0.0327105528477">
            <text:p>0.0327105528477</text:p>
          </table:table-cell>
          <table:table-cell/>
        </table:table-row>
        <table:table-row table:style-name="ro1">
          <table:table-cell office:value-type="float" office:value="1858.67825771">
            <text:p>1858.67825771</text:p>
          </table:table-cell>
          <table:table-cell office:value-type="float" office:value="59.7527764871">
            <text:p>59.7527764871</text:p>
          </table:table-cell>
          <table:table-cell office:value-type="float" office:value="1">
            <text:p>1</text:p>
          </table:table-cell>
          <table:table-cell office:value-type="float" office:value="0.365">
            <text:p>0.365</text:p>
          </table:table-cell>
          <table:table-cell office:value-type="float" office:value="0.635">
            <text:p>0.635</text:p>
          </table:table-cell>
          <table:table-cell office:value-type="float" office:value="0.0326160452382">
            <text:p>0.0326160452382</text:p>
          </table:table-cell>
          <table:table-cell/>
        </table:table-row>
        <table:table-row table:style-name="ro1">
          <table:table-cell office:value-type="float" office:value="1858.8813472">
            <text:p>1858.8813472</text:p>
          </table:table-cell>
          <table:table-cell office:value-type="float" office:value="59.7997623934">
            <text:p>59.7997623934</text:p>
          </table:table-cell>
          <table:table-cell office:value-type="float" office:value="1">
            <text:p>1</text:p>
          </table:table-cell>
          <table:table-cell office:value-type="float" office:value="0.3625">
            <text:p>0.3625</text:p>
          </table:table-cell>
          <table:table-cell office:value-type="float" office:value="0.6375">
            <text:p>0.6375</text:p>
          </table:table-cell>
          <table:table-cell office:value-type="float" office:value="0.032488236966">
            <text:p>0.032488236966</text:p>
          </table:table-cell>
          <table:table-cell/>
        </table:table-row>
        <table:table-row table:style-name="ro1">
          <table:table-cell office:value-type="float" office:value="1859.01754971">
            <text:p>1859.01754971</text:p>
          </table:table-cell>
          <table:table-cell office:value-type="float" office:value="59.8072574894">
            <text:p>59.8072574894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64">
            <text:p>0.64</text:p>
          </table:table-cell>
          <table:table-cell office:value-type="float" office:value="0.0323901565654">
            <text:p>0.0323901565654</text:p>
          </table:table-cell>
          <table:table-cell/>
        </table:table-row>
        <table:table-row table:style-name="ro1">
          <table:table-cell office:value-type="float" office:value="1859.17240265">
            <text:p>1859.17240265</text:p>
          </table:table-cell>
          <table:table-cell office:value-type="float" office:value="59.8617035718">
            <text:p>59.8617035718</text:p>
          </table:table-cell>
          <table:table-cell office:value-type="float" office:value="1">
            <text:p>1</text:p>
          </table:table-cell>
          <table:table-cell office:value-type="float" office:value="0.3575">
            <text:p>0.3575</text:p>
          </table:table-cell>
          <table:table-cell office:value-type="float" office:value="0.6425">
            <text:p>0.6425</text:p>
          </table:table-cell>
          <table:table-cell office:value-type="float" office:value="0.0321956991496">
            <text:p>0.0321956991496</text:p>
          </table:table-cell>
          <table:table-cell/>
        </table:table-row>
        <table:table-row table:style-name="ro1">
          <table:table-cell office:value-type="float" office:value="1859.37031928">
            <text:p>1859.37031928</text:p>
          </table:table-cell>
          <table:table-cell office:value-type="float" office:value="59.8864241403">
            <text:p>59.8864241403</text:p>
          </table:table-cell>
          <table:table-cell office:value-type="float" office:value="1">
            <text:p>1</text:p>
          </table:table-cell>
          <table:table-cell office:value-type="float" office:value="0.355">
            <text:p>0.355</text:p>
          </table:table-cell>
          <table:table-cell office:value-type="float" office:value="0.645">
            <text:p>0.645</text:p>
          </table:table-cell>
          <table:table-cell office:value-type="float" office:value="0.0321217282358">
            <text:p>0.0321217282358</text:p>
          </table:table-cell>
          <table:table-cell/>
        </table:table-row>
        <table:table-row table:style-name="ro1">
          <table:table-cell office:value-type="float" office:value="1859.49228245">
            <text:p>1859.49228245</text:p>
          </table:table-cell>
          <table:table-cell office:value-type="float" office:value="59.9104888389">
            <text:p>59.9104888389</text:p>
          </table:table-cell>
          <table:table-cell office:value-type="float" office:value="1">
            <text:p>1</text:p>
          </table:table-cell>
          <table:table-cell office:value-type="float" office:value="0.3525">
            <text:p>0.3525</text:p>
          </table:table-cell>
          <table:table-cell office:value-type="float" office:value="0.6475">
            <text:p>0.6475</text:p>
          </table:table-cell>
          <table:table-cell office:value-type="float" office:value="0.0319699887566">
            <text:p>0.0319699887566</text:p>
          </table:table-cell>
          <table:table-cell/>
        </table:table-row>
        <table:table-row table:style-name="ro1">
          <table:table-cell office:value-type="float" office:value="1859.55673352">
            <text:p>1859.55673352</text:p>
          </table:table-cell>
          <table:table-cell office:value-type="float" office:value="59.9122045679">
            <text:p>59.9122045679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0317496982418">
            <text:p>0.0317496982418</text:p>
          </table:table-cell>
          <table:table-cell/>
        </table:table-row>
        <table:table-row table:style-name="ro1">
          <table:table-cell office:value-type="float" office:value="1859.98714102">
            <text:p>1859.98714102</text:p>
          </table:table-cell>
          <table:table-cell office:value-type="float" office:value="60.0826518385">
            <text:p>60.0826518385</text:p>
          </table:table-cell>
          <table:table-cell office:value-type="float" office:value="1">
            <text:p>1</text:p>
          </table:table-cell>
          <table:table-cell office:value-type="float" office:value="0.3475">
            <text:p>0.3475</text:p>
          </table:table-cell>
          <table:table-cell office:value-type="float" office:value="0.6525">
            <text:p>0.6525</text:p>
          </table:table-cell>
          <table:table-cell office:value-type="float" office:value="0.0315878553">
            <text:p>0.0315878553</text:p>
          </table:table-cell>
          <table:table-cell/>
        </table:table-row>
        <table:table-row table:style-name="ro1">
          <table:table-cell office:value-type="float" office:value="1860.75771908">
            <text:p>1860.75771908</text:p>
          </table:table-cell>
          <table:table-cell office:value-type="float" office:value="60.2204357936">
            <text:p>60.2204357936</text:p>
          </table:table-cell>
          <table:table-cell office:value-type="float" office:value="1">
            <text:p>1</text:p>
          </table:table-cell>
          <table:table-cell office:value-type="float" office:value="0.345">
            <text:p>0.345</text:p>
          </table:table-cell>
          <table:table-cell office:value-type="float" office:value="0.655">
            <text:p>0.655</text:p>
          </table:table-cell>
          <table:table-cell office:value-type="float" office:value="0.0318301296261">
            <text:p>0.0318301296261</text:p>
          </table:table-cell>
          <table:table-cell/>
        </table:table-row>
        <table:table-row table:style-name="ro1">
          <table:table-cell office:value-type="float" office:value="1861.26509968">
            <text:p>1861.26509968</text:p>
          </table:table-cell>
          <table:table-cell office:value-type="float" office:value="60.2856040767">
            <text:p>60.2856040767</text:p>
          </table:table-cell>
          <table:table-cell office:value-type="float" office:value="1">
            <text:p>1</text:p>
          </table:table-cell>
          <table:table-cell office:value-type="float" office:value="0.3425">
            <text:p>0.3425</text:p>
          </table:table-cell>
          <table:table-cell office:value-type="float" office:value="0.6575">
            <text:p>0.6575</text:p>
          </table:table-cell>
          <table:table-cell office:value-type="float" office:value="0.0319817847005">
            <text:p>0.0319817847005</text:p>
          </table:table-cell>
          <table:table-cell/>
        </table:table-row>
        <table:table-row table:style-name="ro1">
          <table:table-cell office:value-type="float" office:value="1861.45820879">
            <text:p>1861.45820879</text:p>
          </table:table-cell>
          <table:table-cell office:value-type="float" office:value="60.2976794409">
            <text:p>60.2976794409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office:value-type="float" office:value="0.66">
            <text:p>0.66</text:p>
          </table:table-cell>
          <table:table-cell office:value-type="float" office:value="0.0319319229239">
            <text:p>0.0319319229239</text:p>
          </table:table-cell>
          <table:table-cell/>
        </table:table-row>
        <table:table-row table:style-name="ro1">
          <table:table-cell office:value-type="float" office:value="1861.59548831">
            <text:p>1861.59548831</text:p>
          </table:table-cell>
          <table:table-cell office:value-type="float" office:value="60.3405158836">
            <text:p>60.3405158836</text:p>
          </table:table-cell>
          <table:table-cell office:value-type="float" office:value="1">
            <text:p>1</text:p>
          </table:table-cell>
          <table:table-cell office:value-type="float" office:value="0.3375">
            <text:p>0.3375</text:p>
          </table:table-cell>
          <table:table-cell office:value-type="float" office:value="0.6625">
            <text:p>0.6625</text:p>
          </table:table-cell>
          <table:table-cell office:value-type="float" office:value="0.0317312280051">
            <text:p>0.0317312280051</text:p>
          </table:table-cell>
          <table:table-cell/>
        </table:table-row>
        <table:table-row table:style-name="ro1">
          <table:table-cell office:value-type="float" office:value="1862.06718118">
            <text:p>1862.06718118</text:p>
          </table:table-cell>
          <table:table-cell office:value-type="float" office:value="60.4863565897">
            <text:p>60.4863565897</text:p>
          </table:table-cell>
          <table:table-cell office:value-type="float" office:value="1">
            <text:p>1</text:p>
          </table:table-cell>
          <table:table-cell office:value-type="float" office:value="0.335">
            <text:p>0.335</text:p>
          </table:table-cell>
          <table:table-cell office:value-type="float" office:value="0.665">
            <text:p>0.665</text:p>
          </table:table-cell>
          <table:table-cell office:value-type="float" office:value="0.0316139151124">
            <text:p>0.0316139151124</text:p>
          </table:table-cell>
          <table:table-cell/>
        </table:table-row>
        <table:table-row table:style-name="ro1">
          <table:table-cell office:value-type="float" office:value="1863.09927199">
            <text:p>1863.09927199</text:p>
          </table:table-cell>
          <table:table-cell office:value-type="float" office:value="60.753352207">
            <text:p>60.753352207</text:p>
          </table:table-cell>
          <table:table-cell office:value-type="float" office:value="1">
            <text:p>1</text:p>
          </table:table-cell>
          <table:table-cell office:value-type="float" office:value="0.3325">
            <text:p>0.3325</text:p>
          </table:table-cell>
          <table:table-cell office:value-type="float" office:value="0.6675">
            <text:p>0.6675</text:p>
          </table:table-cell>
          <table:table-cell office:value-type="float" office:value="0.0317793787043">
            <text:p>0.0317793787043</text:p>
          </table:table-cell>
          <table:table-cell/>
        </table:table-row>
        <table:table-row table:style-name="ro1">
          <table:table-cell office:value-type="float" office:value="1863.82707829">
            <text:p>1863.82707829</text:p>
          </table:table-cell>
          <table:table-cell office:value-type="float" office:value="60.7774791072">
            <text:p>60.7774791072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float" office:value="0.67">
            <text:p>0.67</text:p>
          </table:table-cell>
          <table:table-cell office:value-type="float" office:value="0.0322796790321">
            <text:p>0.0322796790321</text:p>
          </table:table-cell>
          <table:table-cell/>
        </table:table-row>
        <table:table-row table:style-name="ro1">
          <table:table-cell office:value-type="float" office:value="1864.59721024">
            <text:p>1864.59721024</text:p>
          </table:table-cell>
          <table:table-cell office:value-type="float" office:value="61.0614049907">
            <text:p>61.0614049907</text:p>
          </table:table-cell>
          <table:table-cell office:value-type="float" office:value="1">
            <text:p>1</text:p>
          </table:table-cell>
          <table:table-cell office:value-type="float" office:value="0.3275">
            <text:p>0.3275</text:p>
          </table:table-cell>
          <table:table-cell office:value-type="float" office:value="0.6725">
            <text:p>0.6725</text:p>
          </table:table-cell>
          <table:table-cell office:value-type="float" office:value="0.0321050264412">
            <text:p>0.0321050264412</text:p>
          </table:table-cell>
          <table:table-cell/>
        </table:table-row>
        <table:table-row table:style-name="ro1">
          <table:table-cell office:value-type="float" office:value="1865.31300378">
            <text:p>1865.31300378</text:p>
          </table:table-cell>
          <table:table-cell office:value-type="float" office:value="61.0637965193">
            <text:p>61.0637965193</text:p>
          </table:table-cell>
          <table:table-cell office:value-type="float" office:value="1">
            <text:p>1</text:p>
          </table:table-cell>
          <table:table-cell office:value-type="float" office:value="0.325">
            <text:p>0.325</text:p>
          </table:table-cell>
          <table:table-cell office:value-type="float" office:value="0.675">
            <text:p>0.675</text:p>
          </table:table-cell>
          <table:table-cell office:value-type="float" office:value="0.0326035868324">
            <text:p>0.0326035868324</text:p>
          </table:table-cell>
          <table:table-cell/>
        </table:table-row>
        <table:table-row table:style-name="ro1">
          <table:table-cell office:value-type="float" office:value="1865.34381767">
            <text:p>1865.34381767</text:p>
          </table:table-cell>
          <table:table-cell office:value-type="float" office:value="61.0737305505">
            <text:p>61.0737305505</text:p>
          </table:table-cell>
          <table:table-cell office:value-type="float" office:value="1">
            <text:p>1</text:p>
          </table:table-cell>
          <table:table-cell office:value-type="float" office:value="0.3225">
            <text:p>0.3225</text:p>
          </table:table-cell>
          <table:table-cell office:value-type="float" office:value="0.6775">
            <text:p>0.6775</text:p>
          </table:table-cell>
          <table:table-cell office:value-type="float" office:value="0.0324098489907">
            <text:p>0.0324098489907</text:p>
          </table:table-cell>
          <table:table-cell/>
        </table:table-row>
        <table:table-row table:style-name="ro1">
          <table:table-cell office:value-type="float" office:value="1865.75239115">
            <text:p>1865.75239115</text:p>
          </table:table-cell>
          <table:table-cell office:value-type="float" office:value="61.2272259077">
            <text:p>61.2272259077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0.68">
            <text:p>0.68</text:p>
          </table:table-cell>
          <table:table-cell office:value-type="float" office:value="0.0321895630905">
            <text:p>0.0321895630905</text:p>
          </table:table-cell>
          <table:table-cell/>
        </table:table-row>
        <table:table-row table:style-name="ro1">
          <table:table-cell office:value-type="float" office:value="1866.18574045">
            <text:p>1866.18574045</text:p>
          </table:table-cell>
          <table:table-cell office:value-type="float" office:value="61.2470702721">
            <text:p>61.2470702721</text:p>
          </table:table-cell>
          <table:table-cell office:value-type="float" office:value="1">
            <text:p>1</text:p>
          </table:table-cell>
          <table:table-cell office:value-type="float" office:value="0.3175">
            <text:p>0.3175</text:p>
          </table:table-cell>
          <table:table-cell office:value-type="float" office:value="0.6825">
            <text:p>0.6825</text:p>
          </table:table-cell>
          <table:table-cell office:value-type="float" office:value="0.0323639708816">
            <text:p>0.0323639708816</text:p>
          </table:table-cell>
          <table:table-cell/>
        </table:table-row>
        <table:table-row table:style-name="ro1">
          <table:table-cell office:value-type="float" office:value="1866.65903782">
            <text:p>1866.65903782</text:p>
          </table:table-cell>
          <table:table-cell office:value-type="float" office:value="61.4165448576">
            <text:p>61.4165448576</text:p>
          </table:table-cell>
          <table:table-cell office:value-type="float" office:value="1">
            <text:p>1</text:p>
          </table:table-cell>
          <table:table-cell office:value-type="float" office:value="0.315">
            <text:p>0.315</text:p>
          </table:table-cell>
          <table:table-cell office:value-type="float" office:value="0.685">
            <text:p>0.685</text:p>
          </table:table-cell>
          <table:table-cell office:value-type="float" office:value="0.0321680099794">
            <text:p>0.0321680099794</text:p>
          </table:table-cell>
          <table:table-cell/>
        </table:table-row>
        <table:table-row table:style-name="ro1">
          <table:table-cell office:value-type="float" office:value="1867.32684341">
            <text:p>1867.32684341</text:p>
          </table:table-cell>
          <table:table-cell office:value-type="float" office:value="61.514192507">
            <text:p>61.514192507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0323856647065">
            <text:p>0.0323856647065</text:p>
          </table:table-cell>
          <table:table-cell/>
        </table:table-row>
        <table:table-row table:style-name="ro1">
          <table:table-cell office:value-type="float" office:value="1867.60813116">
            <text:p>1867.60813116</text:p>
          </table:table-cell>
          <table:table-cell office:value-type="float" office:value="61.5290599565">
            <text:p>61.5290599565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office:value-type="float" office:value="0.69">
            <text:p>0.69</text:p>
          </table:table-cell>
          <table:table-cell office:value-type="float" office:value="0.0324009825291">
            <text:p>0.0324009825291</text:p>
          </table:table-cell>
          <table:table-cell/>
        </table:table-row>
        <table:table-row table:style-name="ro1">
          <table:table-cell office:value-type="float" office:value="1867.77031564">
            <text:p>1867.77031564</text:p>
          </table:table-cell>
          <table:table-cell office:value-type="float" office:value="61.5790662994">
            <text:p>61.5790662994</text:p>
          </table:table-cell>
          <table:table-cell office:value-type="float" office:value="1">
            <text:p>1</text:p>
          </table:table-cell>
          <table:table-cell office:value-type="float" office:value="0.3075">
            <text:p>0.3075</text:p>
          </table:table-cell>
          <table:table-cell office:value-type="float" office:value="0.6925">
            <text:p>0.6925</text:p>
          </table:table-cell>
          <table:table-cell office:value-type="float" office:value="0.0321797556467">
            <text:p>0.0321797556467</text:p>
          </table:table-cell>
          <table:table-cell/>
        </table:table-row>
        <table:table-row table:style-name="ro1">
          <table:table-cell office:value-type="float" office:value="1867.98113176">
            <text:p>1867.98113176</text:p>
          </table:table-cell>
          <table:table-cell office:value-type="float" office:value="61.6133864028">
            <text:p>61.6133864028</text:p>
          </table:table-cell>
          <table:table-cell office:value-type="float" office:value="1">
            <text:p>1</text:p>
          </table:table-cell>
          <table:table-cell office:value-type="float" office:value="0.305">
            <text:p>0.305</text:p>
          </table:table-cell>
          <table:table-cell office:value-type="float" office:value="0.695">
            <text:p>0.695</text:p>
          </table:table-cell>
          <table:table-cell office:value-type="float" office:value="0.0320602553196">
            <text:p>0.0320602553196</text:p>
          </table:table-cell>
          <table:table-cell/>
        </table:table-row>
        <table:table-row table:style-name="ro1">
          <table:table-cell office:value-type="float" office:value="1868.20263857">
            <text:p>1868.20263857</text:p>
          </table:table-cell>
          <table:table-cell office:value-type="float" office:value="61.6676690267">
            <text:p>61.6676690267</text:p>
          </table:table-cell>
          <table:table-cell office:value-type="float" office:value="1">
            <text:p>1</text:p>
          </table:table-cell>
          <table:table-cell office:value-type="float" office:value="0.3025">
            <text:p>0.3025</text:p>
          </table:table-cell>
          <table:table-cell office:value-type="float" office:value="0.6975">
            <text:p>0.6975</text:p>
          </table:table-cell>
          <table:table-cell office:value-type="float" office:value="0.0318934879007">
            <text:p>0.0318934879007</text:p>
          </table:table-cell>
          <table:table-cell/>
        </table:table-row>
        <table:table-row table:style-name="ro1">
          <table:table-cell office:value-type="float" office:value="1868.37239915">
            <text:p>1868.37239915</text:p>
          </table:table-cell>
          <table:table-cell office:value-type="float" office:value="61.6812906345">
            <text:p>61.6812906345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031779790681">
            <text:p>0.031779790681</text:p>
          </table:table-cell>
          <table:table-cell/>
        </table:table-row>
        <table:table-row table:style-name="ro1">
          <table:table-cell office:value-type="float" office:value="1868.7258756">
            <text:p>1868.7258756</text:p>
          </table:table-cell>
          <table:table-cell office:value-type="float" office:value="61.8090596046">
            <text:p>61.8090596046</text:p>
          </table:table-cell>
          <table:table-cell office:value-type="float" office:value="1">
            <text:p>1</text:p>
          </table:table-cell>
          <table:table-cell office:value-type="float" office:value="0.2975">
            <text:p>0.2975</text:p>
          </table:table-cell>
          <table:table-cell office:value-type="float" office:value="0.7025">
            <text:p>0.7025</text:p>
          </table:table-cell>
          <table:table-cell office:value-type="float" office:value="0.031554431733">
            <text:p>0.031554431733</text:p>
          </table:table-cell>
          <table:table-cell/>
        </table:table-row>
        <table:table-row table:style-name="ro1">
          <table:table-cell office:value-type="float" office:value="1869.41301835">
            <text:p>1869.41301835</text:p>
          </table:table-cell>
          <table:table-cell office:value-type="float" office:value="61.9561477369">
            <text:p>61.9561477369</text:p>
          </table:table-cell>
          <table:table-cell office:value-type="float" office:value="1">
            <text:p>1</text:p>
          </table:table-cell>
          <table:table-cell office:value-type="float" office:value="0.295">
            <text:p>0.295</text:p>
          </table:table-cell>
          <table:table-cell office:value-type="float" office:value="0.705">
            <text:p>0.705</text:p>
          </table:table-cell>
          <table:table-cell office:value-type="float" office:value="0.0316383478248">
            <text:p>0.0316383478248</text:p>
          </table:table-cell>
          <table:table-cell/>
        </table:table-row>
        <table:table-row table:style-name="ro1">
          <table:table-cell office:value-type="float" office:value="1870.0910689">
            <text:p>1870.0910689</text:p>
          </table:table-cell>
          <table:table-cell office:value-type="float" office:value="62.0802798251">
            <text:p>62.0802798251</text:p>
          </table:table-cell>
          <table:table-cell office:value-type="float" office:value="1">
            <text:p>1</text:p>
          </table:table-cell>
          <table:table-cell office:value-type="float" office:value="0.2925">
            <text:p>0.2925</text:p>
          </table:table-cell>
          <table:table-cell office:value-type="float" office:value="0.7075">
            <text:p>0.7075</text:p>
          </table:table-cell>
          <table:table-cell office:value-type="float" office:value="0.0317708875899">
            <text:p>0.0317708875899</text:p>
          </table:table-cell>
          <table:table-cell/>
        </table:table-row>
        <table:table-row table:style-name="ro1">
          <table:table-cell office:value-type="float" office:value="1870.47960852">
            <text:p>1870.47960852</text:p>
          </table:table-cell>
          <table:table-cell office:value-type="float" office:value="62.1115635835">
            <text:p>62.1115635835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0318406036067">
            <text:p>0.0318406036067</text:p>
          </table:table-cell>
          <table:table-cell/>
        </table:table-row>
        <table:table-row table:style-name="ro1">
          <table:table-cell office:value-type="float" office:value="1870.60503176">
            <text:p>1870.60503176</text:p>
          </table:table-cell>
          <table:table-cell office:value-type="float" office:value="62.1304491221">
            <text:p>62.1304491221</text:p>
          </table:table-cell>
          <table:table-cell office:value-type="float" office:value="1">
            <text:p>1</text:p>
          </table:table-cell>
          <table:table-cell office:value-type="float" office:value="0.2875">
            <text:p>0.2875</text:p>
          </table:table-cell>
          <table:table-cell office:value-type="float" office:value="0.7125">
            <text:p>0.7125</text:p>
          </table:table-cell>
          <table:table-cell office:value-type="float" office:value="0.0316559335553">
            <text:p>0.0316559335553</text:p>
          </table:table-cell>
          <table:table-cell/>
        </table:table-row>
        <table:table-row table:style-name="ro1">
          <table:table-cell office:value-type="float" office:value="1870.74223784">
            <text:p>1870.74223784</text:p>
          </table:table-cell>
          <table:table-cell office:value-type="float" office:value="62.1664460142">
            <text:p>62.1664460142</text:p>
          </table:table-cell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0.715">
            <text:p>0.715</text:p>
          </table:table-cell>
          <table:table-cell office:value-type="float" office:value="0.0314315804167">
            <text:p>0.0314315804167</text:p>
          </table:table-cell>
          <table:table-cell/>
        </table:table-row>
        <table:table-row table:style-name="ro1">
          <table:table-cell office:value-type="float" office:value="1870.90021283">
            <text:p>1870.90021283</text:p>
          </table:table-cell>
          <table:table-cell office:value-type="float" office:value="62.1936391162">
            <text:p>62.1936391162</text:p>
          </table:table-cell>
          <table:table-cell office:value-type="float" office:value="1">
            <text:p>1</text:p>
          </table:table-cell>
          <table:table-cell office:value-type="float" office:value="0.2825">
            <text:p>0.2825</text:p>
          </table:table-cell>
          <table:table-cell office:value-type="float" office:value="0.7175">
            <text:p>0.7175</text:p>
          </table:table-cell>
          <table:table-cell office:value-type="float" office:value="0.0312547847837">
            <text:p>0.0312547847837</text:p>
          </table:table-cell>
          <table:table-cell/>
        </table:table-row>
        <table:table-row table:style-name="ro1">
          <table:table-cell office:value-type="float" office:value="1870.97013893">
            <text:p>1870.97013893</text:p>
          </table:table-cell>
          <table:table-cell office:value-type="float" office:value="62.1944164576">
            <text:p>62.1944164576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0310145418513">
            <text:p>0.0310145418513</text:p>
          </table:table-cell>
          <table:table-cell/>
        </table:table-row>
        <table:table-row table:style-name="ro1">
          <table:table-cell office:value-type="float" office:value="1871.167583">
            <text:p>1871.167583</text:p>
          </table:table-cell>
          <table:table-cell office:value-type="float" office:value="62.2726167438">
            <text:p>62.2726167438</text:p>
          </table:table-cell>
          <table:table-cell office:value-type="float" office:value="1">
            <text:p>1</text:p>
          </table:table-cell>
          <table:table-cell office:value-type="float" office:value="0.2775">
            <text:p>0.2775</text:p>
          </table:table-cell>
          <table:table-cell office:value-type="float" office:value="0.7225">
            <text:p>0.7225</text:p>
          </table:table-cell>
          <table:table-cell office:value-type="float" office:value="0.0307808844561">
            <text:p>0.0307808844561</text:p>
          </table:table-cell>
          <table:table-cell/>
        </table:table-row>
        <table:table-row table:style-name="ro1">
          <table:table-cell office:value-type="float" office:value="1871.75532361">
            <text:p>1871.75532361</text:p>
          </table:table-cell>
          <table:table-cell office:value-type="float" office:value="62.4295127009">
            <text:p>62.4295127009</text:p>
          </table:table-cell>
          <table:table-cell office:value-type="float" office:value="1">
            <text:p>1</text:p>
          </table:table-cell>
          <table:table-cell office:value-type="float" office:value="0.275">
            <text:p>0.275</text:p>
          </table:table-cell>
          <table:table-cell office:value-type="float" office:value="0.725">
            <text:p>0.725</text:p>
          </table:table-cell>
          <table:table-cell office:value-type="float" office:value="0.0307099552583">
            <text:p>0.0307099552583</text:p>
          </table:table-cell>
          <table:table-cell/>
        </table:table-row>
        <table:table-row table:style-name="ro1">
          <table:table-cell office:value-type="float" office:value="1872.15667367">
            <text:p>1872.15667367</text:p>
          </table:table-cell>
          <table:table-cell office:value-type="float" office:value="62.4331567658">
            <text:p>62.4331567658</text:p>
          </table:table-cell>
          <table:table-cell office:value-type="float" office:value="1">
            <text:p>1</text:p>
          </table:table-cell>
          <table:table-cell office:value-type="float" office:value="0.2725">
            <text:p>0.2725</text:p>
          </table:table-cell>
          <table:table-cell office:value-type="float" office:value="0.7275">
            <text:p>0.7275</text:p>
          </table:table-cell>
          <table:table-cell office:value-type="float" office:value="0.0308603926376">
            <text:p>0.0308603926376</text:p>
          </table:table-cell>
          <table:table-cell/>
        </table:table-row>
        <table:table-row table:style-name="ro1">
          <table:table-cell office:value-type="float" office:value="1872.36795816">
            <text:p>1872.36795816</text:p>
          </table:table-cell>
          <table:table-cell office:value-type="float" office:value="62.5140264986">
            <text:p>62.5140264986</text:p>
          </table:table-cell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0305761708686">
            <text:p>0.0305761708686</text:p>
          </table:table-cell>
          <table:table-cell/>
        </table:table-row>
        <table:table-row table:style-name="ro1">
          <table:table-cell office:value-type="float" office:value="1872.84597994">
            <text:p>1872.84597994</text:p>
          </table:table-cell>
          <table:table-cell office:value-type="float" office:value="62.6243654793">
            <text:p>62.6243654793</text:p>
          </table:table-cell>
          <table:table-cell office:value-type="float" office:value="1">
            <text:p>1</text:p>
          </table:table-cell>
          <table:table-cell office:value-type="float" office:value="0.2675">
            <text:p>0.2675</text:p>
          </table:table-cell>
          <table:table-cell office:value-type="float" office:value="0.7325">
            <text:p>0.7325</text:p>
          </table:table-cell>
          <table:table-cell office:value-type="float" office:value="0.0305054139276">
            <text:p>0.0305054139276</text:p>
          </table:table-cell>
          <table:table-cell/>
        </table:table-row>
        <table:table-row table:style-name="ro1">
          <table:table-cell office:value-type="float" office:value="1873.99645579">
            <text:p>1873.99645579</text:p>
          </table:table-cell>
          <table:table-cell office:value-type="float" office:value="62.9742168374">
            <text:p>62.9742168374</text:p>
          </table:table-cell>
          <table:table-cell office:value-type="float" office:value="1">
            <text:p>1</text:p>
          </table:table-cell>
          <table:table-cell office:value-type="float" office:value="0.265">
            <text:p>0.265</text:p>
          </table:table-cell>
          <table:table-cell office:value-type="float" office:value="0.735">
            <text:p>0.735</text:p>
          </table:table-cell>
          <table:table-cell office:value-type="float" office:value="0.0305109173975">
            <text:p>0.0305109173975</text:p>
          </table:table-cell>
          <table:table-cell/>
        </table:table-row>
        <table:table-row table:style-name="ro1">
          <table:table-cell office:value-type="float" office:value="1875.55797585">
            <text:p>1875.55797585</text:p>
          </table:table-cell>
          <table:table-cell office:value-type="float" office:value="63.2489735008">
            <text:p>63.2489735008</text:p>
          </table:table-cell>
          <table:table-cell office:value-type="float" office:value="1">
            <text:p>1</text:p>
          </table:table-cell>
          <table:table-cell office:value-type="float" office:value="0.2625">
            <text:p>0.2625</text:p>
          </table:table-cell>
          <table:table-cell office:value-type="float" office:value="0.7375">
            <text:p>0.7375</text:p>
          </table:table-cell>
          <table:table-cell office:value-type="float" office:value="0.031144946181">
            <text:p>0.031144946181</text:p>
          </table:table-cell>
          <table:table-cell/>
        </table:table-row>
        <table:table-row table:style-name="ro1">
          <table:table-cell office:value-type="float" office:value="1876.9507995">
            <text:p>1876.9507995</text:p>
          </table:table-cell>
          <table:table-cell office:value-type="float" office:value="63.5313462978">
            <text:p>63.5313462978</text:p>
          </table:table-cell>
          <table:table-cell office:value-type="float" office:value="1">
            <text:p>1</text:p>
          </table:table-cell>
          <table:table-cell office:value-type="float" office:value="0.26">
            <text:p>0.26</text:p>
          </table:table-cell>
          <table:table-cell office:value-type="float" office:value="0.74">
            <text:p>0.74</text:p>
          </table:table-cell>
          <table:table-cell office:value-type="float" office:value="0.0315839809208">
            <text:p>0.0315839809208</text:p>
          </table:table-cell>
          <table:table-cell/>
        </table:table-row>
        <table:table-row table:style-name="ro1">
          <table:table-cell office:value-type="float" office:value="1877.7357807">
            <text:p>1877.7357807</text:p>
          </table:table-cell>
          <table:table-cell office:value-type="float" office:value="63.5629659833">
            <text:p>63.5629659833</text:p>
          </table:table-cell>
          <table:table-cell office:value-type="float" office:value="1">
            <text:p>1</text:p>
          </table:table-cell>
          <table:table-cell office:value-type="float" office:value="0.2575">
            <text:p>0.2575</text:p>
          </table:table-cell>
          <table:table-cell office:value-type="float" office:value="0.7425">
            <text:p>0.7425</text:p>
          </table:table-cell>
          <table:table-cell office:value-type="float" office:value="0.0320476362669">
            <text:p>0.0320476362669</text:p>
          </table:table-cell>
          <table:table-cell/>
        </table:table-row>
        <table:table-row table:style-name="ro1">
          <table:table-cell office:value-type="float" office:value="1878.63511482">
            <text:p>1878.63511482</text:p>
          </table:table-cell>
          <table:table-cell office:value-type="float" office:value="63.8910799452">
            <text:p>63.8910799452</text:p>
          </table:table-cell>
          <table:table-cell office:value-type="float" office:value="1">
            <text:p>1</text:p>
          </table:table-cell>
          <table:table-cell office:value-type="float" office:value="0.255">
            <text:p>0.255</text:p>
          </table:table-cell>
          <table:table-cell office:value-type="float" office:value="0.745">
            <text:p>0.745</text:p>
          </table:table-cell>
          <table:table-cell office:value-type="float" office:value="0.0318239872282">
            <text:p>0.0318239872282</text:p>
          </table:table-cell>
          <table:table-cell/>
        </table:table-row>
        <table:table-row table:style-name="ro1">
          <table:table-cell office:value-type="float" office:value="1879.50746012">
            <text:p>1879.50746012</text:p>
          </table:table-cell>
          <table:table-cell office:value-type="float" office:value="63.9119041017">
            <text:p>63.9119041017</text:p>
          </table:table-cell>
          <table:table-cell office:value-type="float" office:value="1">
            <text:p>1</text:p>
          </table:table-cell>
          <table:table-cell office:value-type="float" office:value="0.2525">
            <text:p>0.2525</text:p>
          </table:table-cell>
          <table:table-cell office:value-type="float" office:value="0.7475">
            <text:p>0.7475</text:p>
          </table:table-cell>
          <table:table-cell office:value-type="float" office:value="0.0324092953539">
            <text:p>0.0324092953539</text:p>
          </table:table-cell>
          <table:table-cell/>
        </table:table-row>
        <table:table-row table:style-name="ro1">
          <table:table-cell office:value-type="float" office:value="1879.73408712">
            <text:p>1879.73408712</text:p>
          </table:table-cell>
          <table:table-cell office:value-type="float" office:value="63.9817307444">
            <text:p>63.981730744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0321470483704">
            <text:p>0.0321470483704</text:p>
          </table:table-cell>
          <table:table-cell/>
        </table:table-row>
        <table:table-row table:style-name="ro1">
          <table:table-cell office:value-type="float" office:value="1879.98273662">
            <text:p>1879.98273662</text:p>
          </table:table-cell>
          <table:table-cell office:value-type="float" office:value="64.0113639029">
            <text:p>64.0113639029</text:p>
          </table:table-cell>
          <table:table-cell office:value-type="float" office:value="1">
            <text:p>1</text:p>
          </table:table-cell>
          <table:table-cell office:value-type="float" office:value="0.2475">
            <text:p>0.2475</text:p>
          </table:table-cell>
          <table:table-cell office:value-type="float" office:value="0.7525">
            <text:p>0.7525</text:p>
          </table:table-cell>
          <table:table-cell office:value-type="float" office:value="0.0320178999493">
            <text:p>0.0320178999493</text:p>
          </table:table-cell>
          <table:table-cell/>
        </table:table-row>
        <table:table-row table:style-name="ro1">
          <table:table-cell office:value-type="float" office:value="1880.12127701">
            <text:p>1880.12127701</text:p>
          </table:table-cell>
          <table:table-cell office:value-type="float" office:value="64.0371469021">
            <text:p>64.0371469021</text:p>
          </table:table-cell>
          <table:table-cell office:value-type="float" office:value="1">
            <text:p>1</text:p>
          </table:table-cell>
          <table:table-cell office:value-type="float" office:value="0.245">
            <text:p>0.245</text:p>
          </table:table-cell>
          <table:table-cell office:value-type="float" office:value="0.755">
            <text:p>0.755</text:p>
          </table:table-cell>
          <table:table-cell office:value-type="float" office:value="0.0317805142577">
            <text:p>0.0317805142577</text:p>
          </table:table-cell>
          <table:table-cell/>
        </table:table-row>
        <table:table-row table:style-name="ro1">
          <table:table-cell office:value-type="float" office:value="1880.29069442">
            <text:p>1880.29069442</text:p>
          </table:table-cell>
          <table:table-cell office:value-type="float" office:value="64.0791308669">
            <text:p>64.0791308669</text:p>
          </table:table-cell>
          <table:table-cell office:value-type="float" office:value="1">
            <text:p>1</text:p>
          </table:table-cell>
          <table:table-cell office:value-type="float" office:value="0.2425">
            <text:p>0.2425</text:p>
          </table:table-cell>
          <table:table-cell office:value-type="float" office:value="0.7575">
            <text:p>0.7575</text:p>
          </table:table-cell>
          <table:table-cell office:value-type="float" office:value="0.0315250683913">
            <text:p>0.0315250683913</text:p>
          </table:table-cell>
          <table:table-cell/>
        </table:table-row>
        <table:table-row table:style-name="ro1">
          <table:table-cell office:value-type="float" office:value="1880.69115085">
            <text:p>1880.69115085</text:p>
          </table:table-cell>
          <table:table-cell office:value-type="float" office:value="64.1973294744">
            <text:p>64.1973294744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76">
            <text:p>0.76</text:p>
          </table:table-cell>
          <table:table-cell office:value-type="float" office:value="0.0313170325679">
            <text:p>0.0313170325679</text:p>
          </table:table-cell>
          <table:table-cell/>
        </table:table-row>
        <table:table-row table:style-name="ro1">
          <table:table-cell office:value-type="float" office:value="1881.20564585">
            <text:p>1881.20564585</text:p>
          </table:table-cell>
          <table:table-cell office:value-type="float" office:value="64.284928867">
            <text:p>64.284928867</text:p>
          </table:table-cell>
          <table:table-cell office:value-type="float" office:value="1">
            <text:p>1</text:p>
          </table:table-cell>
          <table:table-cell office:value-type="float" office:value="0.2375">
            <text:p>0.2375</text:p>
          </table:table-cell>
          <table:table-cell office:value-type="float" office:value="0.7625">
            <text:p>0.7625</text:p>
          </table:table-cell>
          <table:table-cell office:value-type="float" office:value="0.0313068626859">
            <text:p>0.0313068626859</text:p>
          </table:table-cell>
          <table:table-cell/>
        </table:table-row>
        <table:table-row table:style-name="ro1">
          <table:table-cell office:value-type="float" office:value="1881.42825458">
            <text:p>1881.42825458</text:p>
          </table:table-cell>
          <table:table-cell office:value-type="float" office:value="64.2863729669">
            <text:p>64.2863729669</text:p>
          </table:table-cell>
          <table:table-cell office:value-type="float" office:value="1">
            <text:p>1</text:p>
          </table:table-cell>
          <table:table-cell office:value-type="float" office:value="0.235">
            <text:p>0.235</text:p>
          </table:table-cell>
          <table:table-cell office:value-type="float" office:value="0.765">
            <text:p>0.765</text:p>
          </table:table-cell>
          <table:table-cell office:value-type="float" office:value="0.0312762410309">
            <text:p>0.0312762410309</text:p>
          </table:table-cell>
          <table:table-cell/>
        </table:table-row>
        <table:table-row table:style-name="ro1">
          <table:table-cell office:value-type="float" office:value="1881.47968072">
            <text:p>1881.47968072</text:p>
          </table:table-cell>
          <table:table-cell office:value-type="float" office:value="64.3054993226">
            <text:p>64.3054993226</text:p>
          </table:table-cell>
          <table:table-cell office:value-type="float" office:value="1">
            <text:p>1</text:p>
          </table:table-cell>
          <table:table-cell office:value-type="float" office:value="0.2325">
            <text:p>0.2325</text:p>
          </table:table-cell>
          <table:table-cell office:value-type="float" office:value="0.7675">
            <text:p>0.7675</text:p>
          </table:table-cell>
          <table:table-cell office:value-type="float" office:value="0.0308823978095">
            <text:p>0.0308823978095</text:p>
          </table:table-cell>
          <table:table-cell/>
        </table:table-row>
        <table:table-row table:style-name="ro1">
          <table:table-cell office:value-type="float" office:value="1881.79115731">
            <text:p>1881.79115731</text:p>
          </table:table-cell>
          <table:table-cell office:value-type="float" office:value="64.4109636029">
            <text:p>64.4109636029</text:p>
          </table:table-cell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0306089360695">
            <text:p>0.0306089360695</text:p>
          </table:table-cell>
          <table:table-cell/>
        </table:table-row>
        <table:table-row table:style-name="ro1">
          <table:table-cell office:value-type="float" office:value="1882.10125984">
            <text:p>1882.10125984</text:p>
          </table:table-cell>
          <table:table-cell office:value-type="float" office:value="64.4295403339">
            <text:p>64.4295403339</text:p>
          </table:table-cell>
          <table:table-cell office:value-type="float" office:value="1">
            <text:p>1</text:p>
          </table:table-cell>
          <table:table-cell office:value-type="float" office:value="0.2275">
            <text:p>0.2275</text:p>
          </table:table-cell>
          <table:table-cell office:value-type="float" office:value="0.7725">
            <text:p>0.7725</text:p>
          </table:table-cell>
          <table:table-cell office:value-type="float" office:value="0.0305475901354">
            <text:p>0.0305475901354</text:p>
          </table:table-cell>
          <table:table-cell/>
        </table:table-row>
        <table:table-row table:style-name="ro1">
          <table:table-cell office:value-type="float" office:value="1882.43077185">
            <text:p>1882.43077185</text:p>
          </table:table-cell>
          <table:table-cell office:value-type="float" office:value="64.5427684062">
            <text:p>64.5427684062</text:p>
          </table:table-cell>
          <table:table-cell office:value-type="float" office:value="1">
            <text:p>1</text:p>
          </table:table-cell>
          <table:table-cell office:value-type="float" office:value="0.225">
            <text:p>0.225</text:p>
          </table:table-cell>
          <table:table-cell office:value-type="float" office:value="0.775">
            <text:p>0.775</text:p>
          </table:table-cell>
          <table:table-cell office:value-type="float" office:value="0.0302674412443">
            <text:p>0.0302674412443</text:p>
          </table:table-cell>
          <table:table-cell/>
        </table:table-row>
        <table:table-row table:style-name="ro1">
          <table:table-cell office:value-type="float" office:value="1882.75909664">
            <text:p>1882.75909664</text:p>
          </table:table-cell>
          <table:table-cell office:value-type="float" office:value="64.5608702483">
            <text:p>64.5608702483</text:p>
          </table:table-cell>
          <table:table-cell office:value-type="float" office:value="1">
            <text:p>1</text:p>
          </table:table-cell>
          <table:table-cell office:value-type="float" office:value="0.2225">
            <text:p>0.2225</text:p>
          </table:table-cell>
          <table:table-cell office:value-type="float" office:value="0.7775">
            <text:p>0.7775</text:p>
          </table:table-cell>
          <table:table-cell office:value-type="float" office:value="0.0302278724295">
            <text:p>0.0302278724295</text:p>
          </table:table-cell>
          <table:table-cell/>
        </table:table-row>
        <table:table-row table:style-name="ro1">
          <table:table-cell office:value-type="float" office:value="1883.44656431">
            <text:p>1883.44656431</text:p>
          </table:table-cell>
          <table:table-cell office:value-type="float" office:value="64.8177554759">
            <text:p>64.8177554759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0.78">
            <text:p>0.78</text:p>
          </table:table-cell>
          <table:table-cell office:value-type="float" office:value="0.0299336564956">
            <text:p>0.0299336564956</text:p>
          </table:table-cell>
          <table:table-cell/>
        </table:table-row>
        <table:table-row table:style-name="ro1">
          <table:table-cell office:value-type="float" office:value="1884.28045996">
            <text:p>1884.28045996</text:p>
          </table:table-cell>
          <table:table-cell office:value-type="float" office:value="64.8944285077">
            <text:p>64.8944285077</text:p>
          </table:table-cell>
          <table:table-cell office:value-type="float" office:value="1">
            <text:p>1</text:p>
          </table:table-cell>
          <table:table-cell office:value-type="float" office:value="0.2175">
            <text:p>0.2175</text:p>
          </table:table-cell>
          <table:table-cell office:value-type="float" office:value="0.7825">
            <text:p>0.7825</text:p>
          </table:table-cell>
          <table:table-cell office:value-type="float" office:value="0.0302496964518">
            <text:p>0.0302496964518</text:p>
          </table:table-cell>
          <table:table-cell/>
        </table:table-row>
        <table:table-row table:style-name="ro1">
          <table:table-cell office:value-type="float" office:value="1884.80778111">
            <text:p>1884.80778111</text:p>
          </table:table-cell>
          <table:table-cell office:value-type="float" office:value="65.0286839372">
            <text:p>65.0286839372</text:p>
          </table:table-cell>
          <table:table-cell office:value-type="float" office:value="1">
            <text:p>1</text:p>
          </table:table-cell>
          <table:table-cell office:value-type="float" office:value="0.215">
            <text:p>0.215</text:p>
          </table:table-cell>
          <table:table-cell office:value-type="float" office:value="0.785">
            <text:p>0.785</text:p>
          </table:table-cell>
          <table:table-cell office:value-type="float" office:value="0.0301003669669">
            <text:p>0.0301003669669</text:p>
          </table:table-cell>
          <table:table-cell/>
        </table:table-row>
        <table:table-row table:style-name="ro1">
          <table:table-cell office:value-type="float" office:value="1885.52805757">
            <text:p>1885.52805757</text:p>
          </table:table-cell>
          <table:table-cell office:value-type="float" office:value="65.1825390913">
            <text:p>65.1825390913</text:p>
          </table:table-cell>
          <table:table-cell office:value-type="float" office:value="1">
            <text:p>1</text:p>
          </table:table-cell>
          <table:table-cell office:value-type="float" office:value="0.2125">
            <text:p>0.2125</text:p>
          </table:table-cell>
          <table:table-cell office:value-type="float" office:value="0.7875">
            <text:p>0.7875</text:p>
          </table:table-cell>
          <table:table-cell office:value-type="float" office:value="0.0300940646256">
            <text:p>0.0300940646256</text:p>
          </table:table-cell>
          <table:table-cell/>
        </table:table-row>
        <table:table-row table:style-name="ro1">
          <table:table-cell office:value-type="float" office:value="1886.49683082">
            <text:p>1886.49683082</text:p>
          </table:table-cell>
          <table:table-cell office:value-type="float" office:value="65.4161932377">
            <text:p>65.4161932377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79">
            <text:p>0.79</text:p>
          </table:table-cell>
          <table:table-cell office:value-type="float" office:value="0.030133696087">
            <text:p>0.030133696087</text:p>
          </table:table-cell>
          <table:table-cell/>
        </table:table-row>
        <table:table-row table:style-name="ro1">
          <table:table-cell office:value-type="float" office:value="1887.14693637">
            <text:p>1887.14693637</text:p>
          </table:table-cell>
          <table:table-cell office:value-type="float" office:value="65.4425813083">
            <text:p>65.4425813083</text:p>
          </table:table-cell>
          <table:table-cell office:value-type="float" office:value="1">
            <text:p>1</text:p>
          </table:table-cell>
          <table:table-cell office:value-type="float" office:value="0.2075">
            <text:p>0.2075</text:p>
          </table:table-cell>
          <table:table-cell office:value-type="float" office:value="0.7925">
            <text:p>0.7925</text:p>
          </table:table-cell>
          <table:table-cell office:value-type="float" office:value="0.0303752481079">
            <text:p>0.0303752481079</text:p>
          </table:table-cell>
          <table:table-cell/>
        </table:table-row>
        <table:table-row table:style-name="ro1">
          <table:table-cell office:value-type="float" office:value="1887.26268755">
            <text:p>1887.26268755</text:p>
          </table:table-cell>
          <table:table-cell office:value-type="float" office:value="65.4624937127">
            <text:p>65.4624937127</text:p>
          </table:table-cell>
          <table:table-cell office:value-type="float" office:value="1">
            <text:p>1</text:p>
          </table:table-cell>
          <table:table-cell office:value-type="float" office:value="0.205">
            <text:p>0.205</text:p>
          </table:table-cell>
          <table:table-cell office:value-type="float" office:value="0.795">
            <text:p>0.795</text:p>
          </table:table-cell>
          <table:table-cell office:value-type="float" office:value="0.0300771045376">
            <text:p>0.0300771045376</text:p>
          </table:table-cell>
          <table:table-cell/>
        </table:table-row>
        <table:table-row table:style-name="ro1">
          <table:table-cell office:value-type="float" office:value="1887.58552241">
            <text:p>1887.58552241</text:p>
          </table:table-cell>
          <table:table-cell office:value-type="float" office:value="65.5717152517">
            <text:p>65.5717152517</text:p>
          </table:table-cell>
          <table:table-cell office:value-type="float" office:value="1">
            <text:p>1</text:p>
          </table:table-cell>
          <table:table-cell office:value-type="float" office:value="0.2025">
            <text:p>0.2025</text:p>
          </table:table-cell>
          <table:table-cell office:value-type="float" office:value="0.7975">
            <text:p>0.7975</text:p>
          </table:table-cell>
          <table:table-cell office:value-type="float" office:value="0.0297655355173">
            <text:p>0.0297655355173</text:p>
          </table:table-cell>
          <table:table-cell/>
        </table:table-row>
        <table:table-row table:style-name="ro1">
          <table:table-cell office:value-type="float" office:value="1888.04219222">
            <text:p>1888.04219222</text:p>
          </table:table-cell>
          <table:table-cell office:value-type="float" office:value="65.6451616343">
            <text:p>65.6451616343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0296755994196">
            <text:p>0.0296755994196</text:p>
          </table:table-cell>
          <table:table-cell/>
        </table:table-row>
        <table:table-row table:style-name="ro1">
          <table:table-cell office:value-type="float" office:value="1888.75394906">
            <text:p>1888.75394906</text:p>
          </table:table-cell>
          <table:table-cell office:value-type="float" office:value="65.8564179897">
            <text:p>65.8564179897</text:p>
          </table:table-cell>
          <table:table-cell office:value-type="float" office:value="1">
            <text:p>1</text:p>
          </table:table-cell>
          <table:table-cell office:value-type="float" office:value="0.1975">
            <text:p>0.1975</text:p>
          </table:table-cell>
          <table:table-cell office:value-type="float" office:value="0.8025">
            <text:p>0.8025</text:p>
          </table:table-cell>
          <table:table-cell office:value-type="float" office:value="0.0294910113477">
            <text:p>0.0294910113477</text:p>
          </table:table-cell>
          <table:table-cell/>
        </table:table-row>
        <table:table-row table:style-name="ro1">
          <table:table-cell office:value-type="float" office:value="1889.31863242">
            <text:p>1889.31863242</text:p>
          </table:table-cell>
          <table:table-cell office:value-type="float" office:value="65.8710349801">
            <text:p>65.8710349801</text:p>
          </table:table-cell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0.805">
            <text:p>0.805</text:p>
          </table:table-cell>
          <table:table-cell office:value-type="float" office:value="0.0296469791575">
            <text:p>0.0296469791575</text:p>
          </table:table-cell>
          <table:table-cell/>
        </table:table-row>
        <table:table-row table:style-name="ro1">
          <table:table-cell office:value-type="float" office:value="1889.73260931">
            <text:p>1889.73260931</text:p>
          </table:table-cell>
          <table:table-cell office:value-type="float" office:value="66.022008742">
            <text:p>66.022008742</text:p>
          </table:table-cell>
          <table:table-cell office:value-type="float" office:value="1">
            <text:p>1</text:p>
          </table:table-cell>
          <table:table-cell office:value-type="float" office:value="0.1925">
            <text:p>0.1925</text:p>
          </table:table-cell>
          <table:table-cell office:value-type="float" office:value="0.8075">
            <text:p>0.8075</text:p>
          </table:table-cell>
          <table:table-cell office:value-type="float" office:value="0.0293070200414">
            <text:p>0.0293070200414</text:p>
          </table:table-cell>
          <table:table-cell/>
        </table:table-row>
        <table:table-row table:style-name="ro1">
          <table:table-cell office:value-type="float" office:value="1890.12198094">
            <text:p>1890.12198094</text:p>
          </table:table-cell>
          <table:table-cell office:value-type="float" office:value="66.0267836327">
            <text:p>66.0267836327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office:value-type="float" office:value="0.81">
            <text:p>0.81</text:p>
          </table:table-cell>
          <table:table-cell office:value-type="float" office:value="0.0293039366407">
            <text:p>0.0293039366407</text:p>
          </table:table-cell>
          <table:table-cell/>
        </table:table-row>
        <table:table-row table:style-name="ro1">
          <table:table-cell office:value-type="float" office:value="1890.71491249">
            <text:p>1890.71491249</text:p>
          </table:table-cell>
          <table:table-cell office:value-type="float" office:value="66.2591813633">
            <text:p>66.2591813633</text:p>
          </table:table-cell>
          <table:table-cell office:value-type="float" office:value="1">
            <text:p>1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office:value-type="float" office:value="0.028931576896">
            <text:p>0.028931576896</text:p>
          </table:table-cell>
          <table:table-cell/>
        </table:table-row>
        <table:table-row table:style-name="ro1">
          <table:table-cell office:value-type="float" office:value="1891.36520608">
            <text:p>1891.36520608</text:p>
          </table:table-cell>
          <table:table-cell office:value-type="float" office:value="66.2869010704">
            <text:p>66.2869010704</text:p>
          </table:table-cell>
          <table:table-cell office:value-type="float" office:value="1">
            <text:p>1</text:p>
          </table:table-cell>
          <table:table-cell office:value-type="float" office:value="0.185">
            <text:p>0.185</text:p>
          </table:table-cell>
          <table:table-cell office:value-type="float" office:value="0.815">
            <text:p>0.815</text:p>
          </table:table-cell>
          <table:table-cell office:value-type="float" office:value="0.0291142093182">
            <text:p>0.0291142093182</text:p>
          </table:table-cell>
          <table:table-cell/>
        </table:table-row>
        <table:table-row table:style-name="ro1">
          <table:table-cell office:value-type="float" office:value="1891.47494016">
            <text:p>1891.47494016</text:p>
          </table:table-cell>
          <table:table-cell office:value-type="float" office:value="66.3030749941">
            <text:p>66.3030749941</text:p>
          </table:table-cell>
          <table:table-cell office:value-type="float" office:value="1">
            <text:p>1</text:p>
          </table:table-cell>
          <table:table-cell office:value-type="float" office:value="0.1825">
            <text:p>0.1825</text:p>
          </table:table-cell>
          <table:table-cell office:value-type="float" office:value="0.8175">
            <text:p>0.8175</text:p>
          </table:table-cell>
          <table:table-cell office:value-type="float" office:value="0.0287931518782">
            <text:p>0.0287931518782</text:p>
          </table:table-cell>
          <table:table-cell/>
        </table:table-row>
        <table:table-row table:style-name="ro1">
          <table:table-cell office:value-type="float" office:value="1891.51933817">
            <text:p>1891.51933817</text:p>
          </table:table-cell>
          <table:table-cell office:value-type="float" office:value="66.3046602759">
            <text:p>66.3046602759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82">
            <text:p>0.82</text:p>
          </table:table-cell>
          <table:table-cell office:value-type="float" office:value="0.0284908431449">
            <text:p>0.0284908431449</text:p>
          </table:table-cell>
          <table:table-cell/>
        </table:table-row>
        <table:table-row table:style-name="ro1">
          <table:table-cell office:value-type="float" office:value="1892.397894">
            <text:p>1892.397894</text:p>
          </table:table-cell>
          <table:table-cell office:value-type="float" office:value="66.654497323">
            <text:p>66.654497323</text:p>
          </table:table-cell>
          <table:table-cell office:value-type="float" office:value="1">
            <text:p>1</text:p>
          </table:table-cell>
          <table:table-cell office:value-type="float" office:value="0.1775">
            <text:p>0.1775</text:p>
          </table:table-cell>
          <table:table-cell office:value-type="float" office:value="0.8225">
            <text:p>0.8225</text:p>
          </table:table-cell>
          <table:table-cell office:value-type="float" office:value="0.0280569731922">
            <text:p>0.0280569731922</text:p>
          </table:table-cell>
          <table:table-cell/>
        </table:table-row>
        <table:table-row table:style-name="ro1">
          <table:table-cell office:value-type="float" office:value="1893.37253227">
            <text:p>1893.37253227</text:p>
          </table:table-cell>
          <table:table-cell office:value-type="float" office:value="66.6945155863">
            <text:p>66.6945155863</text:p>
          </table:table-cell>
          <table:table-cell office:value-type="float" office:value="1">
            <text:p>1</text:p>
          </table:table-cell>
          <table:table-cell office:value-type="float" office:value="0.175">
            <text:p>0.175</text:p>
          </table:table-cell>
          <table:table-cell office:value-type="float" office:value="0.825">
            <text:p>0.825</text:p>
          </table:table-cell>
          <table:table-cell office:value-type="float" office:value="0.0284942227047">
            <text:p>0.0284942227047</text:p>
          </table:table-cell>
          <table:table-cell/>
        </table:table-row>
        <table:table-row table:style-name="ro1">
          <table:table-cell office:value-type="float" office:value="1893.54381376">
            <text:p>1893.54381376</text:p>
          </table:table-cell>
          <table:table-cell office:value-type="float" office:value="66.7230099185">
            <text:p>66.7230099185</text:p>
          </table:table-cell>
          <table:table-cell office:value-type="float" office:value="1">
            <text:p>1</text:p>
          </table:table-cell>
          <table:table-cell office:value-type="float" office:value="0.1725">
            <text:p>0.1725</text:p>
          </table:table-cell>
          <table:table-cell office:value-type="float" office:value="0.8275">
            <text:p>0.8275</text:p>
          </table:table-cell>
          <table:table-cell office:value-type="float" office:value="0.0281835019677">
            <text:p>0.0281835019677</text:p>
          </table:table-cell>
          <table:table-cell/>
        </table:table-row>
        <table:table-row table:style-name="ro1">
          <table:table-cell office:value-type="float" office:value="1893.70796243">
            <text:p>1893.70796243</text:p>
          </table:table-cell>
          <table:table-cell office:value-type="float" office:value="66.7601750552">
            <text:p>66.7601750552</text:p>
          </table:table-cell>
          <table:table-cell office:value-type="float" office:value="1">
            <text:p>1</text:p>
          </table:table-cell>
          <table:table-cell office:value-type="float" office:value="0.17">
            <text:p>0.17</text:p>
          </table:table-cell>
          <table:table-cell office:value-type="float" office:value="0.83">
            <text:p>0.83</text:p>
          </table:table-cell>
          <table:table-cell office:value-type="float" office:value="0.0278487785542">
            <text:p>0.0278487785542</text:p>
          </table:table-cell>
          <table:table-cell/>
        </table:table-row>
        <table:table-row table:style-name="ro1">
          <table:table-cell office:value-type="float" office:value="1893.89579579">
            <text:p>1893.89579579</text:p>
          </table:table-cell>
          <table:table-cell office:value-type="float" office:value="66.7981432611">
            <text:p>66.7981432611</text:p>
          </table:table-cell>
          <table:table-cell office:value-type="float" office:value="1">
            <text:p>1</text:p>
          </table:table-cell>
          <table:table-cell office:value-type="float" office:value="0.1675">
            <text:p>0.1675</text:p>
          </table:table-cell>
          <table:table-cell office:value-type="float" office:value="0.8325">
            <text:p>0.8325</text:p>
          </table:table-cell>
          <table:table-cell office:value-type="float" office:value="0.0275330270113">
            <text:p>0.0275330270113</text:p>
          </table:table-cell>
          <table:table-cell/>
        </table:table-row>
        <table:table-row table:style-name="ro1">
          <table:table-cell office:value-type="float" office:value="1894.07422354">
            <text:p>1894.07422354</text:p>
          </table:table-cell>
          <table:table-cell office:value-type="float" office:value="66.8315461551">
            <text:p>66.8315461551</text:p>
          </table:table-cell>
          <table:table-cell office:value-type="float" office:value="1">
            <text:p>1</text:p>
          </table:table-cell>
          <table:table-cell office:value-type="float" office:value="0.165">
            <text:p>0.165</text:p>
          </table:table-cell>
          <table:table-cell office:value-type="float" office:value="0.835">
            <text:p>0.835</text:p>
          </table:table-cell>
          <table:table-cell office:value-type="float" office:value="0.0272121949722">
            <text:p>0.0272121949722</text:p>
          </table:table-cell>
          <table:table-cell/>
        </table:table-row>
        <table:table-row table:style-name="ro1">
          <table:table-cell office:value-type="float" office:value="1894.20947439">
            <text:p>1894.20947439</text:p>
          </table:table-cell>
          <table:table-cell office:value-type="float" office:value="66.8522436007">
            <text:p>66.8522436007</text:p>
          </table:table-cell>
          <table:table-cell office:value-type="float" office:value="1">
            <text:p>1</text:p>
          </table:table-cell>
          <table:table-cell office:value-type="float" office:value="0.1625">
            <text:p>0.1625</text:p>
          </table:table-cell>
          <table:table-cell office:value-type="float" office:value="0.8375">
            <text:p>0.8375</text:p>
          </table:table-cell>
          <table:table-cell office:value-type="float" office:value="0.0268794257122">
            <text:p>0.0268794257122</text:p>
          </table:table-cell>
          <table:table-cell/>
        </table:table-row>
        <table:table-row table:style-name="ro1">
          <table:table-cell office:value-type="float" office:value="1894.59075423">
            <text:p>1894.59075423</text:p>
          </table:table-cell>
          <table:table-cell office:value-type="float" office:value="66.9840580901">
            <text:p>66.9840580901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float" office:value="0.84">
            <text:p>0.84</text:p>
          </table:table-cell>
          <table:table-cell office:value-type="float" office:value="0.0265205182678">
            <text:p>0.0265205182678</text:p>
          </table:table-cell>
          <table:table-cell/>
        </table:table-row>
        <table:table-row table:style-name="ro1">
          <table:table-cell office:value-type="float" office:value="1895.50528206">
            <text:p>1895.50528206</text:p>
          </table:table-cell>
          <table:table-cell office:value-type="float" office:value="67.2180547353">
            <text:p>67.2180547353</text:p>
          </table:table-cell>
          <table:table-cell office:value-type="float" office:value="1">
            <text:p>1</text:p>
          </table:table-cell>
          <table:table-cell office:value-type="float" office:value="0.1575">
            <text:p>0.1575</text:p>
          </table:table-cell>
          <table:table-cell office:value-type="float" office:value="0.8425">
            <text:p>0.8425</text:p>
          </table:table-cell>
          <table:table-cell office:value-type="float" office:value="0.0264026482004">
            <text:p>0.0264026482004</text:p>
          </table:table-cell>
          <table:table-cell/>
        </table:table-row>
        <table:table-row table:style-name="ro1">
          <table:table-cell office:value-type="float" office:value="1896.13885259">
            <text:p>1896.13885259</text:p>
          </table:table-cell>
          <table:table-cell office:value-type="float" office:value="67.2374863014">
            <text:p>67.2374863014</text:p>
          </table:table-cell>
          <table:table-cell office:value-type="float" office:value="1">
            <text:p>1</text:p>
          </table:table-cell>
          <table:table-cell office:value-type="float" office:value="0.155">
            <text:p>0.155</text:p>
          </table:table-cell>
          <table:table-cell office:value-type="float" office:value="0.845">
            <text:p>0.845</text:p>
          </table:table-cell>
          <table:table-cell office:value-type="float" office:value="0.0265024510865">
            <text:p>0.0265024510865</text:p>
          </table:table-cell>
          <table:table-cell/>
        </table:table-row>
        <table:table-row table:style-name="ro1">
          <table:table-cell office:value-type="float" office:value="1896.21181474">
            <text:p>1896.21181474</text:p>
          </table:table-cell>
          <table:table-cell office:value-type="float" office:value="67.2472395928">
            <text:p>67.2472395928</text:p>
          </table:table-cell>
          <table:table-cell office:value-type="float" office:value="1">
            <text:p>1</text:p>
          </table:table-cell>
          <table:table-cell office:value-type="float" office:value="0.1525">
            <text:p>0.1525</text:p>
          </table:table-cell>
          <table:table-cell office:value-type="float" office:value="0.8475">
            <text:p>0.8475</text:p>
          </table:table-cell>
          <table:table-cell office:value-type="float" office:value="0.0261267470149">
            <text:p>0.0261267470149</text:p>
          </table:table-cell>
          <table:table-cell/>
        </table:table-row>
        <table:table-row table:style-name="ro1">
          <table:table-cell office:value-type="float" office:value="1896.27142741">
            <text:p>1896.27142741</text:p>
          </table:table-cell>
          <table:table-cell office:value-type="float" office:value="67.2613313709">
            <text:p>67.2613313709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.85">
            <text:p>0.85</text:p>
          </table:table-cell>
          <table:table-cell office:value-type="float" office:value="0.0257276849548">
            <text:p>0.0257276849548</text:p>
          </table:table-cell>
          <table:table-cell/>
        </table:table-row>
        <table:table-row table:style-name="ro1">
          <table:table-cell office:value-type="float" office:value="1897.22524068">
            <text:p>1897.22524068</text:p>
          </table:table-cell>
          <table:table-cell office:value-type="float" office:value="67.6287648999">
            <text:p>67.6287648999</text:p>
          </table:table-cell>
          <table:table-cell office:value-type="float" office:value="1">
            <text:p>1</text:p>
          </table:table-cell>
          <table:table-cell office:value-type="float" office:value="0.1475">
            <text:p>0.1475</text:p>
          </table:table-cell>
          <table:table-cell office:value-type="float" office:value="0.8525">
            <text:p>0.8525</text:p>
          </table:table-cell>
          <table:table-cell office:value-type="float" office:value="0.0253333415673">
            <text:p>0.0253333415673</text:p>
          </table:table-cell>
          <table:table-cell/>
        </table:table-row>
        <table:table-row table:style-name="ro1">
          <table:table-cell office:value-type="float" office:value="1898.14695951">
            <text:p>1898.14695951</text:p>
          </table:table-cell>
          <table:table-cell office:value-type="float" office:value="67.6300189057">
            <text:p>67.6300189057</text:p>
          </table:table-cell>
          <table:table-cell office:value-type="float" office:value="1">
            <text:p>1</text:p>
          </table:table-cell>
          <table:table-cell office:value-type="float" office:value="0.145">
            <text:p>0.145</text:p>
          </table:table-cell>
          <table:table-cell office:value-type="float" office:value="0.855">
            <text:p>0.855</text:p>
          </table:table-cell>
          <table:table-cell office:value-type="float" office:value="0.0256745572662">
            <text:p>0.0256745572662</text:p>
          </table:table-cell>
          <table:table-cell/>
        </table:table-row>
        <table:table-row table:style-name="ro1">
          <table:table-cell office:value-type="float" office:value="1898.3548285">
            <text:p>1898.3548285</text:p>
          </table:table-cell>
          <table:table-cell office:value-type="float" office:value="67.7119124956">
            <text:p>67.7119124956</text:p>
          </table:table-cell>
          <table:table-cell office:value-type="float" office:value="1">
            <text:p>1</text:p>
          </table:table-cell>
          <table:table-cell office:value-type="float" office:value="0.1425">
            <text:p>0.1425</text:p>
          </table:table-cell>
          <table:table-cell office:value-type="float" office:value="0.8575">
            <text:p>0.8575</text:p>
          </table:table-cell>
          <table:table-cell office:value-type="float" office:value="0.0252544341006">
            <text:p>0.0252544341006</text:p>
          </table:table-cell>
          <table:table-cell/>
        </table:table-row>
        <table:table-row table:style-name="ro1">
          <table:table-cell office:value-type="float" office:value="1898.65021265">
            <text:p>1898.65021265</text:p>
          </table:table-cell>
          <table:table-cell office:value-type="float" office:value="67.7481725631">
            <text:p>67.7481725631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float" office:value="0.86">
            <text:p>0.86</text:p>
          </table:table-cell>
          <table:table-cell office:value-type="float" office:value="0.0249880090335">
            <text:p>0.0249880090335</text:p>
          </table:table-cell>
          <table:table-cell/>
        </table:table-row>
        <table:table-row table:style-name="ro1">
          <table:table-cell office:value-type="float" office:value="1898.75174609">
            <text:p>1898.75174609</text:p>
          </table:table-cell>
          <table:table-cell office:value-type="float" office:value="67.7525258726">
            <text:p>67.7525258726</text:p>
          </table:table-cell>
          <table:table-cell office:value-type="float" office:value="1">
            <text:p>1</text:p>
          </table:table-cell>
          <table:table-cell office:value-type="float" office:value="0.1375">
            <text:p>0.1375</text:p>
          </table:table-cell>
          <table:table-cell office:value-type="float" office:value="0.8625">
            <text:p>0.8625</text:p>
          </table:table-cell>
          <table:table-cell office:value-type="float" office:value="0.0246408594737">
            <text:p>0.0246408594737</text:p>
          </table:table-cell>
          <table:table-cell/>
        </table:table-row>
        <table:table-row table:style-name="ro1">
          <table:table-cell office:value-type="float" office:value="1898.92681096">
            <text:p>1898.92681096</text:p>
          </table:table-cell>
          <table:table-cell office:value-type="float" office:value="67.8181985127">
            <text:p>67.8181985127</text:p>
          </table:table-cell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865">
            <text:p>0.865</text:p>
          </table:table-cell>
          <table:table-cell office:value-type="float" office:value="0.0241942108927">
            <text:p>0.0241942108927</text:p>
          </table:table-cell>
          <table:table-cell/>
        </table:table-row>
        <table:table-row table:style-name="ro1">
          <table:table-cell office:value-type="float" office:value="1899.16456041">
            <text:p>1899.16456041</text:p>
          </table:table-cell>
          <table:table-cell office:value-type="float" office:value="67.8476256505">
            <text:p>67.8476256505</text:p>
          </table:table-cell>
          <table:table-cell office:value-type="float" office:value="1">
            <text:p>1</text:p>
          </table:table-cell>
          <table:table-cell office:value-type="float" office:value="0.1325">
            <text:p>0.1325</text:p>
          </table:table-cell>
          <table:table-cell office:value-type="float" office:value="0.8675">
            <text:p>0.8675</text:p>
          </table:table-cell>
          <table:table-cell office:value-type="float" office:value="0.0238885758575">
            <text:p>0.0238885758575</text:p>
          </table:table-cell>
          <table:table-cell/>
        </table:table-row>
        <table:table-row table:style-name="ro1">
          <table:table-cell office:value-type="float" office:value="1899.43952372">
            <text:p>1899.43952372</text:p>
          </table:table-cell>
          <table:table-cell office:value-type="float" office:value="67.9281838385">
            <text:p>67.9281838385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0.87">
            <text:p>0.87</text:p>
          </table:table-cell>
          <table:table-cell office:value-type="float" office:value="0.0234986091077">
            <text:p>0.0234986091077</text:p>
          </table:table-cell>
          <table:table-cell/>
        </table:table-row>
        <table:table-row table:style-name="ro1">
          <table:table-cell office:value-type="float" office:value="1899.81286672">
            <text:p>1899.81286672</text:p>
          </table:table-cell>
          <table:table-cell office:value-type="float" office:value="67.9969628491">
            <text:p>67.9969628491</text:p>
          </table:table-cell>
          <table:table-cell office:value-type="float" office:value="1">
            <text:p>1</text:p>
          </table:table-cell>
          <table:table-cell office:value-type="float" office:value="0.1275">
            <text:p>0.1275</text:p>
          </table:table-cell>
          <table:table-cell office:value-type="float" office:value="0.8725">
            <text:p>0.8725</text:p>
          </table:table-cell>
          <table:table-cell office:value-type="float" office:value="0.023212417375">
            <text:p>0.023212417375</text:p>
          </table:table-cell>
          <table:table-cell/>
        </table:table-row>
        <table:table-row table:style-name="ro1">
          <table:table-cell office:value-type="float" office:value="1900.22586038">
            <text:p>1900.22586038</text:p>
          </table:table-cell>
          <table:table-cell office:value-type="float" office:value="68.0933813012">
            <text:p>68.093381301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office:value-type="float" office:value="0.0228964638292">
            <text:p>0.0228964638292</text:p>
          </table:table-cell>
          <table:table-cell/>
        </table:table-row>
        <table:table-row table:style-name="ro1">
          <table:table-cell office:value-type="float" office:value="1900.63193015">
            <text:p>1900.63193015</text:p>
          </table:table-cell>
          <table:table-cell office:value-type="float" office:value="68.1593907602">
            <text:p>68.1593907602</text:p>
          </table:table-cell>
          <table:table-cell office:value-type="float" office:value="1">
            <text:p>1</text:p>
          </table:table-cell>
          <table:table-cell office:value-type="float" office:value="0.1225">
            <text:p>0.1225</text:p>
          </table:table-cell>
          <table:table-cell office:value-type="float" office:value="0.8775">
            <text:p>0.8775</text:p>
          </table:table-cell>
          <table:table-cell office:value-type="float" office:value="0.0226306270798">
            <text:p>0.0226306270798</text:p>
          </table:table-cell>
          <table:table-cell/>
        </table:table-row>
        <table:table-row table:style-name="ro1">
          <table:table-cell office:value-type="float" office:value="1900.85013028">
            <text:p>1900.85013028</text:p>
          </table:table-cell>
          <table:table-cell office:value-type="float" office:value="68.1806613506">
            <text:p>68.1806613506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88">
            <text:p>0.88</text:p>
          </table:table-cell>
          <table:table-cell office:value-type="float" office:value="0.0222957216192">
            <text:p>0.0222957216192</text:p>
          </table:table-cell>
          <table:table-cell/>
        </table:table-row>
        <table:table-row table:style-name="ro1">
          <table:table-cell office:value-type="float" office:value="1901.19463845">
            <text:p>1901.19463845</text:p>
          </table:table-cell>
          <table:table-cell office:value-type="float" office:value="68.2971940297">
            <text:p>68.2971940297</text:p>
          </table:table-cell>
          <table:table-cell office:value-type="float" office:value="1">
            <text:p>1</text:p>
          </table:table-cell>
          <table:table-cell office:value-type="float" office:value="0.1175">
            <text:p>0.1175</text:p>
          </table:table-cell>
          <table:table-cell office:value-type="float" office:value="0.8825">
            <text:p>0.8825</text:p>
          </table:table-cell>
          <table:table-cell office:value-type="float" office:value="0.0218813835014">
            <text:p>0.0218813835014</text:p>
          </table:table-cell>
          <table:table-cell/>
        </table:table-row>
        <table:table-row table:style-name="ro1">
          <table:table-cell office:value-type="float" office:value="1901.59751694">
            <text:p>1901.59751694</text:p>
          </table:table-cell>
          <table:table-cell office:value-type="float" office:value="68.3418127458">
            <text:p>68.3418127458</text:p>
          </table:table-cell>
          <table:table-cell office:value-type="float" office:value="1">
            <text:p>1</text:p>
          </table:table-cell>
          <table:table-cell office:value-type="float" office:value="0.115">
            <text:p>0.115</text:p>
          </table:table-cell>
          <table:table-cell office:value-type="float" office:value="0.885">
            <text:p>0.885</text:p>
          </table:table-cell>
          <table:table-cell office:value-type="float" office:value="0.0216371887745">
            <text:p>0.0216371887745</text:p>
          </table:table-cell>
          <table:table-cell/>
        </table:table-row>
        <table:table-row table:style-name="ro1">
          <table:table-cell office:value-type="float" office:value="1902.09214597">
            <text:p>1902.09214597</text:p>
          </table:table-cell>
          <table:table-cell office:value-type="float" office:value="68.4950456432">
            <text:p>68.4950456432</text:p>
          </table:table-cell>
          <table:table-cell office:value-type="float" office:value="1">
            <text:p>1</text:p>
          </table:table-cell>
          <table:table-cell office:value-type="float" office:value="0.1125">
            <text:p>0.1125</text:p>
          </table:table-cell>
          <table:table-cell office:value-type="float" office:value="0.8875">
            <text:p>0.8875</text:p>
          </table:table-cell>
          <table:table-cell office:value-type="float" office:value="0.0212531604191">
            <text:p>0.0212531604191</text:p>
          </table:table-cell>
          <table:table-cell/>
        </table:table-row>
        <table:table-row table:style-name="ro1">
          <table:table-cell office:value-type="float" office:value="1902.50773882">
            <text:p>1902.50773882</text:p>
          </table:table-cell>
          <table:table-cell office:value-type="float" office:value="68.5080498851">
            <text:p>68.508049885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89">
            <text:p>0.89</text:p>
          </table:table-cell>
          <table:table-cell office:value-type="float" office:value="0.0210502601956">
            <text:p>0.0210502601956</text:p>
          </table:table-cell>
          <table:table-cell/>
        </table:table-row>
        <table:table-row table:style-name="ro1">
          <table:table-cell office:value-type="float" office:value="1903.03190713">
            <text:p>1903.03190713</text:p>
          </table:table-cell>
          <table:table-cell office:value-type="float" office:value="68.7047129656">
            <text:p>68.7047129656</text:p>
          </table:table-cell>
          <table:table-cell office:value-type="float" office:value="1">
            <text:p>1</text:p>
          </table:table-cell>
          <table:table-cell office:value-type="float" office:value="0.1075">
            <text:p>0.1075</text:p>
          </table:table-cell>
          <table:table-cell office:value-type="float" office:value="0.8925">
            <text:p>0.8925</text:p>
          </table:table-cell>
          <table:table-cell office:value-type="float" office:value="0.0206121550259">
            <text:p>0.0206121550259</text:p>
          </table:table-cell>
          <table:table-cell/>
        </table:table-row>
        <table:table-row table:style-name="ro1">
          <table:table-cell office:value-type="float" office:value="1903.66928835">
            <text:p>1903.66928835</text:p>
          </table:table-cell>
          <table:table-cell office:value-type="float" office:value="68.7630023726">
            <text:p>68.7630023726</text:p>
          </table:table-cell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.895">
            <text:p>0.895</text:p>
          </table:table-cell>
          <table:table-cell office:value-type="float" office:value="0.0204761472259">
            <text:p>0.0204761472259</text:p>
          </table:table-cell>
          <table:table-cell/>
        </table:table-row>
        <table:table-row table:style-name="ro1">
          <table:table-cell office:value-type="float" office:value="1904.16938785">
            <text:p>1904.16938785</text:p>
          </table:table-cell>
          <table:table-cell office:value-type="float" office:value="68.9047527676">
            <text:p>68.9047527676</text:p>
          </table:table-cell>
          <table:table-cell office:value-type="float" office:value="1">
            <text:p>1</text:p>
          </table:table-cell>
          <table:table-cell office:value-type="float" office:value="0.1025">
            <text:p>0.1025</text:p>
          </table:table-cell>
          <table:table-cell office:value-type="float" office:value="0.8975">
            <text:p>0.8975</text:p>
          </table:table-cell>
          <table:table-cell office:value-type="float" office:value="0.0200952578744">
            <text:p>0.0200952578744</text:p>
          </table:table-cell>
          <table:table-cell/>
        </table:table-row>
        <table:table-row table:style-name="ro1">
          <table:table-cell office:value-type="float" office:value="1905.16026411">
            <text:p>1905.16026411</text:p>
          </table:table-cell>
          <table:table-cell office:value-type="float" office:value="69.1593528747">
            <text:p>69.1593528747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0198496025617">
            <text:p>0.0198496025617</text:p>
          </table:table-cell>
          <table:table-cell/>
        </table:table-row>
        <table:table-row table:style-name="ro1">
          <table:table-cell office:value-type="float" office:value="1905.80459398">
            <text:p>1905.80459398</text:p>
          </table:table-cell>
          <table:table-cell office:value-type="float" office:value="69.1624847178">
            <text:p>69.1624847178</text:p>
          </table:table-cell>
          <table:table-cell office:value-type="float" office:value="1">
            <text:p>1</text:p>
          </table:table-cell>
          <table:table-cell office:value-type="float" office:value="0.0975">
            <text:p>0.0975</text:p>
          </table:table-cell>
          <table:table-cell office:value-type="float" office:value="0.9025">
            <text:p>0.9025</text:p>
          </table:table-cell>
          <table:table-cell office:value-type="float" office:value="0.0197809024882">
            <text:p>0.0197809024882</text:p>
          </table:table-cell>
          <table:table-cell/>
        </table:table-row>
        <table:table-row table:style-name="ro1">
          <table:table-cell office:value-type="float" office:value="1906.35428944">
            <text:p>1906.35428944</text:p>
          </table:table-cell>
          <table:table-cell office:value-type="float" office:value="69.3792310571">
            <text:p>69.3792310571</text:p>
          </table:table-cell>
          <table:table-cell office:value-type="float" office:value="1">
            <text:p>1</text:p>
          </table:table-cell>
          <table:table-cell office:value-type="float" office:value="0.095">
            <text:p>0.095</text:p>
          </table:table-cell>
          <table:table-cell office:value-type="float" office:value="0.905">
            <text:p>0.905</text:p>
          </table:table-cell>
          <table:table-cell office:value-type="float" office:value="0.0192879983235">
            <text:p>0.0192879983235</text:p>
          </table:table-cell>
          <table:table-cell/>
        </table:table-row>
        <table:table-row table:style-name="ro1">
          <table:table-cell office:value-type="float" office:value="1907.09550187">
            <text:p>1907.09550187</text:p>
          </table:table-cell>
          <table:table-cell office:value-type="float" office:value="69.4589696918">
            <text:p>69.4589696918</text:p>
          </table:table-cell>
          <table:table-cell office:value-type="float" office:value="1">
            <text:p>1</text:p>
          </table:table-cell>
          <table:table-cell office:value-type="float" office:value="0.0925">
            <text:p>0.0925</text:p>
          </table:table-cell>
          <table:table-cell office:value-type="float" office:value="0.9075">
            <text:p>0.9075</text:p>
          </table:table-cell>
          <table:table-cell office:value-type="float" office:value="0.0191340913025">
            <text:p>0.0191340913025</text:p>
          </table:table-cell>
          <table:table-cell/>
        </table:table-row>
        <table:table-row table:style-name="ro1">
          <table:table-cell office:value-type="float" office:value="1907.71934187">
            <text:p>1907.71934187</text:p>
          </table:table-cell>
          <table:table-cell office:value-type="float" office:value="69.6287670554">
            <text:p>69.6287670554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91">
            <text:p>0.91</text:p>
          </table:table-cell>
          <table:table-cell office:value-type="float" office:value="0.0187538641566">
            <text:p>0.0187538641566</text:p>
          </table:table-cell>
          <table:table-cell/>
        </table:table-row>
        <table:table-row table:style-name="ro1">
          <table:table-cell office:value-type="float" office:value="1908.62106354">
            <text:p>1908.62106354</text:p>
          </table:table-cell>
          <table:table-cell office:value-type="float" office:value="69.8196583621">
            <text:p>69.8196583621</text:p>
          </table:table-cell>
          <table:table-cell office:value-type="float" office:value="1">
            <text:p>1</text:p>
          </table:table-cell>
          <table:table-cell office:value-type="float" office:value="0.0875">
            <text:p>0.0875</text:p>
          </table:table-cell>
          <table:table-cell office:value-type="float" office:value="0.9125">
            <text:p>0.9125</text:p>
          </table:table-cell>
          <table:table-cell office:value-type="float" office:value="0.018504822084">
            <text:p>0.018504822084</text:p>
          </table:table-cell>
          <table:table-cell/>
        </table:table-row>
        <table:table-row table:style-name="ro1">
          <table:table-cell office:value-type="float" office:value="1909.1615075">
            <text:p>1909.1615075</text:p>
          </table:table-cell>
          <table:table-cell office:value-type="float" office:value="69.8449446367">
            <text:p>69.8449446367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float" office:value="0.915">
            <text:p>0.915</text:p>
          </table:table-cell>
          <table:table-cell office:value-type="float" office:value="0.018278244942">
            <text:p>0.018278244942</text:p>
          </table:table-cell>
          <table:table-cell/>
        </table:table-row>
        <table:table-row table:style-name="ro1">
          <table:table-cell office:value-type="float" office:value="1909.64762737">
            <text:p>1909.64762737</text:p>
          </table:table-cell>
          <table:table-cell office:value-type="float" office:value="70.014106312">
            <text:p>70.014106312</text:p>
          </table:table-cell>
          <table:table-cell office:value-type="float" office:value="1">
            <text:p>1</text:p>
          </table:table-cell>
          <table:table-cell office:value-type="float" office:value="0.0825">
            <text:p>0.0825</text:p>
          </table:table-cell>
          <table:table-cell office:value-type="float" office:value="0.9175">
            <text:p>0.9175</text:p>
          </table:table-cell>
          <table:table-cell office:value-type="float" office:value="0.0177906193004">
            <text:p>0.0177906193004</text:p>
          </table:table-cell>
          <table:table-cell/>
        </table:table-row>
        <table:table-row table:style-name="ro1">
          <table:table-cell office:value-type="float" office:value="1911.6158416">
            <text:p>1911.6158416</text:p>
          </table:table-cell>
          <table:table-cell office:value-type="float" office:value="70.6322303263">
            <text:p>70.6322303263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0175105143676">
            <text:p>0.0175105143676</text:p>
          </table:table-cell>
          <table:table-cell/>
        </table:table-row>
        <table:table-row table:style-name="ro1">
          <table:table-cell office:value-type="float" office:value="1914.14229735">
            <text:p>1914.14229735</text:p>
          </table:table-cell>
          <table:table-cell office:value-type="float" office:value="71.0246886148">
            <text:p>71.0246886148</text:p>
          </table:table-cell>
          <table:table-cell office:value-type="float" office:value="1">
            <text:p>1</text:p>
          </table:table-cell>
          <table:table-cell office:value-type="float" office:value="0.0775">
            <text:p>0.0775</text:p>
          </table:table-cell>
          <table:table-cell office:value-type="float" office:value="0.9225">
            <text:p>0.9225</text:p>
          </table:table-cell>
          <table:table-cell office:value-type="float" office:value="0.0178657614547">
            <text:p>0.0178657614547</text:p>
          </table:table-cell>
          <table:table-cell/>
        </table:table-row>
        <table:table-row table:style-name="ro1">
          <table:table-cell office:value-type="float" office:value="1915.24021549">
            <text:p>1915.24021549</text:p>
          </table:table-cell>
          <table:table-cell office:value-type="float" office:value="71.0713975816">
            <text:p>71.0713975816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.925">
            <text:p>0.925</text:p>
          </table:table-cell>
          <table:table-cell office:value-type="float" office:value="0.0178758168755">
            <text:p>0.0178758168755</text:p>
          </table:table-cell>
          <table:table-cell/>
        </table:table-row>
        <table:table-row table:style-name="ro1">
          <table:table-cell office:value-type="float" office:value="1916.17672399">
            <text:p>1916.17672399</text:p>
          </table:table-cell>
          <table:table-cell office:value-type="float" office:value="71.3992920132">
            <text:p>71.3992920132</text:p>
          </table:table-cell>
          <table:table-cell office:value-type="float" office:value="1">
            <text:p>1</text:p>
          </table:table-cell>
          <table:table-cell office:value-type="float" office:value="0.0725">
            <text:p>0.0725</text:p>
          </table:table-cell>
          <table:table-cell office:value-type="float" office:value="0.9275">
            <text:p>0.9275</text:p>
          </table:table-cell>
          <table:table-cell office:value-type="float" office:value="0.0173633914641">
            <text:p>0.0173633914641</text:p>
          </table:table-cell>
          <table:table-cell/>
        </table:table-row>
        <table:table-row table:style-name="ro1">
          <table:table-cell office:value-type="float" office:value="1917.18368992">
            <text:p>1917.18368992</text:p>
          </table:table-cell>
          <table:table-cell office:value-type="float" office:value="71.4741839547">
            <text:p>71.474183954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93">
            <text:p>0.93</text:p>
          </table:table-cell>
          <table:table-cell office:value-type="float" office:value="0.0172428607456">
            <text:p>0.0172428607456</text:p>
          </table:table-cell>
          <table:table-cell/>
        </table:table-row>
        <table:table-row table:style-name="ro1">
          <table:table-cell office:value-type="float" office:value="1917.86808909">
            <text:p>1917.86808909</text:p>
          </table:table-cell>
          <table:table-cell office:value-type="float" office:value="71.6730516796">
            <text:p>71.6730516796</text:p>
          </table:table-cell>
          <table:table-cell office:value-type="float" office:value="1">
            <text:p>1</text:p>
          </table:table-cell>
          <table:table-cell office:value-type="float" office:value="0.0675">
            <text:p>0.0675</text:p>
          </table:table-cell>
          <table:table-cell office:value-type="float" office:value="0.9325">
            <text:p>0.9325</text:p>
          </table:table-cell>
          <table:table-cell office:value-type="float" office:value="0.0167490278613">
            <text:p>0.0167490278613</text:p>
          </table:table-cell>
          <table:table-cell/>
        </table:table-row>
        <table:table-row table:style-name="ro1">
          <table:table-cell office:value-type="float" office:value="1919.72544492">
            <text:p>1919.72544492</text:p>
          </table:table-cell>
          <table:table-cell office:value-type="float" office:value="72.2171262882">
            <text:p>72.217126288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.935">
            <text:p>0.935</text:p>
          </table:table-cell>
          <table:table-cell office:value-type="float" office:value="0.0164160933972">
            <text:p>0.0164160933972</text:p>
          </table:table-cell>
          <table:table-cell/>
        </table:table-row>
        <table:table-row table:style-name="ro1">
          <table:table-cell office:value-type="float" office:value="1921.27512098">
            <text:p>1921.27512098</text:p>
          </table:table-cell>
          <table:table-cell office:value-type="float" office:value="72.2929221037">
            <text:p>72.2929221037</text:p>
          </table:table-cell>
          <table:table-cell office:value-type="float" office:value="1">
            <text:p>1</text:p>
          </table:table-cell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0165258990435">
            <text:p>0.0165258990435</text:p>
          </table:table-cell>
          <table:table-cell/>
        </table:table-row>
        <table:table-row table:style-name="ro1">
          <table:table-cell office:value-type="float" office:value="1921.6428472">
            <text:p>1921.6428472</text:p>
          </table:table-cell>
          <table:table-cell office:value-type="float" office:value="72.3642167759">
            <text:p>72.3642167759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float" office:value="0.94">
            <text:p>0.94</text:p>
          </table:table-cell>
          <table:table-cell office:value-type="float" office:value="0.0159876118044">
            <text:p>0.0159876118044</text:p>
          </table:table-cell>
          <table:table-cell/>
        </table:table-row>
        <table:table-row table:style-name="ro1">
          <table:table-cell office:value-type="float" office:value="1921.93941151">
            <text:p>1921.93941151</text:p>
          </table:table-cell>
          <table:table-cell office:value-type="float" office:value="72.4115478293">
            <text:p>72.4115478293</text:p>
          </table:table-cell>
          <table:table-cell office:value-type="float" office:value="1">
            <text:p>1</text:p>
          </table:table-cell>
          <table:table-cell office:value-type="float" office:value="0.0575">
            <text:p>0.0575</text:p>
          </table:table-cell>
          <table:table-cell office:value-type="float" office:value="0.9425">
            <text:p>0.9425</text:p>
          </table:table-cell>
          <table:table-cell office:value-type="float" office:value="0.0154389846565">
            <text:p>0.0154389846565</text:p>
          </table:table-cell>
          <table:table-cell/>
        </table:table-row>
        <table:table-row table:style-name="ro1">
          <table:table-cell office:value-type="float" office:value="1922.14373633">
            <text:p>1922.14373633</text:p>
          </table:table-cell>
          <table:table-cell office:value-type="float" office:value="72.4459467022">
            <text:p>72.445946702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float" office:value="0.945">
            <text:p>0.945</text:p>
          </table:table-cell>
          <table:table-cell office:value-type="float" office:value="0.0148511917779">
            <text:p>0.0148511917779</text:p>
          </table:table-cell>
          <table:table-cell/>
        </table:table-row>
        <table:table-row table:style-name="ro1">
          <table:table-cell office:value-type="float" office:value="1922.56986194">
            <text:p>1922.56986194</text:p>
          </table:table-cell>
          <table:table-cell office:value-type="float" office:value="72.5819980736">
            <text:p>72.5819980736</text:p>
          </table:table-cell>
          <table:table-cell office:value-type="float" office:value="1">
            <text:p>1</text:p>
          </table:table-cell>
          <table:table-cell office:value-type="float" office:value="0.0525">
            <text:p>0.0525</text:p>
          </table:table-cell>
          <table:table-cell office:value-type="float" office:value="0.9475">
            <text:p>0.9475</text:p>
          </table:table-cell>
          <table:table-cell office:value-type="float" office:value="0.0142470006305">
            <text:p>0.0142470006305</text:p>
          </table:table-cell>
          <table:table-cell/>
        </table:table-row>
        <table:table-row table:style-name="ro1">
          <table:table-cell office:value-type="float" office:value="1923.04674461">
            <text:p>1923.04674461</text:p>
          </table:table-cell>
          <table:table-cell office:value-type="float" office:value="72.6366997708">
            <text:p>72.636699770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95">
            <text:p>0.95</text:p>
          </table:table-cell>
          <table:table-cell office:value-type="float" office:value="0.0137492208135">
            <text:p>0.0137492208135</text:p>
          </table:table-cell>
          <table:table-cell/>
        </table:table-row>
        <table:table-row table:style-name="ro1">
          <table:table-cell office:value-type="float" office:value="1924.125456">
            <text:p>1924.125456</text:p>
          </table:table-cell>
          <table:table-cell office:value-type="float" office:value="73.0134826282">
            <text:p>73.0134826282</text:p>
          </table:table-cell>
          <table:table-cell office:value-type="float" office:value="1">
            <text:p>1</text:p>
          </table:table-cell>
          <table:table-cell office:value-type="float" office:value="0.0475">
            <text:p>0.0475</text:p>
          </table:table-cell>
          <table:table-cell office:value-type="float" office:value="0.9525">
            <text:p>0.9525</text:p>
          </table:table-cell>
          <table:table-cell office:value-type="float" office:value="0.0131536098033">
            <text:p>0.0131536098033</text:p>
          </table:table-cell>
          <table:table-cell/>
        </table:table-row>
        <table:table-row table:style-name="ro1">
          <table:table-cell office:value-type="float" office:value="1925.33929455">
            <text:p>1925.33929455</text:p>
          </table:table-cell>
          <table:table-cell office:value-type="float" office:value="73.1222351918">
            <text:p>73.12223519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float" office:value="0.955">
            <text:p>0.955</text:p>
          </table:table-cell>
          <table:table-cell office:value-type="float" office:value="0.0128830251475">
            <text:p>0.0128830251475</text:p>
          </table:table-cell>
          <table:table-cell/>
        </table:table-row>
        <table:table-row table:style-name="ro1">
          <table:table-cell office:value-type="float" office:value="1926.23538279">
            <text:p>1926.23538279</text:p>
          </table:table-cell>
          <table:table-cell office:value-type="float" office:value="73.3719179223">
            <text:p>73.3719179223</text:p>
          </table:table-cell>
          <table:table-cell office:value-type="float" office:value="1">
            <text:p>1</text:p>
          </table:table-cell>
          <table:table-cell office:value-type="float" office:value="0.0425">
            <text:p>0.0425</text:p>
          </table:table-cell>
          <table:table-cell office:value-type="float" office:value="0.9575">
            <text:p>0.9575</text:p>
          </table:table-cell>
          <table:table-cell office:value-type="float" office:value="0.0123142116826">
            <text:p>0.0123142116826</text:p>
          </table:table-cell>
          <table:table-cell/>
        </table:table-row>
        <table:table-row table:style-name="ro1">
          <table:table-cell office:value-type="float" office:value="1927.03764859">
            <text:p>1927.03764859</text:p>
          </table:table-cell>
          <table:table-cell office:value-type="float" office:value="73.4431415144">
            <text:p>73.443141514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0118687767406">
            <text:p>0.0118687767406</text:p>
          </table:table-cell>
          <table:table-cell/>
        </table:table-row>
        <table:table-row table:style-name="ro1">
          <table:table-cell office:value-type="float" office:value="1929.28779183">
            <text:p>1929.28779183</text:p>
          </table:table-cell>
          <table:table-cell office:value-type="float" office:value="74.2719752191">
            <text:p>74.2719752191</text:p>
          </table:table-cell>
          <table:table-cell office:value-type="float" office:value="1">
            <text:p>1</text:p>
          </table:table-cell>
          <table:table-cell office:value-type="float" office:value="0.0375">
            <text:p>0.0375</text:p>
          </table:table-cell>
          <table:table-cell office:value-type="float" office:value="0.9625">
            <text:p>0.9625</text:p>
          </table:table-cell>
          <table:table-cell office:value-type="float" office:value="0.0112343052612">
            <text:p>0.0112343052612</text:p>
          </table:table-cell>
          <table:table-cell/>
        </table:table-row>
        <table:table-row table:style-name="ro1">
          <table:table-cell office:value-type="float" office:value="1931.73115358">
            <text:p>1931.73115358</text:p>
          </table:table-cell>
          <table:table-cell office:value-type="float" office:value="74.4204862138">
            <text:p>74.420486213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float" office:value="0.965">
            <text:p>0.965</text:p>
          </table:table-cell>
          <table:table-cell office:value-type="float" office:value="0.0112608718666">
            <text:p>0.0112608718666</text:p>
          </table:table-cell>
          <table:table-cell/>
        </table:table-row>
        <table:table-row table:style-name="ro1">
          <table:table-cell office:value-type="float" office:value="1932.21482301">
            <text:p>1932.21482301</text:p>
          </table:table-cell>
          <table:table-cell office:value-type="float" office:value="74.4654429883">
            <text:p>74.4654429883</text:p>
          </table:table-cell>
          <table:table-cell office:value-type="float" office:value="1">
            <text:p>1</text:p>
          </table:table-cell>
          <table:table-cell office:value-type="float" office:value="0.0325">
            <text:p>0.0325</text:p>
          </table:table-cell>
          <table:table-cell office:value-type="float" office:value="0.9675">
            <text:p>0.9675</text:p>
          </table:table-cell>
          <table:table-cell office:value-type="float" office:value="0.0106371165311">
            <text:p>0.0106371165311</text:p>
          </table:table-cell>
          <table:table-cell/>
        </table:table-row>
        <table:table-row table:style-name="ro1">
          <table:table-cell office:value-type="float" office:value="1932.72721284">
            <text:p>1932.72721284</text:p>
          </table:table-cell>
          <table:table-cell office:value-type="float" office:value="74.6254421474">
            <text:p>74.625442147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00991349661695">
            <text:p>0.00991349661695</text:p>
          </table:table-cell>
          <table:table-cell/>
        </table:table-row>
        <table:table-row table:style-name="ro1">
          <table:table-cell office:value-type="float" office:value="1933.46664253">
            <text:p>1933.46664253</text:p>
          </table:table-cell>
          <table:table-cell office:value-type="float" office:value="74.7612148633">
            <text:p>74.7612148633</text:p>
          </table:table-cell>
          <table:table-cell office:value-type="float" office:value="1">
            <text:p>1</text:p>
          </table:table-cell>
          <table:table-cell office:value-type="float" office:value="0.0275">
            <text:p>0.0275</text:p>
          </table:table-cell>
          <table:table-cell office:value-type="float" office:value="0.9725">
            <text:p>0.9725</text:p>
          </table:table-cell>
          <table:table-cell office:value-type="float" office:value="0.00926949802371">
            <text:p>0.00926949802371</text:p>
          </table:table-cell>
          <table:table-cell/>
        </table:table-row>
        <table:table-row table:style-name="ro1">
          <table:table-cell office:value-type="float" office:value="1934.80239731">
            <text:p>1934.80239731</text:p>
          </table:table-cell>
          <table:table-cell office:value-type="float" office:value="75.1597440588">
            <text:p>75.1597440588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975">
            <text:p>0.975</text:p>
          </table:table-cell>
          <table:table-cell office:value-type="float" office:value="0.00859024119929">
            <text:p>0.00859024119929</text:p>
          </table:table-cell>
          <table:table-cell/>
        </table:table-row>
        <table:table-row table:style-name="ro1">
          <table:table-cell office:value-type="float" office:value="1935.86532675">
            <text:p>1935.86532675</text:p>
          </table:table-cell>
          <table:table-cell office:value-type="float" office:value="75.1863866404">
            <text:p>75.1863866404</text:p>
          </table:table-cell>
          <table:table-cell office:value-type="float" office:value="1">
            <text:p>1</text:p>
          </table:table-cell>
          <table:table-cell office:value-type="float" office:value="0.0225">
            <text:p>0.0225</text:p>
          </table:table-cell>
          <table:table-cell office:value-type="float" office:value="0.9775">
            <text:p>0.9775</text:p>
          </table:table-cell>
          <table:table-cell office:value-type="float" office:value="0.00806392388656">
            <text:p>0.00806392388656</text:p>
          </table:table-cell>
          <table:table-cell/>
        </table:table-row>
        <table:table-row table:style-name="ro1">
          <table:table-cell office:value-type="float" office:value="1937.11541566">
            <text:p>1937.11541566</text:p>
          </table:table-cell>
          <table:table-cell office:value-type="float" office:value="75.6597796244">
            <text:p>75.659779624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98">
            <text:p>0.98</text:p>
          </table:table-cell>
          <table:table-cell office:value-type="float" office:value="0.00727236800065">
            <text:p>0.00727236800065</text:p>
          </table:table-cell>
          <table:table-cell/>
        </table:table-row>
        <table:table-row table:style-name="ro1">
          <table:table-cell office:value-type="float" office:value="1939.11279807">
            <text:p>1939.11279807</text:p>
          </table:table-cell>
          <table:table-cell office:value-type="float" office:value="75.9853396042">
            <text:p>75.9853396042</text:p>
          </table:table-cell>
          <table:table-cell office:value-type="float" office:value="1">
            <text:p>1</text:p>
          </table:table-cell>
          <table:table-cell office:value-type="float" office:value="0.0175">
            <text:p>0.0175</text:p>
          </table:table-cell>
          <table:table-cell office:value-type="float" office:value="0.9825">
            <text:p>0.9825</text:p>
          </table:table-cell>
          <table:table-cell office:value-type="float" office:value="0.00671403633293">
            <text:p>0.00671403633293</text:p>
          </table:table-cell>
          <table:table-cell/>
        </table:table-row>
        <table:table-row table:style-name="ro1">
          <table:table-cell office:value-type="float" office:value="1941.05610929">
            <text:p>1941.05610929</text:p>
          </table:table-cell>
          <table:table-cell office:value-type="float" office:value="76.4371041126">
            <text:p>76.437104112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985">
            <text:p>0.985</text:p>
          </table:table-cell>
          <table:table-cell office:value-type="float" office:value="0.00603002573444">
            <text:p>0.00603002573444</text:p>
          </table:table-cell>
          <table:table-cell/>
        </table:table-row>
        <table:table-row table:style-name="ro1">
          <table:table-cell office:value-type="float" office:value="1942.67033882">
            <text:p>1942.67033882</text:p>
          </table:table-cell>
          <table:table-cell office:value-type="float" office:value="76.631031415">
            <text:p>76.631031415</text:p>
          </table:table-cell>
          <table:table-cell office:value-type="float" office:value="1">
            <text:p>1</text:p>
          </table:table-cell>
          <table:table-cell office:value-type="float" office:value="0.0125">
            <text:p>0.0125</text:p>
          </table:table-cell>
          <table:table-cell office:value-type="float" office:value="0.9875">
            <text:p>0.9875</text:p>
          </table:table-cell>
          <table:table-cell office:value-type="float" office:value="0.00535831480317">
            <text:p>0.00535831480317</text:p>
          </table:table-cell>
          <table:table-cell/>
        </table:table-row>
        <table:table-row table:style-name="ro1">
          <table:table-cell office:value-type="float" office:value="1944.02617859">
            <text:p>1944.02617859</text:p>
          </table:table-cell>
          <table:table-cell office:value-type="float" office:value="76.9794400204">
            <text:p>76.979440020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0.00453460389619">
            <text:p>0.0045346038961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8/06/2014</text:date>, <text:time>12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8-06T12:28:02</dc:date>
    <dc:creator>yurik2 </dc:creator>
    <meta:document-statistic meta:table-count="1" meta:cell-count="2382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5.629cm" svg:y="3.059cm" chart:style-name="ch2"/>
        <chart:plot-area chart:style-name="ch3" table:cell-range-address="Sheet1.A1:Sheet1.A397 Sheet1.F1:Sheet1.F397" chart:data-source-has-labels="row" svg:x="0.16cm" svg:y="0.14cm" svg:width="5.3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397" chart:label-cell-address="Sheet1.F1:Sheet1.F1" chart:class="chart:scatter">
            <chart:domain table:cell-range-address="Sheet1.A2:Sheet1.A397"/>
            <chart:data-point chart:repeated="3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1:Sheet1.F1">Desorption_TO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0.95177472">
                <text:p text:id="Sheet1.A2:Sheet1.A397">1560.95177472</text:p>
              </table:table-cell>
              <table:table-cell office:value-type="float" office:value="0.000181361249038">
                <text:p text:id="Sheet1.F2:Sheet1.F397">0.0001813612490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4.10195222">
                <text:p>1564.10195222</text:p>
              </table:table-cell>
              <table:table-cell office:value-type="float" office:value="0.000189615409186">
                <text:p>0.000189615409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7.08878722">
                <text:p>1567.08878722</text:p>
              </table:table-cell>
              <table:table-cell office:value-type="float" office:value="0.000210709383849">
                <text:p>0.000210709383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9.49758615">
                <text:p>1569.49758615</text:p>
              </table:table-cell>
              <table:table-cell office:value-type="float" office:value="0.000218471474485">
                <text:p>0.000218471474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2.84189732">
                <text:p>1572.84189732</text:p>
              </table:table-cell>
              <table:table-cell office:value-type="float" office:value="0.000235826252745">
                <text:p>0.000235826252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5.51262041">
                <text:p>1575.51262041</text:p>
              </table:table-cell>
              <table:table-cell office:value-type="float" office:value="0.000255849961467">
                <text:p>0.000255849961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8.11369193">
                <text:p>1578.11369193</text:p>
              </table:table-cell>
              <table:table-cell office:value-type="float" office:value="0.00026714294824">
                <text:p>0.00026714294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1.52490239">
                <text:p>1581.52490239</text:p>
              </table:table-cell>
              <table:table-cell office:value-type="float" office:value="0.000288612648139">
                <text:p>0.000288612648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3.43286">
                <text:p>1583.43286</text:p>
              </table:table-cell>
              <table:table-cell office:value-type="float" office:value="0.000313176865629">
                <text:p>0.000313176865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4.8443913">
                <text:p>1584.8443913</text:p>
              </table:table-cell>
              <table:table-cell office:value-type="float" office:value="0.000314741187325">
                <text:p>0.000314741187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7.41049116">
                <text:p>1587.41049116</text:p>
              </table:table-cell>
              <table:table-cell office:value-type="float" office:value="0.000333520852445">
                <text:p>0.000333520852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8.86139653">
                <text:p>1588.86139653</text:p>
              </table:table-cell>
              <table:table-cell office:value-type="float" office:value="0.000353779680774">
                <text:p>0.000353779680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1.15144626">
                <text:p>1591.15144626</text:p>
              </table:table-cell>
              <table:table-cell office:value-type="float" office:value="0.000355590300458">
                <text:p>0.0003555903004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4.03710587">
                <text:p>1594.03710587</text:p>
              </table:table-cell>
              <table:table-cell office:value-type="float" office:value="0.000392716189506">
                <text:p>0.000392716189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5.62953213">
                <text:p>1595.62953213</text:p>
              </table:table-cell>
              <table:table-cell office:value-type="float" office:value="0.000405652238227">
                <text:p>0.000405652238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8.51672109">
                <text:p>1598.51672109</text:p>
              </table:table-cell>
              <table:table-cell office:value-type="float" office:value="0.000421165260151">
                <text:p>0.000421165260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2.48435501">
                <text:p>1602.48435501</text:p>
              </table:table-cell>
              <table:table-cell office:value-type="float" office:value="0.000462333202333">
                <text:p>0.000462333202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4.52948688">
                <text:p>1604.52948688</text:p>
              </table:table-cell>
              <table:table-cell office:value-type="float" office:value="0.000503941692811">
                <text:p>0.000503941692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6.43942564">
                <text:p>1606.43942564</text:p>
              </table:table-cell>
              <table:table-cell office:value-type="float" office:value="0.000506143297242">
                <text:p>0.000506143297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8.78211086">
                <text:p>1608.78211086</text:p>
              </table:table-cell>
              <table:table-cell office:value-type="float" office:value="0.000548886086872">
                <text:p>0.000548886086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9.34686906">
                <text:p>1609.34686906</text:p>
              </table:table-cell>
              <table:table-cell office:value-type="float" office:value="0.000566806547554">
                <text:p>0.000566806547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9.54225781">
                <text:p>1609.54225781</text:p>
              </table:table-cell>
              <table:table-cell office:value-type="float" office:value="0.00056071699766">
                <text:p>0.00056071699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0.1780808">
                <text:p>1610.1780808</text:p>
              </table:table-cell>
              <table:table-cell office:value-type="float" office:value="0.000563551550546">
                <text:p>0.000563551550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11.22193688">
                <text:p>1611.22193688</text:p>
              </table:table-cell>
              <table:table-cell office:value-type="float" office:value="0.000574249625695">
                <text:p>0.000574249625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4.02502527">
                <text:p>1614.02502527</text:p>
              </table:table-cell>
              <table:table-cell office:value-type="float" office:value="0.000588493882147">
                <text:p>0.000588493882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6.6590244">
                <text:p>1616.6590244</text:p>
              </table:table-cell>
              <table:table-cell office:value-type="float" office:value="0.000650031934595">
                <text:p>0.000650031934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7.96385969">
                <text:p>1617.96385969</text:p>
              </table:table-cell>
              <table:table-cell office:value-type="float" office:value="0.000660984695369">
                <text:p>0.0006609846953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8.88278314">
                <text:p>1618.88278314</text:p>
              </table:table-cell>
              <table:table-cell office:value-type="float" office:value="0.000690033145813">
                <text:p>0.000690033145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9.97652988">
                <text:p>1619.97652988</text:p>
              </table:table-cell>
              <table:table-cell office:value-type="float" office:value="0.000685746906289">
                <text:p>0.000685746906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22.97034955">
                <text:p>1622.97034955</text:p>
              </table:table-cell>
              <table:table-cell office:value-type="float" office:value="0.000718202820648">
                <text:p>0.000718202820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6.8778044">
                <text:p>1626.8778044</text:p>
              </table:table-cell>
              <table:table-cell office:value-type="float" office:value="0.000782301958142">
                <text:p>0.000782301958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0.2768272">
                <text:p>1630.2768272</text:p>
              </table:table-cell>
              <table:table-cell office:value-type="float" office:value="0.000853411433349">
                <text:p>0.000853411433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2.84477432">
                <text:p>1632.84477432</text:p>
              </table:table-cell>
              <table:table-cell office:value-type="float" office:value="0.000907825686751">
                <text:p>0.0009078256867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5.1250632">
                <text:p>1635.1250632</text:p>
              </table:table-cell>
              <table:table-cell office:value-type="float" office:value="0.000953204064804">
                <text:p>0.000953204064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8.47783963">
                <text:p>1638.47783963</text:p>
              </table:table-cell>
              <table:table-cell office:value-type="float" office:value="0.00100050786243">
                <text:p>0.00100050786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2.18812577">
                <text:p>1642.18812577</text:p>
              </table:table-cell>
              <table:table-cell office:value-type="float" office:value="0.00110201555355">
                <text:p>0.00110201555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5.64874396">
                <text:p>1645.64874396</text:p>
              </table:table-cell>
              <table:table-cell office:value-type="float" office:value="0.00117459505925">
                <text:p>0.00117459505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8.05445152">
                <text:p>1648.05445152</text:p>
              </table:table-cell>
              <table:table-cell office:value-type="float" office:value="0.00127824775872">
                <text:p>0.00127824775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0.26788702">
                <text:p>1650.26788702</text:p>
              </table:table-cell>
              <table:table-cell office:value-type="float" office:value="0.001299735102">
                <text:p>0.0012997351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4.35477153">
                <text:p>1654.35477153</text:p>
              </table:table-cell>
              <table:table-cell office:value-type="float" office:value="0.00140201589413">
                <text:p>0.00140201589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8.72412351">
                <text:p>1658.72412351</text:p>
              </table:table-cell>
              <table:table-cell office:value-type="float" office:value="0.00154745873761">
                <text:p>0.00154745873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0.79260138">
                <text:p>1660.79260138</text:p>
              </table:table-cell>
              <table:table-cell office:value-type="float" office:value="0.0017035877247">
                <text:p>0.00170358772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0.92442733">
                <text:p>1660.92442733</text:p>
              </table:table-cell>
              <table:table-cell office:value-type="float" office:value="0.00168432623694">
                <text:p>0.001684326236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3.15179122">
                <text:p>1663.15179122</text:p>
              </table:table-cell>
              <table:table-cell office:value-type="float" office:value="0.00168883769438">
                <text:p>0.00168883769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6.48058466">
                <text:p>1666.48058466</text:p>
              </table:table-cell>
              <table:table-cell office:value-type="float" office:value="0.00184547571874">
                <text:p>0.00184547571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8.70391819">
                <text:p>1668.70391819</text:p>
              </table:table-cell>
              <table:table-cell office:value-type="float" office:value="0.00194055506353">
                <text:p>0.00194055506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69.75250813">
                <text:p>1669.75250813</text:p>
              </table:table-cell>
              <table:table-cell office:value-type="float" office:value="0.00201927177238">
                <text:p>0.00201927177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1.72468252">
                <text:p>1671.72468252</text:p>
              </table:table-cell>
              <table:table-cell office:value-type="float" office:value="0.00201897263451">
                <text:p>0.00201897263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74.1877246">
                <text:p>1674.1877246</text:p>
              </table:table-cell>
              <table:table-cell office:value-type="float" office:value="0.00218694663002">
                <text:p>0.00218694663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76.62082174">
                <text:p>1676.62082174</text:p>
              </table:table-cell>
              <table:table-cell office:value-type="float" office:value="0.00223183269385">
                <text:p>0.00223183269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80.33770361">
                <text:p>1680.33770361</text:p>
              </table:table-cell>
              <table:table-cell office:value-type="float" office:value="0.00241310366381">
                <text:p>0.00241310366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83.29656725">
                <text:p>1683.29656725</text:p>
              </table:table-cell>
              <table:table-cell office:value-type="float" office:value="0.00260067263461">
                <text:p>0.00260067263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85.96264923">
                <text:p>1685.96264923</text:p>
              </table:table-cell>
              <table:table-cell office:value-type="float" office:value="0.00272120843633">
                <text:p>0.00272120843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89.33489275">
                <text:p>1689.33489275</text:p>
              </table:table-cell>
              <table:table-cell office:value-type="float" office:value="0.00289502223733">
                <text:p>0.002895022237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1.25893592">
                <text:p>1691.25893592</text:p>
              </table:table-cell>
              <table:table-cell office:value-type="float" office:value="0.00311989133868">
                <text:p>0.003119891338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2.45211489">
                <text:p>1692.45211489</text:p>
              </table:table-cell>
              <table:table-cell office:value-type="float" office:value="0.00312159532368">
                <text:p>0.00312159532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.96757829">
                <text:p>1694.96757829</text:p>
              </table:table-cell>
              <table:table-cell office:value-type="float" office:value="0.00326088111781">
                <text:p>0.003260881117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6.93463522">
                <text:p>1696.93463522</text:p>
              </table:table-cell>
              <table:table-cell office:value-type="float" office:value="0.00344858103092">
                <text:p>0.003448581030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8.29903941">
                <text:p>1698.29903941</text:p>
              </table:table-cell>
              <table:table-cell office:value-type="float" office:value="0.00352004472535">
                <text:p>0.00352004472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9.44457349">
                <text:p>1699.44457349</text:p>
              </table:table-cell>
              <table:table-cell office:value-type="float" office:value="0.00362919419137">
                <text:p>0.00362919419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00.96874117">
                <text:p>1700.96874117</text:p>
              </table:table-cell>
              <table:table-cell office:value-type="float" office:value="0.00367051501899">
                <text:p>0.003670515018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03.38122944">
                <text:p>1703.38122944</text:p>
              </table:table-cell>
              <table:table-cell office:value-type="float" office:value="0.0038440687797">
                <text:p>0.00384406877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05.16975322">
                <text:p>1705.16975322</text:p>
              </table:table-cell>
              <table:table-cell office:value-type="float" office:value="0.00403355783131">
                <text:p>0.00403355783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07.57112719">
                <text:p>1707.57112719</text:p>
              </table:table-cell>
              <table:table-cell office:value-type="float" office:value="0.00411518923123">
                <text:p>0.00411518923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10.28073808">
                <text:p>1710.28073808</text:p>
              </table:table-cell>
              <table:table-cell office:value-type="float" office:value="0.00442727308473">
                <text:p>0.004427273084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11.85259271">
                <text:p>1711.85259271</text:p>
              </table:table-cell>
              <table:table-cell office:value-type="float" office:value="0.00457390233626">
                <text:p>0.004573902336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12.7256566">
                <text:p>1712.7256566</text:p>
              </table:table-cell>
              <table:table-cell office:value-type="float" office:value="0.00469432379446">
                <text:p>0.00469432379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15.36639028">
                <text:p>1715.36639028</text:p>
              </table:table-cell>
              <table:table-cell office:value-type="float" office:value="0.00471258759179">
                <text:p>0.00471258759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18.22215086">
                <text:p>1718.22215086</text:p>
              </table:table-cell>
              <table:table-cell office:value-type="float" office:value="0.00519823138812">
                <text:p>0.00519823138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20.79488663">
                <text:p>1720.79488663</text:p>
              </table:table-cell>
              <table:table-cell office:value-type="float" office:value="0.00526400839946">
                <text:p>0.005264008399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23.61333575">
                <text:p>1723.61333575</text:p>
              </table:table-cell>
              <table:table-cell office:value-type="float" office:value="0.00573629204609">
                <text:p>0.005736292046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5.26639688">
                <text:p>1725.26639688</text:p>
              </table:table-cell>
              <table:table-cell office:value-type="float" office:value="0.0058662919018">
                <text:p>0.0058662919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26.58203121">
                <text:p>1726.58203121</text:p>
              </table:table-cell>
              <table:table-cell office:value-type="float" office:value="0.00609608679745">
                <text:p>0.006096086797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8.23032362">
                <text:p>1728.23032362</text:p>
              </table:table-cell>
              <table:table-cell office:value-type="float" office:value="0.00614874272867">
                <text:p>0.006148742728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1.00577592">
                <text:p>1731.00577592</text:p>
              </table:table-cell>
              <table:table-cell office:value-type="float" office:value="0.00647465650037">
                <text:p>0.00647465650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32.96474713">
                <text:p>1732.96474713</text:p>
              </table:table-cell>
              <table:table-cell office:value-type="float" office:value="0.00683232756912">
                <text:p>0.00683232756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3.96855683">
                <text:p>1733.96855683</text:p>
              </table:table-cell>
              <table:table-cell office:value-type="float" office:value="0.00696118330763">
                <text:p>0.00696118330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36.11909248">
                <text:p>1736.11909248</text:p>
              </table:table-cell>
              <table:table-cell office:value-type="float" office:value="0.00706893950034">
                <text:p>0.00706893950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38.85152154">
                <text:p>1738.85152154</text:p>
              </table:table-cell>
              <table:table-cell office:value-type="float" office:value="0.0075380696212">
                <text:p>0.0075380696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40.14623516">
                <text:p>1740.14623516</text:p>
              </table:table-cell>
              <table:table-cell office:value-type="float" office:value="0.00783324206392">
                <text:p>0.007833242063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41.26331416">
                <text:p>1741.26331416</text:p>
              </table:table-cell>
              <table:table-cell office:value-type="float" office:value="0.00788714718258">
                <text:p>0.00788714718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43.95789791">
                <text:p>1743.95789791</text:p>
              </table:table-cell>
              <table:table-cell office:value-type="float" office:value="0.00813751496556">
                <text:p>0.008137514965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45.97460434">
                <text:p>1745.97460434</text:p>
              </table:table-cell>
              <table:table-cell office:value-type="float" office:value="0.00871935147804">
                <text:p>0.00871935147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46.3649307">
                <text:p>1746.3649307</text:p>
              </table:table-cell>
              <table:table-cell office:value-type="float" office:value="0.00875762447417">
                <text:p>0.00875762447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47.73538196">
                <text:p>1747.73538196</text:p>
              </table:table-cell>
              <table:table-cell office:value-type="float" office:value="0.00879963642372">
                <text:p>0.00879963642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9.06390232">
                <text:p>1749.06390232</text:p>
              </table:table-cell>
              <table:table-cell office:value-type="float" office:value="0.00918483699418">
                <text:p>0.00918483699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9.94500364">
                <text:p>1749.94500364</text:p>
              </table:table-cell>
              <table:table-cell office:value-type="float" office:value="0.00921353403784">
                <text:p>0.009213534037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0.66662701">
                <text:p>1750.66662701</text:p>
              </table:table-cell>
              <table:table-cell office:value-type="float" office:value="0.00685530799182">
                <text:p>0.00685530799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51.13611461">
                <text:p>1751.13611461</text:p>
              </table:table-cell>
              <table:table-cell office:value-type="float" office:value="0.00941770597702">
                <text:p>0.00941770597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51.89504076">
                <text:p>1751.89504076</text:p>
              </table:table-cell>
              <table:table-cell office:value-type="float" office:value="0.00956223085823">
                <text:p>0.009562230858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52.18810288">
                <text:p>1752.18810288</text:p>
              </table:table-cell>
              <table:table-cell office:value-type="float" office:value="0.0096541195693">
                <text:p>0.00965411956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52.73161637">
                <text:p>1752.73161637</text:p>
              </table:table-cell>
              <table:table-cell office:value-type="float" office:value="0.00961026239154">
                <text:p>0.00961026239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53.36011313">
                <text:p>1753.36011313</text:p>
              </table:table-cell>
              <table:table-cell office:value-type="float" office:value="0.00978447589391">
                <text:p>0.00978447589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54.65248843">
                <text:p>1754.65248843</text:p>
              </table:table-cell>
              <table:table-cell office:value-type="float" office:value="0.00978600577505">
                <text:p>0.009786005775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56.05535546">
                <text:p>1756.05535546</text:p>
              </table:table-cell>
              <table:table-cell office:value-type="float" office:value="0.0102241623383">
                <text:p>0.0102241623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56.61902949">
                <text:p>1756.61902949</text:p>
              </table:table-cell>
              <table:table-cell office:value-type="float" office:value="0.0102695625147">
                <text:p>0.01026956251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57.04018274">
                <text:p>1757.04018274</text:p>
              </table:table-cell>
              <table:table-cell office:value-type="float" office:value="0.0103850212656">
                <text:p>0.0103850212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57.63989546">
                <text:p>1757.63989546</text:p>
              </table:table-cell>
              <table:table-cell office:value-type="float" office:value="0.0103713926564">
                <text:p>0.01037139265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58.92708205">
                <text:p>1758.92708205</text:p>
              </table:table-cell>
              <table:table-cell office:value-type="float" office:value="0.0105580157055">
                <text:p>0.0105580157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0.09760005">
                <text:p>1760.09760005</text:p>
              </table:table-cell>
              <table:table-cell office:value-type="float" office:value="0.0108315628628">
                <text:p>0.01083156286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1.89630363">
                <text:p>1761.89630363</text:p>
              </table:table-cell>
              <table:table-cell office:value-type="float" office:value="0.0109761448516">
                <text:p>0.01097614485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63.89198152">
                <text:p>1763.89198152</text:p>
              </table:table-cell>
              <table:table-cell office:value-type="float" office:value="0.0115367538479">
                <text:p>0.01153675384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64.70575509">
                <text:p>1764.70575509</text:p>
              </table:table-cell>
              <table:table-cell office:value-type="float" office:value="0.0117795421189">
                <text:p>0.01177954211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65.35533762">
                <text:p>1765.35533762</text:p>
              </table:table-cell>
              <table:table-cell office:value-type="float" office:value="0.0118254780586">
                <text:p>0.0118254780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66.02255226">
                <text:p>1766.02255226</text:p>
              </table:table-cell>
              <table:table-cell office:value-type="float" office:value="0.0119969934701">
                <text:p>0.0119969934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67.4727524">
                <text:p>1767.4727524</text:p>
              </table:table-cell>
              <table:table-cell office:value-type="float" office:value="0.0120525981931">
                <text:p>0.01205259819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70.1984829">
                <text:p>1770.1984829</text:p>
              </table:table-cell>
              <table:table-cell office:value-type="float" office:value="0.0126000907104">
                <text:p>0.01260009071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72.5609254">
                <text:p>1772.5609254</text:p>
              </table:table-cell>
              <table:table-cell office:value-type="float" office:value="0.01329301491">
                <text:p>0.013293014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73.47279999">
                <text:p>1773.47279999</text:p>
              </table:table-cell>
              <table:table-cell office:value-type="float" office:value="0.013699431237">
                <text:p>0.0136994312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74.42149527">
                <text:p>1774.42149527</text:p>
              </table:table-cell>
              <table:table-cell office:value-type="float" office:value="0.0136712021651">
                <text:p>0.01367120216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75.39936843">
                <text:p>1775.39936843</text:p>
              </table:table-cell>
              <table:table-cell office:value-type="float" office:value="0.0141090422132">
                <text:p>0.01410904221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76.08000916">
                <text:p>1776.08000916</text:p>
              </table:table-cell>
              <table:table-cell office:value-type="float" office:value="0.014093819857">
                <text:p>0.014093819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76.75898295">
                <text:p>1776.75898295</text:p>
              </table:table-cell>
              <table:table-cell office:value-type="float" office:value="0.0143815423112">
                <text:p>0.0143815423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77.30151272">
                <text:p>1777.30151272</text:p>
              </table:table-cell>
              <table:table-cell office:value-type="float" office:value="0.0143632944027">
                <text:p>0.01436329440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78.84134156">
                <text:p>1778.84134156</text:p>
              </table:table-cell>
              <table:table-cell office:value-type="float" office:value="0.0145786323515">
                <text:p>0.0145786323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80.43536243">
                <text:p>1780.43536243</text:p>
              </table:table-cell>
              <table:table-cell office:value-type="float" office:value="0.0151233257567">
                <text:p>0.01512332575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1.46457308">
                <text:p>1781.46457308</text:p>
              </table:table-cell>
              <table:table-cell office:value-type="float" office:value="0.0153803138125">
                <text:p>0.0153803138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82.32022557">
                <text:p>1782.32022557</text:p>
              </table:table-cell>
              <table:table-cell office:value-type="float" office:value="0.015615151498">
                <text:p>0.0156151514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83.12460566">
                <text:p>1783.12460566</text:p>
              </table:table-cell>
              <table:table-cell office:value-type="float" office:value="0.0157752607231">
                <text:p>0.01577526072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84.38518763">
                <text:p>1784.38518763</text:p>
              </table:table-cell>
              <table:table-cell office:value-type="float" office:value="0.0159839486834">
                <text:p>0.01598394868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85.2380774">
                <text:p>1785.2380774</text:p>
              </table:table-cell>
              <table:table-cell office:value-type="float" office:value="0.0164290752219">
                <text:p>0.0164290752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85.34204947">
                <text:p>1785.34204947</text:p>
              </table:table-cell>
              <table:table-cell office:value-type="float" office:value="0.0163890325069">
                <text:p>0.01638903250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86.30567868">
                <text:p>1786.30567868</text:p>
              </table:table-cell>
              <table:table-cell office:value-type="float" office:value="0.0163741885934">
                <text:p>0.01637418859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87.71960701">
                <text:p>1787.71960701</text:p>
              </table:table-cell>
              <table:table-cell office:value-type="float" office:value="0.0168742557161">
                <text:p>0.01687425571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88.31517515">
                <text:p>1788.31517515</text:p>
              </table:table-cell>
              <table:table-cell office:value-type="float" office:value="0.0171462069375">
                <text:p>0.017146206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88.65392658">
                <text:p>1788.65392658</text:p>
              </table:table-cell>
              <table:table-cell office:value-type="float" office:value="0.0171322876405">
                <text:p>0.01713228764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90.03591305">
                <text:p>1790.03591305</text:p>
              </table:table-cell>
              <table:table-cell office:value-type="float" office:value="0.0172396347061">
                <text:p>0.01723963470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91.49642709">
                <text:p>1791.49642709</text:p>
              </table:table-cell>
              <table:table-cell office:value-type="float" office:value="0.0179132192298">
                <text:p>0.01791321922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92.07288916">
                <text:p>1792.07288916</text:p>
              </table:table-cell>
              <table:table-cell office:value-type="float" office:value="0.0180779803194">
                <text:p>0.01807798031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92.31779262">
                <text:p>1792.31779262</text:p>
              </table:table-cell>
              <table:table-cell office:value-type="float" office:value="0.0181667906259">
                <text:p>0.01816679062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92.6212737">
                <text:p>1792.6212737</text:p>
              </table:table-cell>
              <table:table-cell office:value-type="float" office:value="0.0181105118912">
                <text:p>0.0181105118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93.71801545">
                <text:p>1793.71801545</text:p>
              </table:table-cell>
              <table:table-cell office:value-type="float" office:value="0.0182422192258">
                <text:p>0.01824221922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94.82750766">
                <text:p>1794.82750766</text:p>
              </table:table-cell>
              <table:table-cell office:value-type="float" office:value="0.0187283196328">
                <text:p>0.01872831963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95.46825783">
                <text:p>1795.46825783</text:p>
              </table:table-cell>
              <table:table-cell office:value-type="float" office:value="0.0188732336009">
                <text:p>0.01887323360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96.07713365">
                <text:p>1796.07713365</text:p>
              </table:table-cell>
              <table:table-cell office:value-type="float" office:value="0.0190387630008">
                <text:p>0.01903876300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96.73925731">
                <text:p>1796.73925731</text:p>
              </table:table-cell>
              <table:table-cell office:value-type="float" office:value="0.0191621552285">
                <text:p>0.01916215522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97.49184518">
                <text:p>1797.49184518</text:p>
              </table:table-cell>
              <table:table-cell office:value-type="float" office:value="0.019367557554">
                <text:p>0.0193675575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97.92520065">
                <text:p>1797.92520065</text:p>
              </table:table-cell>
              <table:table-cell office:value-type="float" office:value="0.0195590972618">
                <text:p>0.01955909726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98.00504576">
                <text:p>1798.00504576</text:p>
              </table:table-cell>
              <table:table-cell office:value-type="float" office:value="0.0195274353549">
                <text:p>0.01952743535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98.30216267">
                <text:p>1798.30216267</text:p>
              </table:table-cell>
              <table:table-cell office:value-type="float" office:value="0.019466923358">
                <text:p>0.0194669233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98.78287458">
                <text:p>1798.78287458</text:p>
              </table:table-cell>
              <table:table-cell office:value-type="float" office:value="0.0195995855611">
                <text:p>0.0195995855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99.6063829">
                <text:p>1799.6063829</text:p>
              </table:table-cell>
              <table:table-cell office:value-type="float" office:value="0.0196661983898">
                <text:p>0.01966619838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00.95833796">
                <text:p>1800.95833796</text:p>
              </table:table-cell>
              <table:table-cell office:value-type="float" office:value="0.0200530879105">
                <text:p>0.0200530879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01.73205482">
                <text:p>1801.73205482</text:p>
              </table:table-cell>
              <table:table-cell office:value-type="float" office:value="0.0205202634159">
                <text:p>0.02052026341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02.08770417">
                <text:p>1802.08770417</text:p>
              </table:table-cell>
              <table:table-cell office:value-type="float" office:value="0.0204766875397">
                <text:p>0.02047668753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02.5713868">
                <text:p>1802.5713868</text:p>
              </table:table-cell>
              <table:table-cell office:value-type="float" office:value="0.0206284909513">
                <text:p>0.02062849095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03.18239395">
                <text:p>1803.18239395</text:p>
              </table:table-cell>
              <table:table-cell office:value-type="float" office:value="0.0206840733623">
                <text:p>0.02068407336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04.0672732">
                <text:p>1804.0672732</text:p>
              </table:table-cell>
              <table:table-cell office:value-type="float" office:value="0.0209343322647">
                <text:p>0.02093433226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04.92714866">
                <text:p>1804.92714866</text:p>
              </table:table-cell>
              <table:table-cell office:value-type="float" office:value="0.0212038812053">
                <text:p>0.02120388120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05.34707525">
                <text:p>1805.34707525</text:p>
              </table:table-cell>
              <table:table-cell office:value-type="float" office:value="0.0214423075783">
                <text:p>0.02144230757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05.43423588">
                <text:p>1805.43423588</text:p>
              </table:table-cell>
              <table:table-cell office:value-type="float" office:value="0.0213639360008">
                <text:p>0.02136393600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06.01486856">
                <text:p>1806.01486856</text:p>
              </table:table-cell>
              <table:table-cell office:value-type="float" office:value="0.0213368765733">
                <text:p>0.02133687657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7.53071755">
                <text:p>1807.53071755</text:p>
              </table:table-cell>
              <table:table-cell office:value-type="float" office:value="0.0216518185184">
                <text:p>0.02165181851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08.74395096">
                <text:p>1808.74395096</text:p>
              </table:table-cell>
              <table:table-cell office:value-type="float" office:value="0.0223807107295">
                <text:p>0.02238071072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09.04910567">
                <text:p>1809.04910567</text:p>
              </table:table-cell>
              <table:table-cell office:value-type="float" office:value="0.0224583948195">
                <text:p>0.02245839481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09.20454873">
                <text:p>1809.20454873</text:p>
              </table:table-cell>
              <table:table-cell office:value-type="float" office:value="0.0224481341966">
                <text:p>0.02244813419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09.3604413">
                <text:p>1809.3604413</text:p>
              </table:table-cell>
              <table:table-cell office:value-type="float" office:value="0.0224042686802">
                <text:p>0.02240426868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09.72873704">
                <text:p>1809.72873704</text:p>
              </table:table-cell>
              <table:table-cell office:value-type="float" office:value="0.0223941841799">
                <text:p>0.02239418417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10.20892062">
                <text:p>1810.20892062</text:p>
              </table:table-cell>
              <table:table-cell office:value-type="float" office:value="0.0225223081828">
                <text:p>0.0225223081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10.80080902">
                <text:p>1810.80080902</text:p>
              </table:table-cell>
              <table:table-cell office:value-type="float" office:value="0.0226054391335">
                <text:p>0.02260543913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11.23524809">
                <text:p>1811.23524809</text:p>
              </table:table-cell>
              <table:table-cell office:value-type="float" office:value="0.02282643501">
                <text:p>0.022826435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11.67425274">
                <text:p>1811.67425274</text:p>
              </table:table-cell>
              <table:table-cell office:value-type="float" office:value="0.0227778655349">
                <text:p>0.02277786553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12.53151476">
                <text:p>1812.53151476</text:p>
              </table:table-cell>
              <table:table-cell office:value-type="float" office:value="0.0230030596608">
                <text:p>0.02300305966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13.16633573">
                <text:p>1813.16633573</text:p>
              </table:table-cell>
              <table:table-cell office:value-type="float" office:value="0.0233080500675">
                <text:p>0.02330805006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13.4937822">
                <text:p>1813.4937822</text:p>
              </table:table-cell>
              <table:table-cell office:value-type="float" office:value="0.0233452393898">
                <text:p>0.02334523938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4.07730369">
                <text:p>1814.07730369</text:p>
              </table:table-cell>
              <table:table-cell office:value-type="float" office:value="0.0233897476509">
                <text:p>0.02338974765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4.57648485">
                <text:p>1814.57648485</text:p>
              </table:table-cell>
              <table:table-cell office:value-type="float" office:value="0.0236464411678">
                <text:p>0.02364644116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14.98358859">
                <text:p>1814.98358859</text:p>
              </table:table-cell>
              <table:table-cell office:value-type="float" office:value="0.0236176874739">
                <text:p>0.02361768747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15.37798391">
                <text:p>1815.37798391</text:p>
              </table:table-cell>
              <table:table-cell office:value-type="float" office:value="0.0237945847411">
                <text:p>0.02379458474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15.55160585">
                <text:p>1815.55160585</text:p>
              </table:table-cell>
              <table:table-cell office:value-type="float" office:value="0.0237545401856">
                <text:p>0.02375454018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5.80179669">
                <text:p>1815.80179669</text:p>
              </table:table-cell>
              <table:table-cell office:value-type="float" office:value="0.0237411319217">
                <text:p>0.02374113192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6.15795214">
                <text:p>1816.15795214</text:p>
              </table:table-cell>
              <table:table-cell office:value-type="float" office:value="0.0237645003191">
                <text:p>0.02376450031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16.3806268">
                <text:p>1816.3806268</text:p>
              </table:table-cell>
              <table:table-cell office:value-type="float" office:value="0.0238359077195">
                <text:p>0.02383590771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6.49166543">
                <text:p>1816.49166543</text:p>
              </table:table-cell>
              <table:table-cell office:value-type="float" office:value="0.0237493315865">
                <text:p>0.02374933158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16.98105016">
                <text:p>1816.98105016</text:p>
              </table:table-cell>
              <table:table-cell office:value-type="float" office:value="0.0237290289077">
                <text:p>0.02372902890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7.81187149">
                <text:p>1817.81187149</text:p>
              </table:table-cell>
              <table:table-cell office:value-type="float" office:value="0.0239630331612">
                <text:p>0.02396303316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8.38996143">
                <text:p>1818.38996143</text:p>
              </table:table-cell>
              <table:table-cell office:value-type="float" office:value="0.0242424367334">
                <text:p>0.0242424367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8.53780023">
                <text:p>1818.53780023</text:p>
              </table:table-cell>
              <table:table-cell office:value-type="float" office:value="0.0242351972627">
                <text:p>0.02423519726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8.64648246">
                <text:p>1818.64648246</text:p>
              </table:table-cell>
              <table:table-cell office:value-type="float" office:value="0.0241560293667">
                <text:p>0.0241560293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8.76270672">
                <text:p>1818.76270672</text:p>
              </table:table-cell>
              <table:table-cell office:value-type="float" office:value="0.0241273827849">
                <text:p>0.0241273827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9.06724134">
                <text:p>1819.06724134</text:p>
              </table:table-cell>
              <table:table-cell office:value-type="float" office:value="0.0240381905813">
                <text:p>0.02403819058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9.737447">
                <text:p>1819.737447</text:p>
              </table:table-cell>
              <table:table-cell office:value-type="float" office:value="0.0241806496546">
                <text:p>0.02418064965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38064249">
                <text:p>1820.38064249</text:p>
              </table:table-cell>
              <table:table-cell office:value-type="float" office:value="0.0244064792699">
                <text:p>0.02440647926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0.683004">
                <text:p>1820.683004</text:p>
              </table:table-cell>
              <table:table-cell office:value-type="float" office:value="0.0245253795603">
                <text:p>0.02452537956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0.94729328">
                <text:p>1820.94729328</text:p>
              </table:table-cell>
              <table:table-cell office:value-type="float" office:value="0.0244498728856">
                <text:p>0.02444987288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21.43580929">
                <text:p>1821.43580929</text:p>
              </table:table-cell>
              <table:table-cell office:value-type="float" office:value="0.0245340831832">
                <text:p>0.02453408318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22.08758115">
                <text:p>1822.08758115</text:p>
              </table:table-cell>
              <table:table-cell office:value-type="float" office:value="0.0246560928453">
                <text:p>0.02465609284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2.73293668">
                <text:p>1822.73293668</text:p>
              </table:table-cell>
              <table:table-cell office:value-type="float" office:value="0.0248861819252">
                <text:p>0.02488618192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3.090684">
                <text:p>1823.090684</text:p>
              </table:table-cell>
              <table:table-cell office:value-type="float" office:value="0.0250038000068">
                <text:p>0.02500380000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3.36319094">
                <text:p>1823.36319094</text:p>
              </table:table-cell>
              <table:table-cell office:value-type="float" office:value="0.024974776488">
                <text:p>0.0249747764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23.95315992">
                <text:p>1823.95315992</text:p>
              </table:table-cell>
              <table:table-cell office:value-type="float" office:value="0.0250126423295">
                <text:p>0.02501264232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24.52742246">
                <text:p>1824.52742246</text:p>
              </table:table-cell>
              <table:table-cell office:value-type="float" office:value="0.0252709420931">
                <text:p>0.02527094209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24.94030086">
                <text:p>1824.94030086</text:p>
              </table:table-cell>
              <table:table-cell office:value-type="float" office:value="0.0252939326804">
                <text:p>0.02529393268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25.61148738">
                <text:p>1825.61148738</text:p>
              </table:table-cell>
              <table:table-cell office:value-type="float" office:value="0.0254056352667">
                <text:p>0.0254056352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26.72026354">
                <text:p>1826.72026354</text:p>
              </table:table-cell>
              <table:table-cell office:value-type="float" office:value="0.0256650157952">
                <text:p>0.0256650157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27.58232165">
                <text:p>1827.58232165</text:p>
              </table:table-cell>
              <table:table-cell office:value-type="float" office:value="0.0261859823934">
                <text:p>0.02618598239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27.84761651">
                <text:p>1827.84761651</text:p>
              </table:table-cell>
              <table:table-cell office:value-type="float" office:value="0.0262212743355">
                <text:p>0.0262212743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29.38151141">
                <text:p>1829.38151141</text:p>
              </table:table-cell>
              <table:table-cell office:value-type="float" office:value="0.0261793453078">
                <text:p>0.0261793453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30.990873">
                <text:p>1830.990873</text:p>
              </table:table-cell>
              <table:table-cell office:value-type="float" office:value="0.0274317052805">
                <text:p>0.0274317052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32.36321588">
                <text:p>1832.36321588</text:p>
              </table:table-cell>
              <table:table-cell office:value-type="float" office:value="0.0274647424155">
                <text:p>0.02746474241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33.67689636">
                <text:p>1833.67689636</text:p>
              </table:table-cell>
              <table:table-cell office:value-type="float" office:value="0.0285300077512">
                <text:p>0.02853000775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33.96362396">
                <text:p>1833.96362396</text:p>
              </table:table-cell>
              <table:table-cell office:value-type="float" office:value="0.0285009749822">
                <text:p>0.02850097498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34.23829507">
                <text:p>1834.23829507</text:p>
              </table:table-cell>
              <table:table-cell office:value-type="float" office:value="0.0285364783009">
                <text:p>0.02853647830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35.22647551">
                <text:p>1835.22647551</text:p>
              </table:table-cell>
              <table:table-cell office:value-type="float" office:value="0.0284933070875">
                <text:p>0.0284933070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36.27924427">
                <text:p>1836.27924427</text:p>
              </table:table-cell>
              <table:table-cell office:value-type="float" office:value="0.0292615103597">
                <text:p>0.02926151035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37.05917716">
                <text:p>1837.05917716</text:p>
              </table:table-cell>
              <table:table-cell office:value-type="float" office:value="0.029284742812">
                <text:p>0.0292847428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37.689626">
                <text:p>1837.689626</text:p>
              </table:table-cell>
              <table:table-cell office:value-type="float" office:value="0.0297700703116">
                <text:p>0.02977007031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37.7559855">
                <text:p>1837.7559855</text:p>
              </table:table-cell>
              <table:table-cell office:value-type="float" office:value="0.0296448980052">
                <text:p>0.02964489800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38.05046245">
                <text:p>1838.05046245</text:p>
              </table:table-cell>
              <table:table-cell office:value-type="float" office:value="0.029542306816">
                <text:p>0.0295423068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38.35406756">
                <text:p>1838.35406756</text:p>
              </table:table-cell>
              <table:table-cell office:value-type="float" office:value="0.0296488976928">
                <text:p>0.02964889769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38.54944968">
                <text:p>1838.54944968</text:p>
              </table:table-cell>
              <table:table-cell office:value-type="float" office:value="0.0295512027934">
                <text:p>0.02955120279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38.71067107">
                <text:p>1838.71067107</text:p>
              </table:table-cell>
              <table:table-cell office:value-type="float" office:value="0.0295469340239">
                <text:p>0.02954693402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39.21239698">
                <text:p>1839.21239698</text:p>
              </table:table-cell>
              <table:table-cell office:value-type="float" office:value="0.0294094812948">
                <text:p>0.02940948129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39.99758006">
                <text:p>1839.99758006</text:p>
              </table:table-cell>
              <table:table-cell office:value-type="float" office:value="0.0297524402565">
                <text:p>0.02975244025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40.38798697">
                <text:p>1840.38798697</text:p>
              </table:table-cell>
              <table:table-cell office:value-type="float" office:value="0.0299196549813">
                <text:p>0.02991965498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40.81892974">
                <text:p>1840.81892974</text:p>
              </table:table-cell>
              <table:table-cell office:value-type="float" office:value="0.0298444870488">
                <text:p>0.02984448704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41.50052665">
                <text:p>1841.50052665</text:p>
              </table:table-cell>
              <table:table-cell office:value-type="float" office:value="0.0300548549621">
                <text:p>0.03005485496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41.90942463">
                <text:p>1841.90942463</text:p>
              </table:table-cell>
              <table:table-cell office:value-type="float" office:value="0.0302482558684">
                <text:p>0.03024825586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42.25999371">
                <text:p>1842.25999371</text:p>
              </table:table-cell>
              <table:table-cell office:value-type="float" office:value="0.0301616993442">
                <text:p>0.03016169934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42.62618343">
                <text:p>1842.62618343</text:p>
              </table:table-cell>
              <table:table-cell office:value-type="float" office:value="0.0302908914109">
                <text:p>0.03029089141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42.78907062">
                <text:p>1842.78907062</text:p>
              </table:table-cell>
              <table:table-cell office:value-type="float" office:value="0.0302191011274">
                <text:p>0.0302191011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43.18142859">
                <text:p>1843.18142859</text:p>
              </table:table-cell>
              <table:table-cell office:value-type="float" office:value="0.0301272125574">
                <text:p>0.03012721255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43.53421999">
                <text:p>1843.53421999</text:p>
              </table:table-cell>
              <table:table-cell office:value-type="float" office:value="0.0302988273041">
                <text:p>0.03029882730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43.75853561">
                <text:p>1843.75853561</text:p>
              </table:table-cell>
              <table:table-cell office:value-type="float" office:value="0.0301657629499">
                <text:p>0.03016576294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44.02316234">
                <text:p>1844.02316234</text:p>
              </table:table-cell>
              <table:table-cell office:value-type="float" office:value="0.0302030417744">
                <text:p>0.03020304177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44.16610774">
                <text:p>1844.16610774</text:p>
              </table:table-cell>
              <table:table-cell office:value-type="float" office:value="0.0301038335613">
                <text:p>0.03010383356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44.49909331">
                <text:p>1844.49909331</text:p>
              </table:table-cell>
              <table:table-cell office:value-type="float" office:value="0.0300092230029">
                <text:p>0.03000922300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44.84072462">
                <text:p>1844.84072462</text:p>
              </table:table-cell>
              <table:table-cell office:value-type="float" office:value="0.0301119432005">
                <text:p>0.0301119432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45.19092976">
                <text:p>1845.19092976</text:p>
              </table:table-cell>
              <table:table-cell office:value-type="float" office:value="0.0300241194792">
                <text:p>0.03002411947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45.90249764">
                <text:p>1845.90249764</text:p>
              </table:table-cell>
              <table:table-cell office:value-type="float" office:value="0.0301354388514">
                <text:p>0.03013543885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46.50232873">
                <text:p>1846.50232873</text:p>
              </table:table-cell>
              <table:table-cell office:value-type="float" office:value="0.0304315934258">
                <text:p>0.03043159342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6.84100141">
                <text:p>1846.84100141</text:p>
              </table:table-cell>
              <table:table-cell office:value-type="float" office:value="0.030420052767">
                <text:p>0.0304200527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47.02783762">
                <text:p>1847.02783762</text:p>
              </table:table-cell>
              <table:table-cell office:value-type="float" office:value="0.0304114322198">
                <text:p>0.03041143221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47.23786303">
                <text:p>1847.23786303</text:p>
              </table:table-cell>
              <table:table-cell office:value-type="float" office:value="0.0302590132305">
                <text:p>0.03025901323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47.95444321">
                <text:p>1847.95444321</text:p>
              </table:table-cell>
              <table:table-cell office:value-type="float" office:value="0.0302949678038">
                <text:p>0.03029496780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48.62584707">
                <text:p>1848.62584707</text:p>
              </table:table-cell>
              <table:table-cell office:value-type="float" office:value="0.0306607636292">
                <text:p>0.03066076362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49.1280868">
                <text:p>1849.1280868</text:p>
              </table:table-cell>
              <table:table-cell office:value-type="float" office:value="0.0306466532673">
                <text:p>0.03064665326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49.76271795">
                <text:p>1849.76271795</text:p>
              </table:table-cell>
              <table:table-cell office:value-type="float" office:value="0.0308283073799">
                <text:p>0.03082830737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50.29270898">
                <text:p>1850.29270898</text:p>
              </table:table-cell>
              <table:table-cell office:value-type="float" office:value="0.0309562406594">
                <text:p>0.03095624065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51.28611745">
                <text:p>1851.28611745</text:p>
              </table:table-cell>
              <table:table-cell office:value-type="float" office:value="0.0310229360993">
                <text:p>0.03102293609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52.21469718">
                <text:p>1852.21469718</text:p>
              </table:table-cell>
              <table:table-cell office:value-type="float" office:value="0.0316585015566">
                <text:p>0.03165850155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52.88066891">
                <text:p>1852.88066891</text:p>
              </table:table-cell>
              <table:table-cell office:value-type="float" office:value="0.0316526365105">
                <text:p>0.0316526365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53.48148219">
                <text:p>1853.48148219</text:p>
              </table:table-cell>
              <table:table-cell office:value-type="float" office:value="0.0320012283424">
                <text:p>0.03200122834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53.68295663">
                <text:p>1853.68295663</text:p>
              </table:table-cell>
              <table:table-cell office:value-type="float" office:value="0.0319209457">
                <text:p>0.03192094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53.9328814">
                <text:p>1853.9328814</text:p>
              </table:table-cell>
              <table:table-cell office:value-type="float" office:value="0.0318179079132">
                <text:p>0.03181790791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54.39903629">
                <text:p>1854.39903629</text:p>
              </table:table-cell>
              <table:table-cell office:value-type="float" office:value="0.0317890425834">
                <text:p>0.0317890425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54.98308257">
                <text:p>1854.98308257</text:p>
              </table:table-cell>
              <table:table-cell office:value-type="float" office:value="0.0319272862566">
                <text:p>0.03192728625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55.35883191">
                <text:p>1855.35883191</text:p>
              </table:table-cell>
              <table:table-cell office:value-type="float" office:value="0.0320274881179">
                <text:p>0.03202748811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56.02009074">
                <text:p>1856.02009074</text:p>
              </table:table-cell>
              <table:table-cell office:value-type="float" office:value="0.0319294309614">
                <text:p>0.03192943096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56.87491774">
                <text:p>1856.87491774</text:p>
              </table:table-cell>
              <table:table-cell office:value-type="float" office:value="0.0323467403786">
                <text:p>0.03234674037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57.26277327">
                <text:p>1857.26277327</text:p>
              </table:table-cell>
              <table:table-cell office:value-type="float" office:value="0.0324641838388">
                <text:p>0.03246418383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57.86576848">
                <text:p>1857.86576848</text:p>
              </table:table-cell>
              <table:table-cell office:value-type="float" office:value="0.0323521480086">
                <text:p>0.0323521480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58.48396668">
                <text:p>1858.48396668</text:p>
              </table:table-cell>
              <table:table-cell office:value-type="float" office:value="0.0327105528477">
                <text:p>0.03271055284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58.67825771">
                <text:p>1858.67825771</text:p>
              </table:table-cell>
              <table:table-cell office:value-type="float" office:value="0.0326160452382">
                <text:p>0.03261604523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58.8813472">
                <text:p>1858.8813472</text:p>
              </table:table-cell>
              <table:table-cell office:value-type="float" office:value="0.032488236966">
                <text:p>0.0324882369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59.01754971">
                <text:p>1859.01754971</text:p>
              </table:table-cell>
              <table:table-cell office:value-type="float" office:value="0.0323901565654">
                <text:p>0.03239015656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59.17240265">
                <text:p>1859.17240265</text:p>
              </table:table-cell>
              <table:table-cell office:value-type="float" office:value="0.0321956991496">
                <text:p>0.03219569914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59.37031928">
                <text:p>1859.37031928</text:p>
              </table:table-cell>
              <table:table-cell office:value-type="float" office:value="0.0321217282358">
                <text:p>0.03212172823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59.49228245">
                <text:p>1859.49228245</text:p>
              </table:table-cell>
              <table:table-cell office:value-type="float" office:value="0.0319699887566">
                <text:p>0.03196998875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59.55673352">
                <text:p>1859.55673352</text:p>
              </table:table-cell>
              <table:table-cell office:value-type="float" office:value="0.0317496982418">
                <text:p>0.03174969824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59.98714102">
                <text:p>1859.98714102</text:p>
              </table:table-cell>
              <table:table-cell office:value-type="float" office:value="0.0315878553">
                <text:p>0.03158785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60.75771908">
                <text:p>1860.75771908</text:p>
              </table:table-cell>
              <table:table-cell office:value-type="float" office:value="0.0318301296261">
                <text:p>0.03183012962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61.26509968">
                <text:p>1861.26509968</text:p>
              </table:table-cell>
              <table:table-cell office:value-type="float" office:value="0.0319817847005">
                <text:p>0.03198178470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61.45820879">
                <text:p>1861.45820879</text:p>
              </table:table-cell>
              <table:table-cell office:value-type="float" office:value="0.0319319229239">
                <text:p>0.03193192292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61.59548831">
                <text:p>1861.59548831</text:p>
              </table:table-cell>
              <table:table-cell office:value-type="float" office:value="0.0317312280051">
                <text:p>0.03173122800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62.06718118">
                <text:p>1862.06718118</text:p>
              </table:table-cell>
              <table:table-cell office:value-type="float" office:value="0.0316139151124">
                <text:p>0.03161391511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63.09927199">
                <text:p>1863.09927199</text:p>
              </table:table-cell>
              <table:table-cell office:value-type="float" office:value="0.0317793787043">
                <text:p>0.03177937870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63.82707829">
                <text:p>1863.82707829</text:p>
              </table:table-cell>
              <table:table-cell office:value-type="float" office:value="0.0322796790321">
                <text:p>0.03227967903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64.59721024">
                <text:p>1864.59721024</text:p>
              </table:table-cell>
              <table:table-cell office:value-type="float" office:value="0.0321050264412">
                <text:p>0.03210502644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65.31300378">
                <text:p>1865.31300378</text:p>
              </table:table-cell>
              <table:table-cell office:value-type="float" office:value="0.0326035868324">
                <text:p>0.03260358683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65.34381767">
                <text:p>1865.34381767</text:p>
              </table:table-cell>
              <table:table-cell office:value-type="float" office:value="0.0324098489907">
                <text:p>0.03240984899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65.75239115">
                <text:p>1865.75239115</text:p>
              </table:table-cell>
              <table:table-cell office:value-type="float" office:value="0.0321895630905">
                <text:p>0.03218956309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66.18574045">
                <text:p>1866.18574045</text:p>
              </table:table-cell>
              <table:table-cell office:value-type="float" office:value="0.0323639708816">
                <text:p>0.03236397088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66.65903782">
                <text:p>1866.65903782</text:p>
              </table:table-cell>
              <table:table-cell office:value-type="float" office:value="0.0321680099794">
                <text:p>0.03216800997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67.32684341">
                <text:p>1867.32684341</text:p>
              </table:table-cell>
              <table:table-cell office:value-type="float" office:value="0.0323856647065">
                <text:p>0.03238566470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67.60813116">
                <text:p>1867.60813116</text:p>
              </table:table-cell>
              <table:table-cell office:value-type="float" office:value="0.0324009825291">
                <text:p>0.0324009825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67.77031564">
                <text:p>1867.77031564</text:p>
              </table:table-cell>
              <table:table-cell office:value-type="float" office:value="0.0321797556467">
                <text:p>0.03217975564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67.98113176">
                <text:p>1867.98113176</text:p>
              </table:table-cell>
              <table:table-cell office:value-type="float" office:value="0.0320602553196">
                <text:p>0.03206025531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68.20263857">
                <text:p>1868.20263857</text:p>
              </table:table-cell>
              <table:table-cell office:value-type="float" office:value="0.0318934879007">
                <text:p>0.03189348790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68.37239915">
                <text:p>1868.37239915</text:p>
              </table:table-cell>
              <table:table-cell office:value-type="float" office:value="0.031779790681">
                <text:p>0.0317797906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68.7258756">
                <text:p>1868.7258756</text:p>
              </table:table-cell>
              <table:table-cell office:value-type="float" office:value="0.031554431733">
                <text:p>0.0315544317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69.41301835">
                <text:p>1869.41301835</text:p>
              </table:table-cell>
              <table:table-cell office:value-type="float" office:value="0.0316383478248">
                <text:p>0.03163834782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70.0910689">
                <text:p>1870.0910689</text:p>
              </table:table-cell>
              <table:table-cell office:value-type="float" office:value="0.0317708875899">
                <text:p>0.03177088758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70.47960852">
                <text:p>1870.47960852</text:p>
              </table:table-cell>
              <table:table-cell office:value-type="float" office:value="0.0318406036067">
                <text:p>0.03184060360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70.60503176">
                <text:p>1870.60503176</text:p>
              </table:table-cell>
              <table:table-cell office:value-type="float" office:value="0.0316559335553">
                <text:p>0.03165593355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70.74223784">
                <text:p>1870.74223784</text:p>
              </table:table-cell>
              <table:table-cell office:value-type="float" office:value="0.0314315804167">
                <text:p>0.03143158041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70.90021283">
                <text:p>1870.90021283</text:p>
              </table:table-cell>
              <table:table-cell office:value-type="float" office:value="0.0312547847837">
                <text:p>0.03125478478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70.97013893">
                <text:p>1870.97013893</text:p>
              </table:table-cell>
              <table:table-cell office:value-type="float" office:value="0.0310145418513">
                <text:p>0.03101454185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71.167583">
                <text:p>1871.167583</text:p>
              </table:table-cell>
              <table:table-cell office:value-type="float" office:value="0.0307808844561">
                <text:p>0.03078088445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71.75532361">
                <text:p>1871.75532361</text:p>
              </table:table-cell>
              <table:table-cell office:value-type="float" office:value="0.0307099552583">
                <text:p>0.03070995525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72.15667367">
                <text:p>1872.15667367</text:p>
              </table:table-cell>
              <table:table-cell office:value-type="float" office:value="0.0308603926376">
                <text:p>0.03086039263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72.36795816">
                <text:p>1872.36795816</text:p>
              </table:table-cell>
              <table:table-cell office:value-type="float" office:value="0.0305761708686">
                <text:p>0.03057617086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72.84597994">
                <text:p>1872.84597994</text:p>
              </table:table-cell>
              <table:table-cell office:value-type="float" office:value="0.0305054139276">
                <text:p>0.03050541392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73.99645579">
                <text:p>1873.99645579</text:p>
              </table:table-cell>
              <table:table-cell office:value-type="float" office:value="0.0305109173975">
                <text:p>0.03051091739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75.55797585">
                <text:p>1875.55797585</text:p>
              </table:table-cell>
              <table:table-cell office:value-type="float" office:value="0.031144946181">
                <text:p>0.0311449461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76.9507995">
                <text:p>1876.9507995</text:p>
              </table:table-cell>
              <table:table-cell office:value-type="float" office:value="0.0315839809208">
                <text:p>0.03158398092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77.7357807">
                <text:p>1877.7357807</text:p>
              </table:table-cell>
              <table:table-cell office:value-type="float" office:value="0.0320476362669">
                <text:p>0.03204763626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78.63511482">
                <text:p>1878.63511482</text:p>
              </table:table-cell>
              <table:table-cell office:value-type="float" office:value="0.0318239872282">
                <text:p>0.03182398722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79.50746012">
                <text:p>1879.50746012</text:p>
              </table:table-cell>
              <table:table-cell office:value-type="float" office:value="0.0324092953539">
                <text:p>0.03240929535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79.73408712">
                <text:p>1879.73408712</text:p>
              </table:table-cell>
              <table:table-cell office:value-type="float" office:value="0.0321470483704">
                <text:p>0.03214704837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79.98273662">
                <text:p>1879.98273662</text:p>
              </table:table-cell>
              <table:table-cell office:value-type="float" office:value="0.0320178999493">
                <text:p>0.03201789994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80.12127701">
                <text:p>1880.12127701</text:p>
              </table:table-cell>
              <table:table-cell office:value-type="float" office:value="0.0317805142577">
                <text:p>0.03178051425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80.29069442">
                <text:p>1880.29069442</text:p>
              </table:table-cell>
              <table:table-cell office:value-type="float" office:value="0.0315250683913">
                <text:p>0.03152506839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80.69115085">
                <text:p>1880.69115085</text:p>
              </table:table-cell>
              <table:table-cell office:value-type="float" office:value="0.0313170325679">
                <text:p>0.03131703256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81.20564585">
                <text:p>1881.20564585</text:p>
              </table:table-cell>
              <table:table-cell office:value-type="float" office:value="0.0313068626859">
                <text:p>0.03130686268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81.42825458">
                <text:p>1881.42825458</text:p>
              </table:table-cell>
              <table:table-cell office:value-type="float" office:value="0.0312762410309">
                <text:p>0.03127624103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81.47968072">
                <text:p>1881.47968072</text:p>
              </table:table-cell>
              <table:table-cell office:value-type="float" office:value="0.0308823978095">
                <text:p>0.03088239780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81.79115731">
                <text:p>1881.79115731</text:p>
              </table:table-cell>
              <table:table-cell office:value-type="float" office:value="0.0306089360695">
                <text:p>0.03060893606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82.10125984">
                <text:p>1882.10125984</text:p>
              </table:table-cell>
              <table:table-cell office:value-type="float" office:value="0.0305475901354">
                <text:p>0.03054759013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82.43077185">
                <text:p>1882.43077185</text:p>
              </table:table-cell>
              <table:table-cell office:value-type="float" office:value="0.0302674412443">
                <text:p>0.03026744124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82.75909664">
                <text:p>1882.75909664</text:p>
              </table:table-cell>
              <table:table-cell office:value-type="float" office:value="0.0302278724295">
                <text:p>0.03022787242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83.44656431">
                <text:p>1883.44656431</text:p>
              </table:table-cell>
              <table:table-cell office:value-type="float" office:value="0.0299336564956">
                <text:p>0.02993365649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84.28045996">
                <text:p>1884.28045996</text:p>
              </table:table-cell>
              <table:table-cell office:value-type="float" office:value="0.0302496964518">
                <text:p>0.03024969645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84.80778111">
                <text:p>1884.80778111</text:p>
              </table:table-cell>
              <table:table-cell office:value-type="float" office:value="0.0301003669669">
                <text:p>0.03010036696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85.52805757">
                <text:p>1885.52805757</text:p>
              </table:table-cell>
              <table:table-cell office:value-type="float" office:value="0.0300940646256">
                <text:p>0.03009406462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86.49683082">
                <text:p>1886.49683082</text:p>
              </table:table-cell>
              <table:table-cell office:value-type="float" office:value="0.030133696087">
                <text:p>0.0301336960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87.14693637">
                <text:p>1887.14693637</text:p>
              </table:table-cell>
              <table:table-cell office:value-type="float" office:value="0.0303752481079">
                <text:p>0.0303752481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87.26268755">
                <text:p>1887.26268755</text:p>
              </table:table-cell>
              <table:table-cell office:value-type="float" office:value="0.0300771045376">
                <text:p>0.03007710453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87.58552241">
                <text:p>1887.58552241</text:p>
              </table:table-cell>
              <table:table-cell office:value-type="float" office:value="0.0297655355173">
                <text:p>0.02976553551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88.04219222">
                <text:p>1888.04219222</text:p>
              </table:table-cell>
              <table:table-cell office:value-type="float" office:value="0.0296755994196">
                <text:p>0.02967559941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88.75394906">
                <text:p>1888.75394906</text:p>
              </table:table-cell>
              <table:table-cell office:value-type="float" office:value="0.0294910113477">
                <text:p>0.02949101134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89.31863242">
                <text:p>1889.31863242</text:p>
              </table:table-cell>
              <table:table-cell office:value-type="float" office:value="0.0296469791575">
                <text:p>0.02964697915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89.73260931">
                <text:p>1889.73260931</text:p>
              </table:table-cell>
              <table:table-cell office:value-type="float" office:value="0.0293070200414">
                <text:p>0.02930702004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90.12198094">
                <text:p>1890.12198094</text:p>
              </table:table-cell>
              <table:table-cell office:value-type="float" office:value="0.0293039366407">
                <text:p>0.02930393664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90.71491249">
                <text:p>1890.71491249</text:p>
              </table:table-cell>
              <table:table-cell office:value-type="float" office:value="0.028931576896">
                <text:p>0.0289315768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91.36520608">
                <text:p>1891.36520608</text:p>
              </table:table-cell>
              <table:table-cell office:value-type="float" office:value="0.0291142093182">
                <text:p>0.02911420931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91.47494016">
                <text:p>1891.47494016</text:p>
              </table:table-cell>
              <table:table-cell office:value-type="float" office:value="0.0287931518782">
                <text:p>0.02879315187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91.51933817">
                <text:p>1891.51933817</text:p>
              </table:table-cell>
              <table:table-cell office:value-type="float" office:value="0.0284908431449">
                <text:p>0.02849084314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92.397894">
                <text:p>1892.397894</text:p>
              </table:table-cell>
              <table:table-cell office:value-type="float" office:value="0.0280569731922">
                <text:p>0.02805697319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3.37253227">
                <text:p>1893.37253227</text:p>
              </table:table-cell>
              <table:table-cell office:value-type="float" office:value="0.0284942227047">
                <text:p>0.02849422270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3.54381376">
                <text:p>1893.54381376</text:p>
              </table:table-cell>
              <table:table-cell office:value-type="float" office:value="0.0281835019677">
                <text:p>0.02818350196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93.70796243">
                <text:p>1893.70796243</text:p>
              </table:table-cell>
              <table:table-cell office:value-type="float" office:value="0.0278487785542">
                <text:p>0.02784877855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93.89579579">
                <text:p>1893.89579579</text:p>
              </table:table-cell>
              <table:table-cell office:value-type="float" office:value="0.0275330270113">
                <text:p>0.02753302701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94.07422354">
                <text:p>1894.07422354</text:p>
              </table:table-cell>
              <table:table-cell office:value-type="float" office:value="0.0272121949722">
                <text:p>0.02721219497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94.20947439">
                <text:p>1894.20947439</text:p>
              </table:table-cell>
              <table:table-cell office:value-type="float" office:value="0.0268794257122">
                <text:p>0.02687942571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94.59075423">
                <text:p>1894.59075423</text:p>
              </table:table-cell>
              <table:table-cell office:value-type="float" office:value="0.0265205182678">
                <text:p>0.02652051826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95.50528206">
                <text:p>1895.50528206</text:p>
              </table:table-cell>
              <table:table-cell office:value-type="float" office:value="0.0264026482004">
                <text:p>0.02640264820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96.13885259">
                <text:p>1896.13885259</text:p>
              </table:table-cell>
              <table:table-cell office:value-type="float" office:value="0.0265024510865">
                <text:p>0.02650245108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96.21181474">
                <text:p>1896.21181474</text:p>
              </table:table-cell>
              <table:table-cell office:value-type="float" office:value="0.0261267470149">
                <text:p>0.0261267470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96.27142741">
                <text:p>1896.27142741</text:p>
              </table:table-cell>
              <table:table-cell office:value-type="float" office:value="0.0257276849548">
                <text:p>0.0257276849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97.22524068">
                <text:p>1897.22524068</text:p>
              </table:table-cell>
              <table:table-cell office:value-type="float" office:value="0.0253333415673">
                <text:p>0.02533334156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98.14695951">
                <text:p>1898.14695951</text:p>
              </table:table-cell>
              <table:table-cell office:value-type="float" office:value="0.0256745572662">
                <text:p>0.02567455726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98.3548285">
                <text:p>1898.3548285</text:p>
              </table:table-cell>
              <table:table-cell office:value-type="float" office:value="0.0252544341006">
                <text:p>0.02525443410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98.65021265">
                <text:p>1898.65021265</text:p>
              </table:table-cell>
              <table:table-cell office:value-type="float" office:value="0.0249880090335">
                <text:p>0.02498800903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98.75174609">
                <text:p>1898.75174609</text:p>
              </table:table-cell>
              <table:table-cell office:value-type="float" office:value="0.0246408594737">
                <text:p>0.02464085947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98.92681096">
                <text:p>1898.92681096</text:p>
              </table:table-cell>
              <table:table-cell office:value-type="float" office:value="0.0241942108927">
                <text:p>0.02419421089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99.16456041">
                <text:p>1899.16456041</text:p>
              </table:table-cell>
              <table:table-cell office:value-type="float" office:value="0.0238885758575">
                <text:p>0.02388857585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99.43952372">
                <text:p>1899.43952372</text:p>
              </table:table-cell>
              <table:table-cell office:value-type="float" office:value="0.0234986091077">
                <text:p>0.02349860910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99.81286672">
                <text:p>1899.81286672</text:p>
              </table:table-cell>
              <table:table-cell office:value-type="float" office:value="0.023212417375">
                <text:p>0.023212417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00.22586038">
                <text:p>1900.22586038</text:p>
              </table:table-cell>
              <table:table-cell office:value-type="float" office:value="0.0228964638292">
                <text:p>0.02289646382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00.63193015">
                <text:p>1900.63193015</text:p>
              </table:table-cell>
              <table:table-cell office:value-type="float" office:value="0.0226306270798">
                <text:p>0.02263062707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00.85013028">
                <text:p>1900.85013028</text:p>
              </table:table-cell>
              <table:table-cell office:value-type="float" office:value="0.0222957216192">
                <text:p>0.02229572161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01.19463845">
                <text:p>1901.19463845</text:p>
              </table:table-cell>
              <table:table-cell office:value-type="float" office:value="0.0218813835014">
                <text:p>0.02188138350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01.59751694">
                <text:p>1901.59751694</text:p>
              </table:table-cell>
              <table:table-cell office:value-type="float" office:value="0.0216371887745">
                <text:p>0.02163718877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02.09214597">
                <text:p>1902.09214597</text:p>
              </table:table-cell>
              <table:table-cell office:value-type="float" office:value="0.0212531604191">
                <text:p>0.02125316041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02.50773882">
                <text:p>1902.50773882</text:p>
              </table:table-cell>
              <table:table-cell office:value-type="float" office:value="0.0210502601956">
                <text:p>0.02105026019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03.03190713">
                <text:p>1903.03190713</text:p>
              </table:table-cell>
              <table:table-cell office:value-type="float" office:value="0.0206121550259">
                <text:p>0.02061215502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03.66928835">
                <text:p>1903.66928835</text:p>
              </table:table-cell>
              <table:table-cell office:value-type="float" office:value="0.0204761472259">
                <text:p>0.02047614722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04.16938785">
                <text:p>1904.16938785</text:p>
              </table:table-cell>
              <table:table-cell office:value-type="float" office:value="0.0200952578744">
                <text:p>0.0200952578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05.16026411">
                <text:p>1905.16026411</text:p>
              </table:table-cell>
              <table:table-cell office:value-type="float" office:value="0.0198496025617">
                <text:p>0.01984960256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05.80459398">
                <text:p>1905.80459398</text:p>
              </table:table-cell>
              <table:table-cell office:value-type="float" office:value="0.0197809024882">
                <text:p>0.01978090248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06.35428944">
                <text:p>1906.35428944</text:p>
              </table:table-cell>
              <table:table-cell office:value-type="float" office:value="0.0192879983235">
                <text:p>0.01928799832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07.09550187">
                <text:p>1907.09550187</text:p>
              </table:table-cell>
              <table:table-cell office:value-type="float" office:value="0.0191340913025">
                <text:p>0.01913409130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07.71934187">
                <text:p>1907.71934187</text:p>
              </table:table-cell>
              <table:table-cell office:value-type="float" office:value="0.0187538641566">
                <text:p>0.01875386415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08.62106354">
                <text:p>1908.62106354</text:p>
              </table:table-cell>
              <table:table-cell office:value-type="float" office:value="0.018504822084">
                <text:p>0.0185048220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09.1615075">
                <text:p>1909.1615075</text:p>
              </table:table-cell>
              <table:table-cell office:value-type="float" office:value="0.018278244942">
                <text:p>0.0182782449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09.64762737">
                <text:p>1909.64762737</text:p>
              </table:table-cell>
              <table:table-cell office:value-type="float" office:value="0.0177906193004">
                <text:p>0.01779061930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11.6158416">
                <text:p>1911.6158416</text:p>
              </table:table-cell>
              <table:table-cell office:value-type="float" office:value="0.0175105143676">
                <text:p>0.01751051436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14.14229735">
                <text:p>1914.14229735</text:p>
              </table:table-cell>
              <table:table-cell office:value-type="float" office:value="0.0178657614547">
                <text:p>0.01786576145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15.24021549">
                <text:p>1915.24021549</text:p>
              </table:table-cell>
              <table:table-cell office:value-type="float" office:value="0.0178758168755">
                <text:p>0.01787581687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16.17672399">
                <text:p>1916.17672399</text:p>
              </table:table-cell>
              <table:table-cell office:value-type="float" office:value="0.0173633914641">
                <text:p>0.01736339146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17.18368992">
                <text:p>1917.18368992</text:p>
              </table:table-cell>
              <table:table-cell office:value-type="float" office:value="0.0172428607456">
                <text:p>0.01724286074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17.86808909">
                <text:p>1917.86808909</text:p>
              </table:table-cell>
              <table:table-cell office:value-type="float" office:value="0.0167490278613">
                <text:p>0.01674902786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19.72544492">
                <text:p>1919.72544492</text:p>
              </table:table-cell>
              <table:table-cell office:value-type="float" office:value="0.0164160933972">
                <text:p>0.01641609339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21.27512098">
                <text:p>1921.27512098</text:p>
              </table:table-cell>
              <table:table-cell office:value-type="float" office:value="0.0165258990435">
                <text:p>0.01652589904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21.6428472">
                <text:p>1921.6428472</text:p>
              </table:table-cell>
              <table:table-cell office:value-type="float" office:value="0.0159876118044">
                <text:p>0.01598761180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21.93941151">
                <text:p>1921.93941151</text:p>
              </table:table-cell>
              <table:table-cell office:value-type="float" office:value="0.0154389846565">
                <text:p>0.01543898465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22.14373633">
                <text:p>1922.14373633</text:p>
              </table:table-cell>
              <table:table-cell office:value-type="float" office:value="0.0148511917779">
                <text:p>0.01485119177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22.56986194">
                <text:p>1922.56986194</text:p>
              </table:table-cell>
              <table:table-cell office:value-type="float" office:value="0.0142470006305">
                <text:p>0.01424700063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23.04674461">
                <text:p>1923.04674461</text:p>
              </table:table-cell>
              <table:table-cell office:value-type="float" office:value="0.0137492208135">
                <text:p>0.0137492208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24.125456">
                <text:p>1924.125456</text:p>
              </table:table-cell>
              <table:table-cell office:value-type="float" office:value="0.0131536098033">
                <text:p>0.01315360980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25.33929455">
                <text:p>1925.33929455</text:p>
              </table:table-cell>
              <table:table-cell office:value-type="float" office:value="0.0128830251475">
                <text:p>0.01288302514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26.23538279">
                <text:p>1926.23538279</text:p>
              </table:table-cell>
              <table:table-cell office:value-type="float" office:value="0.0123142116826">
                <text:p>0.01231421168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7.03764859">
                <text:p>1927.03764859</text:p>
              </table:table-cell>
              <table:table-cell office:value-type="float" office:value="0.0118687767406">
                <text:p>0.01186877674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9.28779183">
                <text:p>1929.28779183</text:p>
              </table:table-cell>
              <table:table-cell office:value-type="float" office:value="0.0112343052612">
                <text:p>0.01123430526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1.73115358">
                <text:p>1931.73115358</text:p>
              </table:table-cell>
              <table:table-cell office:value-type="float" office:value="0.0112608718666">
                <text:p>0.01126087186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2.21482301">
                <text:p>1932.21482301</text:p>
              </table:table-cell>
              <table:table-cell office:value-type="float" office:value="0.0106371165311">
                <text:p>0.01063711653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2.72721284">
                <text:p>1932.72721284</text:p>
              </table:table-cell>
              <table:table-cell office:value-type="float" office:value="0.00991349661695">
                <text:p>0.009913496616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33.46664253">
                <text:p>1933.46664253</text:p>
              </table:table-cell>
              <table:table-cell office:value-type="float" office:value="0.00926949802371">
                <text:p>0.009269498023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34.80239731">
                <text:p>1934.80239731</text:p>
              </table:table-cell>
              <table:table-cell office:value-type="float" office:value="0.00859024119929">
                <text:p>0.008590241199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35.86532675">
                <text:p>1935.86532675</text:p>
              </table:table-cell>
              <table:table-cell office:value-type="float" office:value="0.00806392388656">
                <text:p>0.008063923886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37.11541566">
                <text:p>1937.11541566</text:p>
              </table:table-cell>
              <table:table-cell office:value-type="float" office:value="0.00727236800065">
                <text:p>0.007272368000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39.11279807">
                <text:p>1939.11279807</text:p>
              </table:table-cell>
              <table:table-cell office:value-type="float" office:value="0.00671403633293">
                <text:p>0.006714036332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41.05610929">
                <text:p>1941.05610929</text:p>
              </table:table-cell>
              <table:table-cell office:value-type="float" office:value="0.00603002573444">
                <text:p>0.006030025734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42.67033882">
                <text:p>1942.67033882</text:p>
              </table:table-cell>
              <table:table-cell office:value-type="float" office:value="0.00535831480317">
                <text:p>0.005358314803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44.02617859">
                <text:p>1944.02617859</text:p>
              </table:table-cell>
              <table:table-cell office:value-type="float" office:value="0.00453460389619">
                <text:p>0.00453460389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